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Game Design Document<text:line-break/>## "Restposten Imperium" (Arbeitstitel)<text:line-break/><text:line-break/>---<text:line-break/><text:line-break/><text:span text:style-name="T3">#</text:span><text:span text:style-name="T2"> </text:span><text:span text:style-name="T3">KAPITEL 1: ÜBERSICHT &amp; KERNKONZEPT</text:span><text:line-break/><text:line-break/>**Version:** 1.0 <text:s/><text:line-break/>**Datum:** 15. Oktober 2025 <text:s/><text:line-break/>**Plattform:** Windows (PC) <text:s/><text:line-break/>**Genre:** Lebenssimulation / Wirtschaftssimulation / Überleben <text:s/><text:line-break/><text:line-break/>---<text:line-break/><text:line-break/>## 1.1 EXECUTIVE SUMMARY<text:line-break/><text:line-break/>**Restposten Imperium** ist eine innovative Wirtschafts- und Lebenssimulation, die den Spieler in die faszinierende Welt des Restposten- und Überproduktionshandels eintaucht. Als Hauptcharakter, ein Mann in den 30ern, der bisher ein monotones Büroleben führte, erbt der Spieler überraschend einen heruntergekommenen Restpostenladen von einem weit entfernten Onkel in der fiktiven Stadt Neustadt.<text:line-break/><text:line-break/>Das Spiel kombiniert wirtschaftliche Entscheidungen, soziale Interaktionen, Ressourcenmanagement und überlebenswichtige Aspekte zu einem einzigartigen Spielerlebnis, das sowohl im Single Player mit einer tiefen Story als auch im kompetitiven oder kooperativen Multiplayer gespielt werden kann.<text:line-break/><text:line-break/>---<text:line-break/><text:line-break/>## 1.2 VISION STATEMENT<text:line-break/><text:line-break/>**"Vom Büromenschen zum Restposten-Mogul"**<text:line-break/><text:line-break/>Wir erschaffen eine authentische und unterhaltsame Simulation des Restpostenhandels, die den Spieler ermächtigt, durch cleveres Einkaufen, geschicktes Verhandeln und strategisches Denken ein florierendes Geschäftsimperium aufzubauen. Das Spiel soll die Spannung zwischen wirtschaftlichem Erfolg und persönlichem Leben, zwischen Kooperation und Konkurrenz, sowie zwischen Risiko und Sicherheit erlebbar machen.<text:line-break/><text:line-break/>---<text:line-break/><text:line-break/>## 1.3 KERNKONZEPT<text:line-break/><text:line-break/>### Story-Prämisse<text:line-break/>Der Protagonist arbeitet seit Jahren in einem langweiligen Bürojob in einer Großstadt. Eines Tages erhält er einen mysteriösen Brief: Sein weit entfernter Onkel Hermann ist verstorben und hat ihm seinen Restposten-Laden in der mittelgroßen Stadt Neustadt vererbt. Der Protagonist beschließt, sein altes Leben hinter sich zu lassen und das Erbe anzutreten.<text:line-break/><text:line-break/>In Neustadt angekommen, findet er einen heruntergekommenen Laden vor, aber auch eine Gemeinschaft von skurrilen Charakteren - die alten Freunde seines Onkels - die ihm beim Wiederaufbau helfen. Der Spieler muss nun lernen, wie das Geschäft mit Restposten, <text:soft-page-break/>Überproduktionen und Sonderangeboten funktioniert.<text:line-break/><text:line-break/>### Spielmechanik-Kern<text:line-break/>Der Spieler kauft Überproduktionen und Restposten von verschiedenen Herstellern zu stark reduzierten Preisen ein und verkauft sie in seinem Laden mit Gewinn. Die Herausforderung liegt darin:<text:line-break/><text:line-break/>- **Einkauf:** Welche Restposten lohnen sich? Wann ist der beste Zeitpunkt?<text:line-break/>- **Lagerung:** Begrenzter Platz, verderbliche Waren<text:line-break/>- **Verkauf:** Preisgestaltung, Kundenwünsche, Marketing<text:line-break/>- **Expansion:** Ladenerweiterung, zusätzliche Filialen, Diversifikation<text:line-break/>- **Soziales:** Beziehungen zu Lieferanten, Kunden und NPCs pflegen<text:line-break/>- **Überleben:** Miete zahlen, Lebensunterhalt sichern, Konkurrenz standhalten<text:line-break/><text:line-break/>---<text:line-break/><text:line-break/>## 1.4 ZIELGRUPPE<text:line-break/><text:line-break/>### Primäre Zielgruppe<text:line-break/>- **Alter:** 18-45 Jahre<text:line-break/>- **Geschlecht:** Alle Geschlechter<text:line-break/>- **Spielertyp:** Strategen, Wirtschafts-Enthusiasten, Simulations-Fans<text:line-break/>- **Interessen:** Wirtschaftssimulationen, Management-Spiele, realitätsnahe Simulationen<text:line-break/><text:line-break/>### Referenzspiele<text:line-break/>- **Wirtschaft:** Recettear, Game Dev Tycoon, Capitalism Lab<text:line-break/>- **Leben:** The Sims, Stardew Valley<text:line-break/>- **Handel:** Shoppe Keep, Trader Life Simulator<text:line-break/>- **Multiplayer:** Farming Simulator (Koop-Aspekt)<text:line-break/><text:line-break/>---<text:line-break/><text:line-break/>## 1.5 UNIQUE SELLING POINTS (USPs)<text:line-break/><text:line-break/>1. **Einzigartiges Thema:** Erster Restposten-Handelssimulator auf dem Markt<text:line-break/>2. **Realistische Warenvielfalt:** Von Salami bis Autos - hunderte verschiedene Produktkategorien<text:line-break/>3. **Dynamisches Wirtschaftssystem:** Reale Marktmechaniken mit Angebot und Nachfrage<text:line-break/>4. **Tiefe Charakterentwicklung:** Vom Büromenschen zum Geschäftsmann<text:line-break/>5. **Multiplayer-Innovation:** Bis zu 8 Spieler können kooperativ oder kompetitiv in einer Stadt agieren<text:line-break/>6. **Storyline mit Emotionen:** Nicht nur Wirtschaft, sondern auch persönliche Geschichte<text:line-break/>7. **Risiko-Management:** Verderbliche Waren, Trends, Saisonalität<text:line-break/>8. **Authentische Verhandlungen:** Mit Lieferanten feilschen, Konditionen aushandeln<text:line-break/><text:line-break/>---<text:line-break/><text:line-break/>## 1.6 SPIELMODI<text:line-break/><text:line-break/>### Single Player Modus<text:line-break/>- **Story-Kampagne:** 30-50 Stunden Hauptstory mit Quests und Charakterentwicklung<text:line-break/>- **Freies Spiel:** Endloser Sandbox-Modus ohne Story-Zwänge<text:line-break/>- **Herausforderungen:** Zeitbasierte oder zielbasierte Szenarien<text:line-break/><text:soft-page-break/><text:line-break/>### Multiplayer Modus (2-8 Spieler)<text:line-break/>- **Kooperativ:** Gemeinsam einen Mega-Laden aufbauen<text:line-break/>- **Kompetitiv:** Jeder baut seinen eigenen Laden, Konkurrenz um Kunden und Lieferanten<text:line-break/>- **Gemischt:** Allianzen und Rivalitäten in einem dynamischen Wirtschaftssystem<text:line-break/>- **Stadt verteilt:** Jeder Spieler hat sein Territorium in Neustadt<text:line-break/><text:line-break/>---<text:line-break/><text:line-break/>## 1.7 MONETARISIERUNG<text:line-break/><text:line-break/>### Basisspiel<text:line-break/>- **Preis:** 39,99 € (Premium-Simulation)<text:line-break/>- **Inhalt:** Vollständige Story-Kampagne, alle Basis-Features, Multiplayer<text:line-break/><text:line-break/>### DLC-Strategie<text:line-break/><text:line-break/>#### Kostenpflichtige DLCs (10 Stück, je 9,99-14,99 €)<text:line-break/>1. **Luxus-Imperium:** Hochpreisige Waren und exklusive Kunden<text:line-break/>2. **Lebensmittel-Mogul:** Erweiterte Food-Mechaniken mit Restaurant<text:line-break/>3. **Tech-Titan:** Elektronik, Gadgets und Reparatur-Werkstatt<text:line-break/>4. **Mode-Metropole:** Klamotten-Business mit Fashionshows<text:line-break/>5. **Auto-Baron:** Fahrzeughandel und Werkstatt-Management<text:line-break/>6. **Immobilien-Investor:** Gebäude kaufen und vermieten<text:line-break/>7. **Online-Revolution:** E-Commerce und Social Media Marketing<text:line-break/>8. **Internationale Expansion:** Export/Import, neue Städte<text:line-break/>9. **Festival-Veranstalter:** Events und Großveranstaltungen organisieren<text:line-break/>10. **Schwarzmarkt-Chroniken:** Grauzone-Geschäfte (moralische Entscheidungen)<text:line-break/><text:line-break/>#### Kostenlose DLCs (2 Stück)<text:line-break/>1. **Saison-Update:** Saisonale Events, Feiertage, Dekoration<text:line-break/>2. **Community-Pack:** Von Spielern gewünschte Features und Verbesserungen<text:line-break/><text:line-break/>---<text:line-break/><text:line-break/>## 1.8 ENTWICKLUNGS-ROADMAP<text:line-break/><text:line-break/>### Pre-Production (3 Monate)<text:line-break/>- Prototyp-Entwicklung<text:line-break/>- Art-Style Definition<text:line-break/>- Technische Machbarkeit<text:line-break/><text:line-break/>### Production Phase 1 (8 Monate)<text:line-break/>- Core-Gameplay-Mechaniken<text:line-break/>- Single Player Story (50%)<text:line-break/>- Basis-Assets<text:line-break/><text:line-break/>### Production Phase 2 (6 Monate)<text:line-break/>- Story-Vervollständigung<text:line-break/>- Multiplayer-Implementierung<text:line-break/>- UI/UX-Polishing<text:line-break/><text:line-break/><text:soft-page-break/>### Alpha/Beta (4 Monate)<text:line-break/>- Closed Alpha Testing<text:line-break/>- Open Beta<text:line-break/>- Balancing<text:line-break/><text:line-break/>### Launch (Monat 22)<text:line-break/>- Release Basisspiel<text:line-break/>- Marketing-Kampagne<text:line-break/><text:line-break/>### Post-Launch (24 Monate)<text:line-break/>- DLC-Releases (alle 2-3 Monate)<text:line-break/>- Community-Support<text:line-break/>- Updates und Patches<text:line-break/><text:line-break/>---<text:line-break/><text:line-break/>## 1.9 ERFOLGSMETRIKEN<text:line-break/><text:line-break/>### Verkaufsziele<text:line-break/>- **Launch-Monat:** 50.000 verkaufte Exemplare<text:line-break/>- **Erstes Jahr:** 250.000 Verkäufe<text:line-break/>- **DLC-Attach-Rate:** Durchschnittlich 3,5 DLCs pro Spieler<text:line-break/><text:line-break/>### Engagement-Ziele<text:line-break/>- **Durchschnittliche Spielzeit:** 40+ Stunden<text:line-break/>- **Retention Rate:** 60% nach 1 Monat<text:line-break/>- **Multiplayer-Aktivität:** 30% - 50% der Spieler<text:line-break/><text:line-break/>### Community-Ziele<text:line-break/>- **Steam-Bewertung:** "Sehr Positiv" (80%+)<text:line-break/>- **Meta-Score:** 75+<text:line-break/>- **Community-Größe:** 50.000+ aktive Mitglieder<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line-break/><text:line-break/><text:span text:style-name="T3"># KAPITEL 2: GAMEPLAY-MECHANIKEN &amp; SYSTEME</text:span><text:span text:style-name="T2"><text:line-break/></text:span><text:line-break/>---<text:line-break/><text:line-break/>## 2.1 KERN-GAMEPLAY-LOOP<text:line-break/><text:line-break/>### Täglicher Zyklus (Micro-Loop)<text:line-break/>```<text:line-break/>1. MORGEN (06:00 - 10:00)<text:line-break/> <text:s text:c="2"/>→ Laden vorbereiten<text:line-break/> <text:s text:c="2"/>→ Waren sortieren<text:line-break/> <text:s text:c="2"/>→ Preise anpassen<text:line-break/> <text:s text:c="2"/><text:line-break/>2. GESCHÄFTSZEIT (10:00 - 18:00)<text:line-break/> <text:s text:c="2"/>→ Kunden bedienen<text:line-break/> <text:s text:c="2"/>→ Verkaufen<text:line-break/> <text:s text:c="2"/>→ Lager überwachen<text:line-break/> <text:s text:c="2"/><text:line-break/>3. NACHMITTAG (18:00 - 22:00)<text:line-break/> <text:s text:c="2"/>→ Abrechnung<text:line-break/> <text:s text:c="2"/>→ Lieferanten kontaktieren<text:line-break/> <text:s text:c="2"/>→ Bestellungen aufgeben<text:line-break/> <text:s text:c="2"/><text:line-break/>4. ABEND/NACHT (22:00 - 06:00)<text:line-break/> <text:s text:c="2"/>→ Persönliches Leben<text:line-break/> <text:s text:c="2"/>→ Soziale Aktivitäten<text:line-break/> <text:s text:c="2"/>→ Erholung/Skill-Training<text:line-break/>```<text:line-break/><text:line-break/>### Wöchentlicher Zyklus (Meso-Loop)<text:line-break/>```<text:line-break/>Montag: Neue Restposten-Angebote verfügbar<text:line-break/>Dienstag-Donnerstag: Normaler Geschäftsbetrieb<text:line-break/>Freitag: Wochenmarkt mit Sonderaktionen<text:line-break/>Samstag: Hauptgeschäftstag (mehr Kunden)<text:line-break/>Sonntag: Laden geschlossen, Planung &amp; Soziales<text:line-break/>```<text:line-break/><text:line-break/>### Monatlicher Zyklus (Macro-Loop)<text:line-break/>```<text:line-break/>- Miete zahlen (1. des Monats)<text:line-break/>- Lieferantenverträge erneuern<text:line-break/>- Quartalsberichte von Herstellern<text:line-break/>- Saisonale Trends analysieren<text:line-break/>- Expansion planen<text:line-break/>```<text:line-break/><text:line-break/>---<text:line-break/><text:line-break/>## 2.2 EINKAUFSSYSTEM<text:line-break/><text:soft-page-break/><text:line-break/>### 2.2.1 Beschaffungsquellen<text:line-break/><text:line-break/>#### Hersteller-Direktkontakte<text:line-break/>- **Mechanik:** Verhandlungen mit Produktionsfirmen<text:line-break/>- **Vorteile:** Beste Preise, große Mengen<text:line-break/>- **Nachteile:** Mindestabnahmemengen, Lieferzeiten<text:line-break/>- **Skills:** Verhandlungsgeschick, Beziehungsaufbau<text:line-break/><text:line-break/>#### Großhändler-Plattform<text:line-break/>- **Mechanik:** Online-Marktplatz mit Auktionen<text:line-break/>- **Vorteile:** Schnell verfügbar, kleine Mengen möglich<text:line-break/>- **Nachteile:** Höhere Preise, Konkurrenz<text:line-break/>- **Skills:** Timing, Marktanalyse<text:line-break/><text:line-break/>#### Konkursverkäufe &amp; Liquidationen<text:line-break/>- **Mechanik:** Zeit-limitierte Events<text:line-break/>- **Vorteile:** Extrem niedrige Preise<text:line-break/>- **Nachteile:** Gemischte Qualität, "blind boxes"<text:line-break/>- **Skills:** Risikobewertung, Schnellentscheidung<text:line-break/><text:line-break/>#### Rückläufer &amp; Retouren<text:line-break/>- **Mechanik:** B-Ware mit Mängeln<text:line-break/>- **Vorteile:** Sehr günstig<text:line-break/>- **Nachteile:** Qualitätsprüfung nötig, eingeschränkte Garantie<text:line-break/>- **Skills:** Produktkenntnis, Reparaturfähigkeit<text:line-break/><text:line-break/>### 2.2.2 Verhandlungssystem<text:line-break/><text:line-break/>**Mini-Game: Verhandlung**<text:line-break/>```<text:line-break/>Ablauf:<text:line-break/>1. Startangebot des Lieferanten<text:line-break/>2. Spieler macht Gegenangebot<text:line-break/>3. Mehrere Runden möglich<text:line-break/>4. Beziehung &amp; Skills beeinflussen Ergebnis<text:line-break/><text:line-break/>Faktoren:<text:line-break/>- Verhandlungs-Skill (1-100)<text:line-break/>- Beziehung zum Lieferanten (1-5 Sterne)<text:line-break/>- Kaufhistorie (Bonus für Stammkunden)<text:line-break/>- Abnahmemenge (Mengenrabatt)<text:line-break/>- Zahlungsbedingungen (Vorkasse vs. Ziel)<text:line-break/>```<text:line-break/><text:line-break/>**Verhandlungstaktiken:**<text:line-break/>- **Aggressiv:** Große Rabatte fordern, Risiko: Beziehung leidet<text:line-break/>- **Diplomatisch:** Ausgewogen, sicherer Weg<text:line-break/>- **Freundschaftlich:** Langfristige Beziehung aufbauen<text:line-break/>- **Analytisch:** Mit Daten und Fakten argumentieren<text:line-break/><text:line-break/>### 2.2.3 Warenkategorien<text:line-break/><text:soft-page-break/><text:line-break/>**Lebensmittel (20% des Sortiments)**<text:line-break/>- Haltbar: Konserven, Pasta, Gewürze (6 Monate+)<text:line-break/>- Mittelfristig: Wurst, Käse, Snacks (2-6 Wochen)<text:line-break/>- Verderblich: Obst, Gemüse, Brot (3-7 Tage)<text:line-break/><text:line-break/>**Getränke (15%)**<text:line-break/>- Softdrinks, Säfte, Bier, Wein, Spirituosen<text:line-break/>- Besonderheit: Saisonale Trends (Sommer/Winter)<text:line-break/><text:line-break/>**Kleidung &amp; Textilien (20%)**<text:line-break/>- Herren, Damen, Kinder<text:line-break/>- Saison-Abhängigkeit: Restposten aus Vorsaison<text:line-break/>- Modewellen beachten<text:line-break/><text:line-break/>**Elektronik &amp; Technik (15%)**<text:line-break/>- Smartphones, Computer, TV, Gaming<text:line-break/>- Schnelle Wertminderung<text:line-break/>- Garantie-Management<text:line-break/><text:line-break/>**Haushaltswaren (10%)**<text:line-break/>- Möbel, Deko, Küchenutensilien<text:line-break/>- Sperrig, lagertechnisch anspruchsvoll<text:line-break/><text:line-break/>**Spielwaren &amp; Hobby (10%)**<text:line-break/>- Saisonale Peaks (Weihnachten, Schulanfang)<text:line-break/>- Trend-abhängig<text:line-break/><text:line-break/>**Fahrzeuge (5%)**<text:line-break/>- Autos, Motorräder, E-Bikes (DLC)<text:line-break/>- Hoher Kapitaleinsatz, hohe Marge<text:line-break/><text:line-break/>**Sonstiges (5%)**<text:line-break/>- Bücher, Werkzeug, Gartenbedarf, etc.<text:line-break/><text:line-break/>---<text:line-break/><text:line-break/>## 2.3 LAGERSYSTEM<text:line-break/><text:line-break/>### 2.3.1 Lagerkapazität<text:line-break/><text:line-break/>**Startlager:** 50 Palettenplätze (ca. 200m²)<text:line-break/><text:line-break/>**Größeneinteilung:**<text:line-break/>- **Klein:** 0,25 Paletten (Elektronik, Textilien)<text:line-break/>- **Mittel:** 1 Palette (Kisten, Kartons)<text:line-break/>- **Groß:** 4 Paletten (Möbel, Großgeräte)<text:line-break/>- **Oversized:** Sonderbereich (Autos)<text:line-break/><text:line-break/>**Upgrade-Stufen:**<text:line-break/>1. Startlager: 50 Plätze (kostenlos)<text:line-break/>2. Erweiterung 1: +50 Plätze (5.000 €)<text:line-break/><text:soft-page-break/>3. Erweiterung 2: +100 Plätze (15.000 €)<text:line-break/>4. Zweites Lager: +200 Plätze (50.000 €)<text:line-break/>5. Logistikzentrum: +500 Plätze (200.000 €)<text:line-break/><text:line-break/>### 2.3.2 Lagerverwaltung<text:line-break/><text:line-break/>**Organisation:**<text:line-break/>- Automatische Sortierung (Kategorie, Haltbarkeit, Wert)<text:line-break/>- Manuelle Anordnung möglich<text:line-break/>- Schnellzugriff-Bereiche für Bestseller<text:line-break/><text:line-break/>**Lagerlogistik:**<text:line-break/>- **FIFO-Prinzip:** First In, First Out (bei verderblichen Waren)<text:line-break/>- **LIFO-Prinzip:** Last In, First Out (bei haltbaren Waren)<text:line-break/>- **ABC-Analyse:** A = Top-Seller, B = Durchschnitt, C = Ladenhüter<text:line-break/><text:line-break/>**Lagerbedingungen:**<text:line-break/>- Temperatur: Normal, Gekühlt (+ 5.000€/Monat), Tiefgekühlt (+ 8.000€/Monat)<text:line-break/>- Sicherheit: Basis, Alarm (+ 500€/Monat), Video-Überwachung (+ 1.500€/Monat)<text:line-break/>- Sauberkeit: Automatisch, erfordert regelmäßige Reinigung<text:line-break/><text:line-break/>### 2.3.3 Verderb &amp; Beschädigung<text:line-break/><text:line-break/>**Verderblichkeits-System:**<text:line-break/>```<text:line-break/>Frische: 100% → Preis: 100%<text:line-break/>Frische: 75% <text:s/>→ Preis: 80% <text:s/>(noch gut)<text:line-break/>Frische: 50% <text:s/>→ Preis: 50% <text:s/>(reduziert)<text:line-break/>Frische: 25% <text:s/>→ Preis: 20% <text:s/>(Schnäppchen)<text:line-break/>Frische: 0% <text:s text:c="2"/>→ Totalverlust, entsorgen<text:line-break/>```<text:line-break/><text:line-break/>**Beschädigungs-Risiken:**<text:line-break/>- Transport: 2% Risiko bei Anlieferung<text:line-break/>- Lagerung: 0,5% pro Monat bei schlechten Bedingungen<text:line-break/>- Handling: 1% bei häufiger Umorganisation<text:line-break/>- Diebstahl: 0,5-2% je nach Sicherheitslevel<text:line-break/><text:line-break/>---<text:line-break/><text:line-break/>## 2.4 VERKAUFSSYSTEM<text:line-break/><text:line-break/>### 2.4.1 Ladengeschäft<text:line-break/><text:line-break/>**Ladenlayout:**<text:line-break/>- **Eingangsbereich:** Impulskäufe, Angebote<text:line-break/>- **Hauptfläche:** Regale nach Kategorie<text:line-break/>- **Kassenzone:** Quengelware<text:line-break/>- **Lagerbereich:** Nicht für Kunden sichtbar<text:line-break/><text:line-break/>**Präsentation:**<text:line-break/>- **Basis:** Paletten, Kisten (Restposten-Feeling)<text:line-break/><text:soft-page-break/>- **Standard:** Regale, ordentlich sortiert<text:line-break/>- **Premium:** Schöne Displays, professionell<text:line-break/><text:line-break/>**Ladenöffnungszeiten:**<text:line-break/>- Flexibel einstellbar (Kosten vs. Umsatz)<text:line-break/>- Kernzeit: Mo-Fr 10-18 Uhr, Sa 10-16 Uhr<text:line-break/>- Überstunden: +Personal-Kosten, +Umsatz, -Energie-Level<text:line-break/><text:line-break/>### 2.4.2 Preisgestaltung<text:line-break/><text:line-break/>**Pricing-Strategien:**<text:line-break/><text:line-break/>**Kalkulation:**<text:line-break/>```<text:line-break/>Einkaufspreis (EK): 100%<text:line-break/>+ Marge: 20-200% (je nach Strategie)<text:line-break/>= Verkaufspreis (VK)<text:line-break/><text:line-break/>Beispiel:<text:line-break/>EK: 10€<text:line-break/>Niedrigpreis-Strategie: VK 12€ (20% Marge)<text:line-break/>Standard-Strategie: VK 15€ (50% Marge)<text:line-break/>Premium-Strategie: VK 20€ (100% Marge)<text:line-break/>```<text:line-break/><text:line-break/>**Dynamische Preisanpassung:**<text:line-break/>- **Nachfrage hoch:** Preis erhöhen (+10-30%)<text:line-break/>- **Lagerhüter:** Preis senken (-20-50%)<text:line-break/>- **Konkurrenzsituation:** Unterbieten oder abheben<text:line-break/>- **Sonderaktionen:** Zeitlich begrenzte Rabatte<text:line-break/><text:line-break/>**Psychologische Preisbildung:**<text:line-break/>- 9,99€ statt 10€ (Charm Pricing)<text:line-break/>- Bündelangebote (3 für 2)<text:line-break/>- Staffelpreise (ab 5 Stück günstiger)<text:line-break/><text:line-break/>### 2.4.3 Kundensystem<text:line-break/><text:line-break/>**Kundentypen:**<text:line-break/><text:line-break/>1. **Schnäppchenjäger (40%)**<text:line-break/> <text:s text:c="2"/>- Achten nur auf Preis<text:line-break/> <text:s text:c="2"/>- Kaufen große Mengen bei Angeboten<text:line-break/> <text:s text:c="2"/>- Niedrige Markentreue<text:line-break/><text:line-break/>2. **Stammkunden (25%)**<text:line-break/> <text:s text:c="2"/>- Kommen regelmäßig<text:line-break/> <text:s text:c="2"/>- Mittleres Budget<text:line-break/> <text:s text:c="2"/>- Schätzen Service und Auswahl<text:line-break/><text:line-break/>3. **Qualitätskäufer (15%)**<text:line-break/> <text:s text:c="2"/>- Achten auf Marken und Zustand<text:line-break/><text:soft-page-break/> <text:s text:c="2"/>- Höheres Budget<text:line-break/> <text:s text:c="2"/>- Erwarten gute Beratung<text:line-break/><text:line-break/>4. **Impulskäufer (10%)**<text:line-break/> <text:s text:c="2"/>- Spontane Entscheidungen<text:line-break/> <text:s text:c="2"/>- Lassen sich von Displays beeinflussen<text:line-break/> <text:s text:c="2"/>- Mittleres Kaufvolumen<text:line-break/><text:line-break/>5. **Business-Kunden (10%)**<text:line-break/> <text:s text:c="2"/>- Großeinkäufe<text:line-break/> <text:s text:c="2"/>- Wiederkehrend<text:line-break/> <text:s text:c="2"/>- Verhandeln über Preise<text:line-break/><text:line-break/>**Kundenzufriedenheit:**<text:line-break/>```<text:line-break/>Faktoren:<text:line-break/>- Preis-Leistung (30%)<text:line-break/>- Produktauswahl (25%)<text:line-break/>- Ladenatmosphäre (15%)<text:line-break/>- Service &amp; Freundlichkeit (15%)<text:line-break/>- Warenverfügbarkeit (15%)<text:line-break/><text:line-break/>Auswirkungen:<text:line-break/>Zufrieden (80%+): Stammkunden, Weiterempfehlung<text:line-break/>Neutral (50-80%): Keine besonderen Effekte<text:line-break/>Unzufrieden (&lt;50%): Negative Bewertungen, Kundenverlust<text:line-break/>```<text:line-break/><text:line-break/>### 2.4.4 Marketing &amp; Werbung<text:line-break/><text:line-break/>**Marketingkanäle:**<text:line-break/><text:line-break/>1. **Flyer &amp; Plakate**<text:line-break/> <text:s text:c="2"/>- Kosten: 200€/Woche<text:line-break/> <text:s text:c="2"/>- Reichweite: Lokal (500m Radius)<text:line-break/> <text:s text:c="2"/>- Effekt: +15% Laufkundschaft<text:line-break/><text:line-break/>2. **Lokalzeitung**<text:line-break/> <text:s text:c="2"/>- Kosten: 500€/Anzeige<text:line-break/> <text:s text:c="2"/>- Reichweite: Gesamte Stadt<text:line-break/> <text:s text:c="2"/>- Effekt: +30% Bekanntheit für 3 Tage<text:line-break/><text:line-break/>3. **Radio-Werbung**<text:line-break/> <text:s text:c="2"/>- Kosten: 1.000€/Woche<text:line-break/> <text:s text:c="2"/>- Reichweite: Stadt + Umgebung<text:line-break/> <text:s text:c="2"/>- Effekt: +25% Kunden, +Brand-Awareness<text:line-break/><text:line-break/>4. **Social Media**<text:line-break/> <text:s text:c="2"/>- Kosten: 100€/Post + Zeit<text:line-break/> <text:s text:c="2"/>- Reichweite: Unbegrenzt (viral möglich)<text:line-break/> <text:s text:c="2"/>- Effekt: Variable, abhängig von Content<text:line-break/><text:line-break/><text:soft-page-break/>5. **Events &amp; Aktionen**<text:line-break/> <text:s text:c="2"/>- Kosten: 1.000-5.000€<text:line-break/> <text:s text:c="2"/>- Effekt: Großer Kundenzustrom, PR<text:line-break/><text:line-break/>**Sonderaktionen:**<text:line-break/>- Eröffnungsrabatte<text:line-break/>- Saisonale Sales<text:line-break/>- Räumungsverkäufe<text:line-break/>- Flash-Sales (Social Media)<text:line-break/>- Kundenkarten-Programm<text:line-break/><text:line-break/>---<text:line-break/><text:line-break/>## 2.5 WIRTSCHAFTSSYSTEM<text:line-break/><text:line-break/>### 2.5.1 Finanzmanagement<text:line-break/><text:line-break/>**Einnahmen:**<text:line-break/>- Warenverkauf (Haupt-Einnahmequelle)<text:line-break/>- Dienstleistungen (Reparatur, etc.)<text:line-break/>- Vermietung (später im Spiel)<text:line-break/><text:line-break/>**Ausgaben:**<text:line-break/>- Wareneinkauf<text:line-break/>- Miete (Laden + Lager): 2.000-10.000€/Monat<text:line-break/>- Personal: 2.000€/Mitarbeiter/Monat<text:line-break/>- Nebenkosten: Strom, Wasser, etc.: 500-2.000€/Monat<text:line-break/>- Versicherungen: 300€/Monat<text:line-break/>- Marketing: variabel<text:line-break/>- Kreditzinsen: variabel<text:line-break/><text:line-break/>**Finanzierungsoptionen:**<text:line-break/>- Eigenkapital (Start: 10.000€)<text:line-break/>- Bankkredit (bis 100.000€, 5-8% Zinsen)<text:line-break/>- Lieferantenkredite (Zahlungsziel 30-90 Tage)<text:line-break/>- Investor (DLC: gibt Kapital, fordert Gewinnbeteiligung)<text:line-break/><text:line-break/>### 2.5.2 Buchhaltung<text:line-break/><text:line-break/>**Reports &amp; Analysen:**<text:line-break/>- Tagesbilanz (Umsatz, Gewinn, Top-Produkte)<text:line-break/>- Wochenbericht (Trends, Vergleich zur Vorwoche)<text:line-break/>- Monatsbilanz (GuV, Cashflow, KPIs)<text:line-break/>- Jahresabschluss (Gesamt-Performance)<text:line-break/><text:line-break/>**Key Performance Indicators (KPIs):**<text:line-break/>```<text:line-break/>- Umsatz pro Tag/Woche/Monat<text:line-break/>- Gewinnmarge (%)<text:line-break/>- Lagerumschlag (wie schnell Waren verkauft werden)<text:line-break/>- Kundenzufriedenheit (1-5 Sterne)<text:line-break/>- Mitarbeiter-Motivation (1-100%)<text:line-break/><text:soft-page-break/>- ROI (Return on Investment)<text:line-break/>```<text:line-break/><text:line-break/>### 2.5.3 Marktdynamik<text:line-break/><text:line-break/>**Angebot &amp; Nachfrage:**<text:line-break/>```<text:line-break/>Hohe Nachfrage + Wenig Angebot = Preissteigerung<text:line-break/>Niedrige Nachfrage + Viel Angebot = Preisverfall<text:line-break/>```<text:line-break/><text:line-break/>**Saisonalität:**<text:line-break/>- Frühling: Garten, Sport, Outdoor<text:line-break/>- Sommer: Grillen, Badesachen, Getränke<text:line-break/>- Herbst: Schule, Deko, Kleidung<text:line-break/>- Winter: Weihnachten, Elektronik, Wintersport<text:line-break/><text:line-break/>**Trends &amp; Events:**<text:line-break/>- Fußball-WM → Fernseher, Fan-Artikel<text:line-break/>- Hitzewelle → Ventilatoren, Grillzeug<text:line-break/>- Wirtschaftskrise → Spar-Mentalität<text:line-break/>- Modewellen → Bestimmte Kleidung<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ext:line-break/><text:span text:style-name="T3"># KAPITEL 3: CHARAKTER-SYSTEM &amp; PROGRESSION</text:span><text:line-break/><text:line-break/>---<text:line-break/><text:line-break/>## 3.1 HAUPTCHARAKTER<text:line-break/><text:line-break/>### 3.1.1 Charaktererstellung<text:line-break/><text:line-break/>**Basis-Informationen:**<text:line-break/>- Name: Frei wählbar<text:line-break/>- Alter: 30-35 Jahre (fest, passt zur Story)<text:line-break/>- Geschlecht: Männlich (Story-gebunden)<text:line-break/>- Aussehen: Anpassbar (Frisur, Gesicht, Statur, Kleidung)<text:line-break/><text:line-break/>**Hintergrund-Optionen** (beeinflussen Starting-Bonus):<text:line-break/><text:line-break/>1. **Vertriebs-Profi**<text:line-break/> <text:s text:c="2"/>- +10 Verhandlungsgeschick<text:line-break/> <text:s text:c="2"/>- +5 Kundenservice<text:line-break/> <text:s text:c="2"/>- Start-Bonus: 2.000€ Extra-Kapital<text:line-break/><text:line-break/>2. **IT-Spezialist**<text:line-break/> <text:s text:c="2"/>- +10 Online-Marketing<text:line-break/> <text:s text:c="2"/>- +5 Datenanalyse<text:line-break/> <text:s text:c="2"/>- Start-Bonus: Website &amp; Social Media vorbereitet<text:line-break/><text:line-break/>3. **Logistik-Manager**<text:line-break/> <text:s text:c="2"/>- +10 Lagerverwaltung<text:line-break/> <text:s text:c="2"/>- +5 Effizienz<text:line-break/> <text:s text:c="2"/>- Start-Bonus: 25% größeres Startlager<text:line-break/><text:line-break/>4. **Finanzberater**<text:line-break/> <text:s text:c="2"/>- +10 Buchhaltung<text:line-break/> <text:s text:c="2"/>- +5 Investitions-Wissen<text:line-break/> <text:s text:c="2"/>- Start-Bonus: Bessere Kreditkonditionen<text:line-break/><text:line-break/>5. **Einzelhandel-Veteran**<text:line-break/> <text:s text:c="2"/>- +5 in allen Bereichen<text:line-break/> <text:s text:c="2"/>- Start-Bonus: Kleiner Stammkundenkreis<text:line-break/><text:line-break/>### 3.1.2 Character Stats<text:line-break/><text:line-break/>**Haupt-Attribute:**<text:line-break/><text:line-break/>1. **Geschäftssinn (Business Acumen)**<text:line-break/> <text:s text:c="2"/>- Beeinflusst: Gewinnmargen, Preisgestaltung, Investment-Entscheidungen<text:line-break/> <text:s text:c="2"/>- Level 1-100<text:line-break/> <text:s text:c="2"/>- Steigerung durch: Erfolgreiche Verkäufe, Expansion, Gewinn-Meilensteine<text:line-break/><text:line-break/>2. **Verhandlungsgeschick (Negotiation)**<text:line-break/><text:soft-page-break/> <text:s text:c="2"/>- Beeinflusst: Einkaufspreise, Lieferantenbeziehungen, Rabatte<text:line-break/> <text:s text:c="2"/>- Level 1-100<text:line-break/> <text:s text:c="2"/>- Steigerung durch: Verhandlungen, Erfolgreiche Deals, Kurse<text:line-break/><text:line-break/>3. **Marketing &amp; Sales**<text:line-break/> <text:s text:c="2"/>- Beeinflusst: Werbeeffektivität, Kundengewinnung, Brand-Building<text:line-break/> <text:s text:c="2"/>- Level 1-100<text:line-break/> <text:s text:c="2"/>- Steigerung durch: Marketingaktionen, Social Media, Events<text:line-break/><text:line-break/>4. **Produktkenntnis**<text:line-break/> <text:s text:c="2"/>- Beeinflusst: Einkaufsentscheidungen, Beratungsqualität, Fehlerreduktion<text:line-break/> <text:s text:c="2"/>- Level 1-100<text:line-break/> <text:s text:c="2"/>- Steigerung durch: Warenkategorien kennenlernen, Schulungen<text:line-break/><text:line-break/>5. **Führungsqualität (Leadership)**<text:line-break/> <text:s text:c="2"/>- Beeinflusst: Mitarbeiter-Effizienz, Team-Motivation, Expansion-Erfolg<text:line-break/> <text:s text:c="2"/>- Level 1-100<text:line-break/> <text:s text:c="2"/>- Steigerung durch: Personalführung, Team-Events, Management-Entscheidungen<text:line-break/><text:line-break/>6. **Energie &amp; Ausdauer (Stamina)**<text:line-break/> <text:s text:c="2"/>- Beeinflusst: Arbeitsstunden pro Tag, Stress-Resistenz, Gesundheit<text:line-break/> <text:s text:c="2"/>- Level 1-100<text:line-break/> <text:s text:c="2"/>- Sinkt durch: Lange Arbeitszeiten, Stress<text:line-break/> <text:s text:c="2"/>- Steigt durch: Schlaf, Erholung, Sport<text:line-break/><text:line-break/>### 3.1.3 Skill-Baum<text:line-break/><text:line-break/>**Geschäftssinn-Zweig:**<text:line-break/>```<text:line-break/>Tier 1:<text:line-break/>├─ Grundlagen Buchhaltung (Kosten: 1 SP)<text:line-break/>├─ Marktanalyse Basics (Kosten: 1 SP)<text:line-break/>└─ Cashflow-Management (Kosten: 1 SP)<text:line-break/><text:line-break/>Tier 2:<text:line-break/>├─ Investitions-Strategie (Kosten: 2 SP)<text:line-break/>├─ Risiko-Bewertung (Kosten: 2 SP)<text:line-break/>└─ Portfolio-Diversifikation (Kosten: 2 SP)<text:line-break/><text:line-break/>Tier 3:<text:line-break/>├─ Finanz-Optimierung (Kosten: 3 SP)<text:line-break/>├─ Steuer-Tricks (Kosten: 3 SP)<text:line-break/>└─ Börsen-Kenntnisse (Kosten: 3 SP)<text:line-break/><text:line-break/>Tier 4:<text:line-break/>└─ Wirtschafts-Mogul (Kosten: 5 SP)<text:line-break/> <text:s text:c="3"/>Effekt: +25% Gewinn auf alle Transaktionen<text:line-break/>```<text:line-break/><text:line-break/>**Verhandlungs-Zweig:**<text:line-break/>```<text:line-break/>Tier 1:<text:line-break/><text:soft-page-break/>├─ Höfliche Anfrage (Kosten: 1 SP) → +5% bessere Preise<text:line-break/>├─ Körpersprache lesen (Kosten: 1 SP) → Siehe Verhandlungs-Chancen<text:line-break/>└─ Smalltalk (Kosten: 1 SP) → +10% Beziehungsaufbau<text:line-break/><text:line-break/>Tier 2:<text:line-break/>├─ Hart verhandeln (Kosten: 2 SP) → +15% Rabatt möglich<text:line-break/>├─ Win-Win Strategie (Kosten: 2 SP) → Bessere Langzeit-Deals<text:line-break/>└─ Psychologische Tricks (Kosten: 2 SP) → Manipulations-Optionen<text:line-break/><text:line-break/>Tier 3:<text:line-break/>├─ Ultimatum-Technik (Kosten: 3 SP) → Große Rabatte oder Abbruch<text:line-break/>├─ Vertrauensaufbau (Kosten: 3 SP) → Exklusiv-Angebote<text:line-break/>└─ Multi-Parties (Kosten: 3 SP) → Mit mehreren gleichzeitig verhandeln<text:line-break/><text:line-break/>Tier 4:<text:line-break/>└─ Master-Negotiator (Kosten: 5 SP)<text:line-break/> <text:s text:c="3"/>Effekt: -30% auf alle Einkaufspreise, +2 Sterne bei allen Lieferanten<text:line-break/>```<text:line-break/><text:line-break/>**Marketing-Zweig:**<text:line-break/>```<text:line-break/>Tier 1:<text:line-break/>├─ Social Media Basics (Kosten: 1 SP)<text:line-break/>├─ Flyer-Design (Kosten: 1 SP)<text:line-break/>└─ Schaufenster-Gestaltung (Kosten: 1 SP)<text:line-break/><text:line-break/>Tier 2:<text:line-break/>├─ Virales Marketing (Kosten: 2 SP)<text:line-break/>├─ Event-Management (Kosten: 2 SP)<text:line-break/>└─ Influencer-Kooperationen (Kosten: 2 SP)<text:line-break/><text:line-break/>Tier 3:<text:line-break/>├─ Brand-Building (Kosten: 3 SP)<text:line-break/>├─ Kampagnen-Strategie (Kosten: 3 SP)<text:line-break/>└─ Community-Management (Kosten: 3 SP)<text:line-break/><text:line-break/>Tier 4:<text:line-break/>└─ Marketing-Genie (Kosten: 5 SP)<text:line-break/> <text:s text:c="3"/>Effekt: +50% Werbe-Effektivität, -25% Marketing-Kosten<text:line-break/>```<text:line-break/><text:line-break/>**Produktkenntnis-Zweig:**<text:line-break/>```<text:line-break/>Tier 1 (pro Kategorie):<text:line-break/>├─ Lebensmittel-Experte (Kosten: 1 SP)<text:line-break/>├─ Technik-Spezialist (Kosten: 1 SP)<text:line-break/>├─ Mode-Kenner (Kosten: 1 SP)<text:line-break/>└─ [weitere Kategorien...]<text:line-break/><text:line-break/>Tier 2:<text:line-break/>├─ Qualitäts-Kontrolle (Kosten: 2 SP) → Erkenne B-Ware<text:line-break/>├─ Trend-Analyse (Kosten: 2 SP) → Vorhersage kommender Trends<text:line-break/><text:soft-page-break/>└─ Hersteller-Wissen (Kosten: 2 SP) → Kenne beste Marken<text:line-break/><text:line-break/>Tier 3:<text:line-break/>├─ Experten-Beratung (Kosten: 3 SP) → Kunden zahlen mehr<text:line-break/>├─ Reparatur-Skills (Kosten: 3 SP) → Repariere defekte Ware<text:line-break/>└─ Import-Expertise (Kosten: 3 SP) → Auslands-Waren<text:line-break/><text:line-break/>Tier 4:<text:line-break/>└─ Universal-Experte (Kosten: 5 SP)<text:line-break/> <text:s text:c="3"/>Effekt: +100% in allen Produktkategorien<text:line-break/>```<text:line-break/><text:line-break/>**Führungs-Zweig:**<text:line-break/>```<text:line-break/>Tier 1:<text:line-break/>├─ Mitarbeiter motivieren (Kosten: 1 SP)<text:line-break/>├─ Aufgaben delegieren (Kosten: 1 SP)<text:line-break/>└─ Team-Building (Kosten: 1 SP)<text:line-break/><text:line-break/>Tier 2:<text:line-break/>├─ Performance-Management (Kosten: 2 SP)<text:line-break/>├─ Konflikt-Lösung (Kosten: 2 SP)<text:line-break/>└─ Talente fördern (Kosten: 2 SP)<text:line-break/><text:line-break/>Tier 3:<text:line-break/>├─ Unternehmenskultur (Kosten: 3 SP)<text:line-break/>├─ Change-Management (Kosten: 3 SP)<text:line-break/>└─ Filialleiter ernennen (Kosten: 3 SP)<text:line-break/><text:line-break/>Tier 4:<text:line-break/>└─ CEO-Mindset (Kosten: 5 SP)<text:line-break/> <text:s text:c="3"/>Effekt: +50% Mitarbeiter-Effizienz, -25% Personal-Kosten<text:line-break/>```<text:line-break/><text:line-break/>**Skill-Points (SP) Erwerb:**<text:line-break/>- Level-Up: 1 SP<text:line-break/>- Meilensteine: 2-5 SP (z.B. 100.000€ Umsatz, 50 Kunden/Tag)<text:line-break/>- Quests abschließen: 1-3 SP<text:line-break/>- Fortbildungen: Kosten Geld, geben SP<text:line-break/><text:line-break/>---<text:line-break/><text:line-break/>## 3.2 LEVEL-SYSTEM<text:line-break/><text:line-break/>### 3.2.1 Erfahrungspunkte (XP)<text:line-break/><text:line-break/>**XP-Quellen:**<text:line-break/>```<text:line-break/>Verkauf abschließen: 10 XP<text:line-break/>Erfolgreiche Verhandlung: 25 XP<text:line-break/>Neues Produkt entdecken: 15 XP<text:line-break/>Kunde zufriedenstellen: 20 XP<text:line-break/><text:soft-page-break/>Quest abschließen: 50-500 XP<text:line-break/>Tagesgewinn: 1 XP pro 10€ Gewinn<text:line-break/>Mitarbeiter ausbilden: 30 XP<text:line-break/>Expansion: 100-1.000 XP<text:line-break/>```<text:line-break/><text:line-break/>**Level-Progression:**<text:line-break/>```<text:line-break/>Level 1-10: 1.000 XP pro Level (Tutorial-Phase)<text:line-break/>Level 11-25: 2.500 XP pro Level (Früh-Spiel)<text:line-break/>Level 26-50: 5.000 XP pro Level (Mid-Game)<text:line-break/>Level 51-75: 10.000 XP pro Level (Late-Game)<text:line-break/>Level 76-100: 20.000 XP pro Level (End-Game)<text:line-break/>```<text:line-break/><text:line-break/>**Level-Belohnungen:**<text:line-break/>```<text:line-break/>Jedes Level:<text:line-break/>- +1 Skill-Point<text:line-break/>- +500€ Bonus<text:line-break/>- Kleine Stat-Verbesserung<text:line-break/><text:line-break/>Alle 5 Level:<text:line-break/>- +1.000€ Bonus<text:line-break/>- Neue Shop-Items freigeschaltet<text:line-break/>- Spezial-Fähigkeit<text:line-break/><text:line-break/>Alle 10 Level:<text:line-break/>- +5.000€ Bonus<text:line-break/>- Neue Spielmechanik freigeschaltet<text:line-break/>- Prestige-Belohnung (Titel, Dekoration)<text:line-break/>```<text:line-break/><text:line-break/>### 3.2.2 Prestige-System<text:line-break/><text:line-break/>**Nach Erreichen von Level 100:**<text:line-break/>- Möglichkeit zum "Prestige"<text:line-break/>- Charakter startet neu, behält aber:<text:line-break/> <text:s/>- 25% der Skills<text:line-break/> <text:s/>- Spezial-Items<text:line-break/> <text:s/>- Prestige-Titel<text:line-break/> <text:s/>- Exklusive Boni<text:line-break/><text:line-break/>**Prestige-Boni:**<text:line-break/>```<text:line-break/>Prestige 1: +10% XP-Gain<text:line-break/>Prestige 2: +15% XP-Gain, Start mit 20.000€<text:line-break/>Prestige 3: +20% XP-Gain, Start mit größerem Laden<text:line-break/>[...]<text:line-break/>Prestige 10: +50% XP-Gain, Start als "Legende"<text:line-break/>```<text:line-break/><text:line-break/><text:soft-page-break/>---<text:line-break/><text:line-break/>## 3.3 BEZIEHUNGSSYSTEM (REPUTATION)<text:line-break/><text:line-break/>### 3.3.1 Beziehungs-Level<text:line-break/><text:line-break/>**Lieferanten-Beziehung:**<text:line-break/>```<text:line-break/>Level 0: Unbekannt (keine Vorteile)<text:line-break/>Level 1: Bekannt (Standard-Konditionen)<text:line-break/>Level 2: Geschätzter Kunde (-5% Preise)<text:line-break/>Level 3: Partner (-10% Preise, Priorität)<text:line-break/>Level 4: VIP-Kunde (-15% Preise, Exklusiv-Angebote)<text:line-break/>Level 5: Strategischer Partner (-20% Preise, Sonder-Deals, Zahlungsziel 90 Tage)<text:line-break/>```<text:line-break/><text:line-break/>**Beziehungs-Aufbau:**<text:line-break/>- Regelmäßige Käufe: +10 Punkte<text:line-break/>- Große Bestellungen: +25 Punkte<text:line-break/>- Pünktliche Zahlung: +5 Punkte<text:line-break/>- Empfehlung an andere: +50 Punkte<text:line-break/>- Gemeinsame Events: +30 Punkte<text:line-break/><text:line-break/>**Beziehungs-Verlust:**<text:line-break/>- Zahlungsverzug: -50 Punkte<text:line-break/>- Reklamationen: -20 Punkte<text:line-break/>- Vertragsbruch: -100 Punkte<text:line-break/>- Negative Bewertung: -30 Punkte<text:line-break/><text:line-break/>### 3.3.2 Stadt-Reputation<text:line-break/><text:line-break/>**Reputation-Kategorien:**<text:line-break/><text:line-break/>1. **Kunden-Reputation (0-100)**<text:line-break/> <text:s text:c="2"/>- Beeinflusst: Kundenanzahl, Kaufbereitschaft, Weiterempfehlungen<text:line-break/> <text:s text:c="2"/>- Steigt durch: Gute Preise, Service, Auswahl<text:line-break/> <text:s text:c="2"/>- Sinkt durch: Schlechte Qualität, Überteuerte Preise<text:line-break/><text:line-break/>2. **Geschäftswelt-Reputation (0-100)**<text:line-break/> <text:s text:c="2"/>- Beeinflusst: Geschäftspartner, Investoren, Bank-Konditionen<text:line-break/> <text:s text:c="2"/>- Steigt durch: Erfolg, Zuverlässigkeit, Innovation<text:line-break/> <text:s text:c="2"/>- Sinkt durch: Pleiten, Skandale, unfaires Verhalten<text:line-break/><text:line-break/>3. **Medien-Präsenz (0-100)**<text:line-break/> <text:s text:c="2"/>- Beeinflusst: Brand-Awareness, Marketing-Effekt<text:line-break/> <text:s text:c="2"/>- Steigt durch: Events, PR, Social Media<text:line-break/> <text:s text:c="2"/>- Sinkt durch: Skandale, negative Presse<text:line-break/><text:line-break/>4. **Community-Standing (0-100)**<text:line-break/> <text:s text:c="2"/>- Beeinflusst: Stadt-Events, Lokalpolitik, Sonder-Genehmigungen<text:line-break/> <text:s text:c="2"/>- Steigt durch: Sponsoring, Soziale Projekte, Arbeitsplätze<text:line-break/> <text:s text:c="2"/>- Sinkt durch: Umweltverschmutzung, Ausbeutung<text:line-break/><text:soft-page-break/><text:line-break/>**Reputation-Effekte:**<text:line-break/>```<text:line-break/>0-20: Schlechter Ruf<text:line-break/>- -30% Kunden<text:line-break/>- +50% höhere Preise von Lieferanten<text:line-break/>- Bank gibt keine Kredite<text:line-break/><text:line-break/>21-40: Unbekannt/Zweifelhaft<text:line-break/>- -10% Kunden<text:line-break/>- Normale Konditionen<text:line-break/><text:line-break/>41-60: Neutral/Akzeptiert<text:line-break/>- Standard-Effekte<text:line-break/>- Keine besonderen Boni<text:line-break/><text:line-break/>61-80: Angesehen<text:line-break/>- +15% Kunden<text:line-break/>- -5% bei Lieferanten<text:line-break/>- Bessere Kredite<text:line-break/><text:line-break/>81-100: Exzellent/Legendär<text:line-break/>- +40% Kunden<text:line-break/>- -15% bei Lieferanten<text:line-break/>- Sonder-Privilegien<text:line-break/>- Medien-Aufmerksamkeit<text:line-break/>- Investoren-Interesse<text:line-break/>```<text:line-break/><text:line-break/>---<text:line-break/><text:line-break/>## 3.4 PERSÖNLICHES LEBEN<text:line-break/><text:line-break/>### 3.4.1 Lebensqualität<text:line-break/><text:line-break/>**Lebensqualität-Meter (0-100%):**<text:line-break/><text:line-break/>**Faktoren positiv:**<text:line-break/>- Ausreichend Schlaf: +15%<text:line-break/>- Soziale Aktivitäten: +10%<text:line-break/>- Hobbys ausüben: +8%<text:line-break/>- Sport &amp; Fitness: +7%<text:line-break/>- Gutes Essen: +5%<text:line-break/>- Erfolge feiern: +10%<text:line-break/><text:line-break/>**Faktoren negativ:**<text:line-break/>- Überstunden: -5% pro Stunde über 8h<text:line-break/>- Stress: -10%<text:line-break/>- Schlechte Finanzen: -15%<text:line-break/>- Keine Freizeit: -20%<text:line-break/>- Gesundheitsprobleme: -25%<text:line-break/><text:line-break/><text:soft-page-break/>**Auswirkungen Lebensqualität:**<text:line-break/>```<text:line-break/>80-100%: Optimal<text:line-break/>- +20% Arbeitseffizienz<text:line-break/>- +10% Kreativität (bessere Ideen)<text:line-break/>- +5% Verhandlungsbonus<text:line-break/><text:line-break/>50-79%: Durchschnitt<text:line-break/>- Keine Boni/Mali<text:line-break/><text:line-break/>30-49%: Gestresst<text:line-break/>- -10% Arbeitseffizienz<text:line-break/>- -5% Kundenservice<text:line-break/>- Höheres Fehler-Risiko<text:line-break/><text:line-break/>0-29%: Burnout-Gefahr<text:line-break/>- -25% Arbeitseffizienz<text:line-break/>- -15% alle Skills<text:line-break/>- Risiko: Krankheit, Zusammenbruch<text:line-break/>```<text:line-break/><text:line-break/>### 3.4.2 Soziales Leben<text:line-break/><text:line-break/>**Beziehungs-NPCs:**<text:line-break/><text:line-break/>1. **Freunde &amp; Familie (5 NPCs)**<text:line-break/> <text:s text:c="2"/>- Jugendfreund Max: Unterstützung, persönliche Gespräche<text:line-break/> <text:s text:c="2"/>- Schwester Anna: Familie, emotionale Unterstützung<text:line-break/> <text:s text:c="2"/>- Eltern: Traditionalisten, manchmal kritisch<text:line-break/> <text:s text:c="2"/>- Cousin Tom: Tech-Nerd, IT-Hilfe<text:line-break/> <text:s text:c="2"/>- Exkollegin Sarah: Büro-Nostalgie, Vergleiche<text:line-break/><text:line-break/>2. **Romantik (optional, 3 mögliche Partner)**<text:line-break/> <text:s text:c="2"/>- Lisa (Café-Besitzerin): Kreativ, unterstützend<text:line-break/> <text:s text:c="2"/>- Marina (Lokaljournalistin): Ambitioniert, kritisch<text:line-break/> <text:s text:c="2"/>- Julia (Kundin → Partnerin): Praktisch, geschäftstüchtig<text:line-break/><text:line-break/>3. **Geschäfts-Freunde (NPCs aus</text:p>
      <text:p text:style-name="Standard"><text:s/>Story)**<text:line-break/> <text:s text:c="2"/>- Alwin (Marktschreier): Mentor, Verkaufstipps<text:line-break/> <text:s text:c="2"/>- Herbert (LKW-Fahrer): Logistik-Kontakt<text:line-break/> <text:s text:c="2"/>- Gisela (Marktamt): Bürokratie-Hilfe<text:line-break/><text:line-break/>**Soziale Aktivitäten:**<text:line-break/>```<text:line-break/>Feierabendbier (30 Min, 15€):<text:line-break/>- +5 Beziehung mit Freund<text:line-break/>- +3% Lebensqualität<text:line-break/><text:line-break/>Familien-Dinner (2 Std, 50€):<text:line-break/>- +10 Beziehung Familie<text:line-break/>- +8% Lebensqualität<text:line-break/><text:soft-page-break/>- Event: Familie gibt Ratschläge<text:line-break/><text:line-break/>Date (2 Std, 80€):<text:line-break/>- +15 Beziehung romantisch<text:line-break/>- +10% Lebensqualität<text:line-break/>- Romantik-Fortschritt<text:line-break/><text:line-break/>Sport/Hobby (1 Std, 20€):<text:line-break/>- +5% Lebensqualität<text:line-break/>- +5% Ausdauer/Gesundheit<text:line-break/><text:line-break/>Networking-Event (3 Std, 100€):<text:line-break/>- +5 Stadt-Reputation<text:line-break/>- Neue Business-Kontakte<text:line-break/>- Mögliche Quests<text:line-break/>```<text:line-break/><text:line-break/>### 3.4.3 Wohnsituation<text:line-break/><text:line-break/>**Wohnungs-Upgrades:**<text:line-break/><text:line-break/>**Stufe 1: Kleine Wohnung (Start)**<text:line-break/>- 1 Zimmer, 35m²<text:line-break/>- Miete: 400€/Monat<text:line-break/>- Effekt: Basis-Erholung<text:line-break/><text:line-break/>**Stufe 2: 2-Zimmer-Wohnung (15.000€)**<text:line-break/>- 55m², bessere Lage<text:line-break/>- Miete: 650€/Monat<text:line-break/>- Effekt: +10% Erholung, +5% Lebensqualität<text:line-break/><text:line-break/>**Stufe 3: Moderne Wohnung (45.000€)**<text:line-break/>- 80m², top Ausstattung<text:line-break/>- Miete: 950€/Monat<text:line-break/>- Effekt: +20% Erholung, +10% Lebensqualität, Home-Office möglich<text:line-break/><text:line-break/>**Stufe 4: Penthouse (120.000€)**<text:line-break/>- 150m², Luxus, Dachterrasse<text:line-break/>- Miete: 1.800€/Monat<text:line-break/>- Effekt: +30% Erholung, +20% Lebensqualität, Prestige<text:line-break/><text:line-break/>**Stufe 5: Eigenes Haus (300.000€)**<text:line-break/>- 200m², Garten, keine Miete<text:line-break/>- Nebenkosten: 500€/Monat<text:line-break/>- Effekt: +40% Erholung, +30% Lebensqualität, Status-Symbol<text:line-break/><text:line-break/>---<text:line-break/><text:line-break/>## 3.5 GESUNDHEIT &amp; BEDÜRFNISSE<text:line-break/><text:line-break/>### 3.5.1 Bedürfnis-System<text:line-break/><text:line-break/><text:soft-page-break/>**6 Grundbedürfnisse (je 0-100%):**<text:line-break/><text:line-break/>1. **Energie (Schlaf)**<text:line-break/> <text:s text:c="2"/>- Sinkt: 5% pro Arbeitsstunde<text:line-break/> <text:s text:c="2"/>- Steigt: 50% pro 8h Schlaf<text:line-break/> <text:s text:c="2"/>- Bei &lt;20%: -30% Effizienz<text:line-break/><text:line-break/>2. **Hunger**<text:line-break/> <text:s text:c="2"/>- Sinkt: 10% pro 3 Stunden<text:line-break/> <text:s text:c="2"/>- Steigt: Durch Essen<text:line-break/> <text:s text:c="2"/>- Bei &lt;20%: -15% Effizienz, unkonzentriert<text:line-break/><text:line-break/>3. **Hygiene**<text:line-break/> <text:s text:c="2"/>- Sinkt: 8% pro Tag<text:line-break/> <text:s text:c="2"/>- Steigt: Dusche (15 Min)<text:line-break/> <text:s text:c="2"/>- Bei &lt;30%: -10% Kundenservice<text:line-break/><text:line-break/>4. **Sozial**<text:line-break/> <text:s text:c="2"/>- Sinkt: 5% pro Tag alleine<text:line-break/> <text:s text:c="2"/>- Steigt: Soziale Interaktionen<text:line-break/> <text:s text:c="2"/>- Bei &lt;30%: -10% Lebensqualität, Depression-Risiko<text:line-break/><text:line-break/>5. **Spaß/Unterhaltung**<text:line-break/> <text:s text:c="2"/>- Sinkt: 10% pro Tag ohne Hobbys<text:line-break/> <text:s text:c="2"/>- Steigt: Freizeitaktivitäten<text:line-break/> <text:s text:c="2"/>- Bei &lt;20%: -15% Kreativität<text:line-break/><text:line-break/>6. **Komfort**<text:line-break/> <text:s text:c="2"/>- Abhängig von: Wohnung, Arbeitsplatz<text:line-break/> <text:s text:c="2"/>- Steigt: Upgrades, Luxus<text:line-break/> <text:s text:c="2"/>- Bei &lt;40%: -5% Lebensqualität<text:line-break/><text:line-break/>### 3.5.2 Gesundheitssystem<text:line-break/><text:line-break/>**Gesundheits-Status:**<text:line-break/>```<text:line-break/>100-80%: Kerngesund<text:line-break/>- Alle Boni aktiv<text:line-break/>- Volle Leistungsfähigkeit<text:line-break/><text:line-break/>79-60%: Leicht angeschlagen<text:line-break/>- -10% Ausdauer<text:line-break/>- Erkältungs-Risiko<text:line-break/><text:line-break/>59-40%: Krank<text:line-break/>- -25% Effizienz<text:line-break/>- Arztbesuch empfohlen (50€, 2h)<text:line-break/><text:line-break/>39-20%: Schwer krank<text:line-break/>- -50% Effizienz<text:line-break/>- Krankenhausaufenthalt nötig (500€, 3 Tage)<text:line-break/>- Laden muss schließen oder Vertretung<text:line-break/><text:soft-page-break/><text:line-break/>19-0%: Kritisch<text:line-break/>- Spieler kollabiert<text:line-break/>- 7 Tage Krankenhaus (2.000€)<text:line-break/>- Zwangs-Urlaub<text:line-break/>```<text:line-break/><text:line-break/>**Krankheits-Prävention:**<text:line-break/>- Regelmäßiger Sport: -50% Krankheits-Risiko<text:line-break/>- Gute Ernährung: -30% Risiko<text:line-break/>- Ausreichend Schlaf: -40% Risiko<text:line-break/>- Stress-Management: -35% Risiko<text:line-break/>- Krankenversicherung: -50% Kosten<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ext:line-break/><text:span text:style-name="T3"># KAPITEL 4: STORY, QUESTS &amp; NPCs<text:line-break/></text:span><text:line-break/>---<text:line-break/><text:line-break/>## 4.1 HAUPTSTORY<text:line-break/><text:line-break/>### 4.1.1 Story-Struktur (3-Akt-Modell)<text:line-break/><text:line-break/>**AKT 1: Der Neuanfang (Level 1-25, ~10-15 Stunden)**<text:line-break/><text:line-break/>**Prolog:**<text:line-break/>Der Protagonist sitzt in seinem grauen Büro in der Großstadt. Monotone Arbeit, langweiliger Alltag. Ein Kurier bringt einen Brief: Onkel Hermann ist verstorben und hat ihm seinen Restposten-Laden in Neustadt vererbt. Nach kurzem Zögern beschließt der Protagonist, sein altes Leben hinter sich zu lassen.<text:line-break/><text:line-break/>**Kapitel 1: Ankunft in Neustadt**<text:line-break/>- Protagonist kommt in Neustadt an<text:line-break/>- Erster Blick auf den heruntergekommenen Laden<text:line-break/>- Treffen mit Notar: Formale Übernahme<text:line-break/>- **Quest:** "Erster Eindruck" - Laden inspizieren<text:line-break/><text:line-break/>**Kapitel 2: Die alten Freunde**<text:line-break/>- Treffen mit Alwin (Marktschreier), Onkel Hermanns bestem Freund<text:line-break/>- Alwin erzählt von Hermann und dem Geschäft<text:line-break/>- Weitere "alte Garde" stellt sich vor: Herbert (LKW-Fahrer), Gisela (Marktamt)<text:line-break/>- **Quest:** "Hermanns Vermächtnis" - Erste Aufräumaktion<text:line-break/><text:line-break/>**Kapitel 3: Erster Einkauf**<text:line-break/>- Tutorial: Restposten-System erklärt<text:line-break/>- Erster Kontakt mit Großhändler<text:line-break/>- Erste Verhandlung (geführt)<text:line-break/>- **Quest:** "Bescheidene Anfänge" - 1.000€ Wareneinkauf<text:line-break/><text:line-break/>**Kapitel 4: Eröffnung**<text:line-break/>- Laden renovieren (kosmetisch)<text:line-break/>- Waren präsentieren<text:line-break/>- Großer Eröffnungstag<text:line-break/>- **Quest:** "Der große Tag" - 50 Kunden bedienen<text:line-break/><text:line-break/>**Kapitel 5: Erste Herausforderungen**<text:line-break/>- Geldknappheit - Miete droht<text:line-break/>- Konkurrenz macht sich bemerkbar (SuperMart-Kette)<text:line-break/>- Entscheidung: Kredit aufnehmen oder durchkämpfen?<text:line-break/>- **Quest:** "Überleben" - 5.000€ Gewinn in 2 Wochen<text:line-break/><text:line-break/>---<text:line-break/><text:line-break/>**AKT 2: Der Aufstieg (Level 26-60, ~20-25 Stunden)**<text:line-break/><text:line-break/><text:soft-page-break/>**Kapitel 6: Expansion**<text:line-break/>- Laden läuft stabil<text:line-break/>- Möglichkeit zur Erweiterung<text:line-break/>- Erste Mitarbeiter einstellen<text:line-break/>- **Quest:** "Wachstum" - Lager erweitern, 2 Mitarbeiter einstellen<text:line-break/><text:line-break/>**Kapitel 7: Das Geheimnis**<text:line-break/>- Spieler findet Hermanns alte Tagebücher<text:line-break/>- Enthüllung: Hermann hatte geheime Geschäfte<text:line-break/>- Mysteriöser Lieferant "Der Fuchs" taucht auf<text:line-break/>- Bietet lukrative, aber fragwürdige Deals<text:line-break/>- **Quest:** "Grauzone" - Moralische Entscheidung<text:line-break/><text:line-break/>**Kapitel 8: Konkurrenz**<text:line-break/>- SuperMart-Kette versucht, den Spieler zu kaufen<text:line-break/>- CEO Marcus Steinberg macht Angebot: 500.000€ für Laden<text:line-break/>- Druck durch Preiskampf<text:line-break/>- **Quest:** "Standhalten" - 3 Monate überleben mit SuperMart-Konkurrenz<text:line-break/><text:line-break/>**Kapitel 9: Die Community**<text:line-break/>- Neustadt-Bewohner stehen hinter dem Spieler<text:line-break/>- Organisation einer "Support Local"-Kampagne<text:line-break/>- Zusammenschluss mit anderen Einzelhändlern<text:line-break/>- **Quest:** "Gemeinsam stark" - Bündnis schmieden<text:line-break/><text:line-break/>**Kapitel 10: Der Durchbruch**<text:line-break/>- Viraler Social-Media-Erfolg<text:line-break/>- Regionale Bekanntheit<text:line-break/>- Fernsehen berichtet über "David vs. Goliath"<text:line-break/>- **Quest:** "Berühmtheit" - 10.000 Social-Media-Follower<text:line-break/><text:line-break/>**Kapitel 11: Filial-Eröffnung**<text:line-break/>- Möglichkeit, zweiten Standort zu eröffnen<text:line-break/>- Neue Herausforderungen: Multi-Location-Management<text:line-break/>- **Quest:** "Imperium-Bau" - Erfolgreiche Zweigstelle etablieren<text:line-break/><text:line-break/>---<text:line-break/><text:line-break/>**AKT 3: Das Imperium (Level 61-100, ~15-20 Stunden)**<text:line-break/><text:line-break/>**Kapitel 12: Hermanns Geheimnis**<text:line-break/>- Vollständige Enthüllung: Hermann hatte ein zweites Leben<text:line-break/>- Internationales Netzwerk von Restposten-Händlern<text:line-break/>- Spieler wird in die "Gilde" eingeladen<text:line-break/>- **Quest:** "Das Erbe" - Treffen mit der Gilde<text:line-break/><text:line-break/>**Kapitel 13: Internationalisierung**<text:line-break/>- Import/Export-Möglichkeiten<text:line-break/>- Kontakte in anderen Ländern<text:line-break/>- Kulturelle Herausforderungen<text:line-break/>- **Quest:** "Globaler Spieler" - Erste internationale Lieferung<text:line-break/><text:line-break/><text:soft-page-break/>**Kapitel 14: Die große Krise**<text:line-break/>- Wirtschaftskrise trifft die Stadt<text:line-break/>- Viele Geschäfte schließen<text:line-break/>- SuperMart hat auch Probleme<text:line-break/>- **Quest:** "Krisenmanagement" - Überleben + anderen helfen<text:line-break/><text:line-break/>**Kapitel 15: Der Deal**<text:line-break/>- Steinberg (SuperMart-CEO) kommt zurück<text:line-break/>- Diesmal verzweifelt: SuperMart vor Pleite<text:line-break/>- Angebot: Spieler übernimmt SuperMart-Filialen<text:line-break/>- Oder: SuperMart aufkaufen?<text:line-break/>- **Quest:** "Machtwechsel" - Große strategische Entscheidung<text:line-break/><text:line-break/>**Kapitel 16: Vermächtnis**<text:line-break/>- Spieler ist nun größter Händler in Neustadt<text:line-break/>- Entscheidung: Weitermachen oder verkaufen?<text:line-break/>- Mehrere Enden möglich<text:line-break/>- **Quest:** "Dein Vermächtnis" - Finale Entscheidung<text:line-break/><text:line-break/>---<text:line-break/><text:line-break/>### 4.1.2 Multiple Endings<text:line-break/><text:line-break/>**Ende 1: Der Lokalheld (Good Ending)**<text:line-break/>- Bedingungen: <text:line-break/> <text:s/>- Hohe Community-Reputation (80+)<text:line-break/> <text:s/>- SuperMart ethisch behandelt<text:line-break/> <text:s/>- Mindestens 3 Filialen<text:line-break/> <text:s/>- Keine Schwarzmarkt-Deals<text:line-break/>- Ergebnis: <text:line-break/> <text:s/>- Spieler wird Ehrenbürger<text:line-break/> <text:s/>- Statue auf Marktplatz<text:line-break/> <text:s/>- Generationen-Geschäft<text:line-break/> <text:s/><text:line-break/>**Ende 2: Der Mogul (Neutral-Good Ending)**<text:line-break/>- Bedingungen:<text:line-break/> <text:s/>- 10+ Filialen<text:line-break/> <text:s/>- 1.000.000€+ Vermögen<text:line-break/> <text:s/>- SuperMart übernommen<text:line-break/>- Ergebnis:<text:line-break/> <text:s/>- Regionaler Handels-Imperator<text:line-break/> <text:s/>- IPO vorbereitet<text:line-break/> <text:s/>- Expansion in andere Städte<text:line-break/><text:line-break/>**Ende 3: Der Aussteiger (Neutral Ending)**<text:line-break/>- Bedingungen:<text:line-break/> <text:s/>- Laden verkauft (an Mitarbeiter/Freunde)<text:line-break/> <text:s/>- Mindestens 250.000€ Vermögen<text:line-break/>- Ergebnis:<text:line-break/> <text:s/>- Protagonist geht auf Weltreise<text:line-break/> <text:s/>- Zurück zu einfachem Leben<text:line-break/> <text:s/>- Frieden gefunden<text:line-break/><text:soft-page-break/><text:line-break/>**Ende 4: Der Opportunist (Neutral-Dark Ending)**<text:line-break/>- Bedingungen:<text:line-break/> <text:s/>- Mehrere Schwarzmarkt-Deals<text:line-break/> <text:s/>- SuperMart vernichtet<text:line-break/> <text:s/>- Skrupellose Taktiken<text:line-break/>- Ergebnis:<text:line-break/> <text:s/>- Reich, aber einsam<text:line-break/> <text:s/>- Schlechte Reputation<text:line-break/> <text:s/>- Macht ohne Respekt<text:line-break/><text:line-break/>**Ende 5: Der Gescheiterte (Bad Ending)**<text:line-break/>- Bedingungen:<text:line-break/> <text:s/>- Konkurs anmelden müssen<text:line-break/> <text:s/>- Alle Filialen verloren<text:line-break/> <text:s/>- Hohe Schulden<text:line-break/>- Ergebnis:<text:line-break/> <text:s/>- Zurück ins Büro<text:line-break/> <text:s/>- Lektion gelernt<text:line-break/> <text:s/>- "Try Again" Bonus für Neustart<text:line-break/><text:line-break/>---<text:line-break/><text:line-break/>## 4.2 NEBEN-QUESTS<text:line-break/><text:line-break/>### 4.2.1 Quest-Typen<text:line-break/><text:line-break/>**Tutorial-Quests (10 Quests)**<text:line-break/>- Lehren Spielmechaniken<text:line-break/>- Pflicht für Story-Fortschritt<text:line-break/>- Belohnung: XP, Grundkapital, Skills<text:line-break/><text:line-break/>**Haupt-Quests (16 Quests)**<text:line-break/>- Treiben Story voran<text:line-break/>- Story-Meilensteine<text:line-break/>- Belohnung: Große XP-Mengen, Story-Fortschritt<text:line-break/><text:line-break/>**Charakter-Quests (25 Quests)**<text:line-break/>- Eine pro wichtigem NPC<text:line-break/>- Vertiefen Beziehungen<text:line-break/>- Belohnung: NPC-Boni, Beziehungs-Boost, einzigartige Items<text:line-break/><text:line-break/>**Auftrags-Quests (∞ generiert)**<text:line-break/>- Prozedural generiert<text:line-break/>- "Kunde X sucht Produkt Y"<text:line-break/>- Belohnung: Geld, XP, Reputation<text:line-break/><text:line-break/>**Zeitlich begrenzte Quests (Event-basiert)**<text:line-break/>- Saisonale Specials<text:line-break/>- Nur während Events verfügbar<text:line-break/>- Belohnung: Exklusive Items, hohe Belohnungen<text:line-break/><text:line-break/><text:soft-page-break/>**Herausforderungs-Quests (30 Quests)**<text:line-break/>- Optionale Challenges<text:line-break/>- "Verkaufe 100 Einheiten von X"<text:line-break/>- Belohnung: Achievements, Prestige-Items<text:line-break/><text:line-break/>### 4.2.2 Beispiel Neben-Quests<text:line-break/><text:line-break/>**"Der Hochzeitskuchen-Notfall"** (Charakter-Quest: Lisa)<text:line-break/>```<text:line-break/>Geber: Lisa (Café-Besitzerin)<text:line-break/>Story: Lisas Kühlschrank ist kaputt, Hochzeitstorte in Gefahr<text:line-break/>Aufgabe: Finde in 4 Stunden einen Ersatz-Kühlschrank<text:line-break/>Schwierigkeit: Mittel<text:line-break/>Belohnung: <text:line-break/>- 500€<text:line-break/>- +20 Beziehung Lisa<text:line-break/>- Romantik-Option freigeschaltet<text:line-break/>- 200 XP<text:line-break/>```<text:line-break/><text:line-break/>**"Der verschwundene LKW"** (Charakter-Quest: Herbert)<text:line-break/>```<text:line-break/>Geber: Herbert (LKW-Fahrer)<text:line-break/>Story: Herberts LKW wurde gestohlen, wichtige Lieferung drin<text:line-break/>Aufgabe: <text:line-break/>- Option 1: Hilf Polizei (3 Tage warten)<text:line-break/>- Option 2: Eigene Ermittlung (Detektiv spielen)<text:line-break/>- Option 3: Neue Lieferung organisieren (teuer, aber schnell)<text:line-break/>Schwierigkeit: Schwer<text:line-break/>Belohnung: <text:line-break/>- Herberts ewige Dankbarkeit<text:line-break/>- -20% auf alle Transport-Kosten (permanent)<text:line-break/>- Zugang zu "Schwarzmarkt-Informationen"<text:line-break/>- 350 XP<text:line-break/>```<text:line-break/><text:line-break/>**"Der Lebensmittel-Skandal"** (Herausforderungs-Quest)<text:line-break/>```<text:line-break/>Trigger: Zufallsereignis<text:line-break/>Story: Verdorbene Ware wurde verkauft (vom Spieler oder Konkurrenz)<text:line-break/>Aufgabe: Reputationsschaden begrenzen<text:line-break/>- Öffentliche Entschuldigung<text:line-break/>- Kulanzaktion<text:line-break/>- Qualitätskontrolle verbessern<text:line-break/>Zeitlimit: 7 Tage<text:line-break/>Schwierigkeit: Schwer<text:line-break/>Belohnung: <text:line-break/>- Reputation gerettet<text:line-break/>- +10% Kunden-Vertrauen (bei Erfolg)<text:line-break/>- 500 XP<text:line-break/>```<text:line-break/><text:line-break/><text:soft-page-break/>**"Die Technik-Challenge"** (Herausforderungs-Quest)<text:line-break/>```<text:line-break/>Geber: Cousin Tom<text:line-break/>Story: Tom wettet, du kannst nicht 50 Gaming-PCs in einer Woche verkaufen<text:line-break/>Aufgabe: Verkaufe 50 Gaming-PCs in 7 Tagen<text:line-break/>Voraussetzung: Level 20+<text:line-break/>Schwierigkeit: Sehr schwer<text:line-break/>Belohnung:<text:line-break/>- 5.000€<text:line-break/>- Exklusiver Lieferanten-Kontakt (PC-Hardware)<text:line-break/>- Achievement "Tech-Titan"<text:line-break/>- 750 XP<text:line-break/>```<text:line-break/><text:line-break/>**"Nostalgie-Trip"** (Charakter-Quest: Sarah)<text:line-break/>```<text:line-break/>Geber: Sarah (Ex-Kollegin)<text:line-break/>Story: Sarah besucht, fühlt sich schlecht in ihrem Bürojob<text:line-break/>Aufgabe: <text:line-break/>- Option 1: Ihr einen Job anbieten<text:line-break/>- Option 2: Ihr Mut machen, eigenes Business zu starten<text:line-break/>- Option 3: Sie überzeugen, im Büro zu bleiben (sicher)<text:line-break/>Schwierigkeit: Leicht<text:line-break/>Belohnung (variiert):<text:line-break/>- Option 1: Gute Mitarbeiterin gewonnen<text:line-break/>- Option 2: Konkurrentin, aber Freundin<text:line-break/>- Option 3: +15 Beziehung, aber Sarah unglücklich<text:line-break/>- 200 XP<text:line-break/>```<text:line-break/><text:line-break/>---<text:line-break/><text:line-break/>## 4.3 NPC-SYSTEM<text:line-break/><text:line-break/>### 4.3.1 Haupt-NPCs<text:line-break/><text:line-break/>**ALWIN FISCHER** (Der Mentor)<text:line-break/>```<text:line-break/>Alter: 67 Jahre<text:line-break/>Beruf: Pensionierter Marktschreier<text:line-break/>Beziehung zu Hermann: Bester Freund seit 40 Jahren<text:line-break/>Persönlichkeit: Laut, herzlich, traditionell, weise<text:line-break/><text:line-break/>Funktion im Spiel:<text:line-break/>- Mentor für Verkaufstechniken<text:line-break/>- Erzählt Geschichten aus der Vergangenheit<text:line-break/>- Gibt Tipps zu Kunden-Psychologie<text:line-break/><text:line-break/>Quest-Line: "Die alte Schule" (5 Quests)<text:line-break/>- Lehrt alte Verkaufstricks<text:line-break/>- Gemeinsame Marktstand-Aktion<text:line-break/>- Finale: Alwin übergibt sein "Geheimrezept"-Notizbuch<text:line-break/><text:soft-page-break/><text:line-break/>Belohnungen:<text:line-break/>- +25% Verkaufs-Charisma<text:line-break/>- Fähigkeit "Marktschreier-Modus" (temporär)<text:line-break/>- Zugang zu "Flohmarkt-Netzwerk"<text:line-break/><text:line-break/>Beziehungs-Boni:<text:line-break/>Level 3: -5% auf Waren von alten Kontakten<text:line-break/>Level 5: Alwin arbeitet 1x pro Woche kostenlos im Laden<text:line-break/>```<text:line-break/><text:line-break/>**HERBERT "HERBIE" WAGNER** (Der Logistiker)<text:line-break/>```<text:line-break/>Alter: 52 Jahre<text:line-break/>Beruf: Selbstständiger LKW-Fahrer<text:line-break/>Beziehung zu Hermann: Lieferant und Trinkbuddy<text:line-break/>Persönlichkeit: Ruhig, verlässlich, pragmatisch, Problemlöser<text:line-break/><text:line-break/>Funktion im Spiel:<text:line-break/>- Günstige Transport-Optionen<text:line-break/>- Express-Lieferungen<text:line-break/>- Schwarzmarkt-Kontakte<text:line-break/><text:line-break/>Quest-Line: "Straßen und Schienen" (6 Quests)<text:line-break/>- Hilfst Herbert bei LKW-Problemen<text:line-break/>- Erweiterst Logistik-Netzwerk<text:line-break/>- Finale: Gemeinsame Logistik-Firma gründen (optional)<text:line-break/><text:line-break/>Belohnungen:<text:line-break/>- -30% Transport-Kosten<text:line-break/>- 24h-Express-Lieferung möglich<text:line-break/>- Zugang zu "Nachtlieferungen"<text:line-break/><text:line-break/>Beziehungs-Boni:<text:line-break/>Level 3: Kostenlose Notfall-Lieferungen (3x pro Monat)<text:line-break/>Level 5: Herbert wird Partner (50/50 Logistik-Firma)<text:line-break/>```<text:line-break/><text:line-break/>**GISELA HOFFMANN** (Die Bürokratin)<text:line-break/>```<text:line-break/>Alter: 58 Jahre<text:line-break/>Beruf: Sachbearbeiterin Marktamt<text:line-break/>Beziehung zu Hermann: Geheime Affäre (enthüllt später)<text:line-break/>Persönlichkeit: Streng nach außen, herzlich nach innen, korrekt<text:line-break/><text:line-break/>Funktion im Spiel:<text:line-break/>- Hilfe bei Genehmigungen<text:line-break/>- Insider-Infos zu Stadtplanung<text:line-break/>- Beschleunigt Bürokratie<text:line-break/><text:line-break/>Quest-Line: "Paragraphen</text:p>
      <text:p text:style-name="Standard"><text:s/>und Gefühle" (7 Quests)<text:line-break/><text:soft-page-break/>- Anfangs scheint sie streng und abweisend<text:line-break/>- Spieler hilft ihr bei persönlichem Problem<text:line-break/>- Enthüllung der Beziehung zu Hermann<text:line-break/>- Finale: Gisela verarbeitet Hermanns Tod<text:line-break/><text:line-break/>Belohnungen:<text:line-break/>- Sofort-Genehmigungen (keine Wartezeit)<text:line-break/>- Insider-Infos zu Bauprojekten<text:line-break/>- Zugang zu öffentlichen Ausschreibungen<text:line-break/><text:line-break/>Beziehungs-Boni:<text:line-break/>Level 3: -50% Gebühren bei Genehmigungen<text:line-break/>Level 5: Gisela gibt Hinweise auf lukrative Stadt-Aufträge<text:line-break/>```<text:line-break/><text:line-break/>**MARCUS STEINBERG** (Der Antagonist)<text:line-break/>```<text:line-break/>Alter: 45 Jahre<text:line-break/>Beruf: CEO SuperMart-Kette (Regional)<text:line-break/>Persönlichkeit: Ehrgeizig, berechnend, aber nicht böse, pragmatisch<text:line-break/><text:line-break/>Funktion im Spiel:<text:line-break/>- Hauptkonkurrent<text:line-break/>- Späterer möglicher Partner<text:line-break/>- Repräsentiert Großkapital vs. Einzelhandel<text:line-break/><text:line-break/>Quest-Line: "David und Goliath" (8 Quests)<text:line-break/>- Anfangs Feind, später Respekt<text:line-break/>- Mehrere Konfrontationen<text:line-break/>- Moralische Dilemmata<text:line-break/>- Finale: Partnerschaft oder Übernahme?<text:line-break/><text:line-break/>Story-Wendung:<text:line-break/>- Steinberg ist kein Bösewicht<text:line-break/>- Auch er hat mit Konzern-Zentrale Probleme<text:line-break/>- Mögliche Allianz gegen noch größeren Konzern<text:line-break/><text:line-break/>Beziehungs-Dynamik:<text:line-break/>- Kann nie Freund werden, aber Respekt<text:line-break/>- Bei guten Entscheidungen: Fairer Wettbewerb<text:line-break/>- Bei schlechten: Harter Preiskampf<text:line-break/>```<text:line-break/><text:line-break/>**MARINA KLEIN** (Die Journalistin)<text:line-break/>```<text:line-break/>Alter: 32 Jahre<text:line-break/>Beruf: Reporterin Neustädter Nachrichten<text:line-break/>Persönlichkeit: Neugierig, kritisch, idealistisch, attraktiv<text:line-break/><text:line-break/>Funktion im Spiel:<text:line-break/>- Presseberichterstattung<text:line-break/>- Romantische Option<text:line-break/><text:soft-page-break/>- Story-Katalysator<text:line-break/><text:line-break/>Quest-Line: "Die vierte Gewalt" (6 Quests)<text:line-break/>- Anfangs kritischer Artikel über Spieler<text:line-break/>- Spieler kann Meinung ändern<text:line-break/>- Gemeinsame Investigativ-Recherche<text:line-break/>- Finale: Romantik oder Freundschaft<text:line-break/><text:line-break/>Belohnungen:<text:line-break/>- Positive Presseberichte (+20% Kunden)<text:line-break/>- Warnung vor negativen Events<text:line-break/>- Social-Media-Boost<text:line-break/><text:line-break/>Romantik-Route:<text:line-break/>- 10 romantische Szenen<text:line-break/>- Date-Locations in Neustadt<text:line-break/>- Mögliche Ehe (End-Game)<text:line-break/>- Gemeinsame Wohnung/Haus<text:line-break/>```<text:line-break/><text:line-break/>**LISA WAGNER** (Die Unternehmerin)<text:line-break/>```<text:line-break/>Alter: 29 Jahre<text:line-break/>Beruf: Café-Besitzerin "Lisas Kaffeeklatsch"<text:line-break/>Persönlichkeit: Fröhlich, kreativ, optimistisch, warm<text:line-break/><text:line-break/>Funktion im Spiel:<text:line-break/>- Kaffee-Shop-Kooperation möglich<text:line-break/>- Romantische Option<text:line-break/>- Catering-Geschäfte<text:line-break/><text:line-break/>Quest-Line: "Kaffee und Kuchen" (5 Quests)<text:line-break/>- Hilfst Lisa bei Café-Problemen<text:line-break/>- Gemeinsame Promo-Aktionen<text:line-break/>- Belieferst ihr Café<text:line-break/>- Finale: Geschäftspartnerschaft oder mehr<text:line-break/><text:line-break/>Belohnungen:<text:line-break/>- Cross-Promotion (+10% Kunden für beide)<text:line-break/>- Exklusive Produkt-Line (Kaffee &amp; Gebäck)<text:line-break/>- Gemeinsame Events möglich<text:line-break/><text:line-break/>Romantik-Route:<text:line-break/>- Süße, unkomplizierte Beziehung<text:line-break/>- Viele Café-Dates<text:line-break/>- Gemeinsames Business-Imperium möglich<text:line-break/>```<text:line-break/><text:line-break/>**JULIA SCHNEIDER** (Die Pragmatikerin)<text:line-break/>```<text:line-break/>Alter: 34 Jahre<text:line-break/>Beruf: Stammkundin, später Geschäftsberaterin<text:line-break/><text:soft-page-break/>Persönlichkeit: Direkt, geschäftstüchtig, ehrlich, bodenständig<text:line-break/><text:line-break/>Funktion im Spiel:<text:line-break/>- Anfangs nur Kundin<text:line-break/>- Gibt ungefragt Business-Tipps<text:line-break/>- Wird Beraterin (wenn gewünscht)<text:line-break/><text:line-break/>Quest-Line: "Geschäftssinn" (4 Quests)<text:line-break/>- Julia macht auf Fehler aufmerksam<text:line-break/>- Bietet professionelle Beratung an<text:line-break/>- Hilft bei Expansion<text:line-break/>- Finale: Geschäftspartnerin oder romantische Partnerin<text:line-break/><text:line-break/>Belohnungen:<text:line-break/>- +15% Gewinnmarge (durch Optimierungen)<text:line-break/>- Business-Plan-Unterstützung<text:line-break/>- Finanzielle Beratung<text:line-break/><text:line-break/>Romantik-Route:<text:line-break/>- Langsame, realistische Entwicklung<text:line-break/>- Geschäft und Privatleben trennen lernen<text:line-break/>- Power-Couple-Dynamic<text:line-break/>```<text:line-break/><text:line-break/>### 4.3.2 Neben-NPCs (Stadt-Bewohner)<text:line-break/><text:line-break/>**Lieferanten-NPCs (12 Personen)**<text:line-break/>```<text:line-break/>1. THOMAS BECKER - Lebensmittel-Großhändler<text:line-break/> <text:s text:c="2"/>- Persönlichkeit: Geschäftsmäßig, fair<text:line-break/> <text:s text:c="2"/>- Besonderheit: Frische-Garantie<text:line-break/><text:line-break/>2. PETRA SCHMIDT - Textil-Import<text:line-break/> <text:s text:c="2"/>- Persönlichkeit: Modebewusst, trendy<text:line-break/> <text:s text:c="2"/>- Besonderheit: Internationale Kontakte<text:line-break/><text:line-break/>3. WOLFGANG MEIER - Elektronik-Distributor<text:line-break/> <text:s text:c="2"/>- Persönlichkeit: Tech-Nerd, präzise<text:line-break/> <text:s text:c="2"/>- Besonderheit: B-Ware-Spezialist<text:line-break/><text:line-break/>4. FATIMA AL-HASSAN - Haushaltswaren<text:line-break/> <text:s text:c="2"/>- Persönlichkeit: Herzlich, großzügig<text:line-break/> <text:s text:c="2"/>- Besonderheit: Orientalische Spezialitäten<text:line-break/><text:line-break/>5. JOHANNES "HANNES" KOCH - Getränke-Großhandel<text:line-break/> <text:s text:c="2"/>- Persönlichkeit: Gesellig, laut<text:line-break/> <text:s text:c="2"/>- Besonderheit: Brauereiverbindungen<text:line-break/><text:line-break/>6. ANNA WEBER - Bio &amp; Öko-Produkte<text:line-break/> <text:s text:c="2"/>- Persönlichkeit: Idealistisch, streng<text:line-break/> <text:s text:c="2"/>- Besonderheit: Nachhaltigkeits-Zertifikate<text:line-break/><text:line-break/><text:soft-page-break/>7. DIMITRI VOLKOV - "Der Fuchs" (Graumarkt)<text:line-break/> <text:s text:c="2"/>- Persönlichkeit: Mysteriös, profitabel<text:line-break/> <text:s text:c="2"/>- Besonderheit: Fragwürdige, aber lukrative Deals<text:line-break/><text:line-break/>8. SABINE Fischer - Möbel &amp; Deko<text:line-break/> <text:s text:c="2"/>- Persönlichkeit: Kreativ, chaotisch<text:line-break/> <text:s text:c="2"/>- Besonderheit: Designer-Restposten<text:line-break/><text:line-break/>9. CARLOS RODRIGUEZ - Import-Spezialist<text:line-break/> <text:s text:c="2"/>- Persönlichkeit: Charmant, manchmal unzuverlässig<text:line-break/> <text:s text:c="2"/>- Besonderheit: Südamerikanische Waren<text:line-break/><text:line-break/>10. HEINRICH VOGT - Werkzeug &amp; Bau<text:line-break/> <text:s text:c="3"/>- Persönlichkeit: Solide, traditionell<text:line-break/> <text:s text:c="3"/>- Besonderheit: Handwerks-Qualität<text:line-break/><text:line-break/>11. SUSANNE LANG - Spielwaren &amp; Hobby<text:line-break/> <text:s text:c="3"/>- Persönlichkeit: Kindlich, enthusiastisch<text:line-break/> <text:s text:c="3"/>- Besonderheit: Limited Editions<text:line-break/><text:line-break/>12. THORSTEN BRAUN - Fahrzeuge<text:line-break/> <text:s text:c="3"/>- Persönlichkeit: Cool, selbstbewusst<text:line-break/> <text:s text:c="3"/>- Besonderheit: Auto-Auktionen<text:line-break/>```<text:line-break/><text:line-break/>**Kunden-Archetypen (Prozedural generiert)**<text:line-break/>```<text:line-break/>1. Der Rentner<text:line-break/> <text:s text:c="2"/>- Kauft: Lebensmittel, Haushalts-Basics<text:line-break/> <text:s text:c="2"/>- Verhalten: Langsam, gesprächig, preisbewusst<text:line-break/><text:line-break/>2. Die Mutter<text:line-break/> <text:s text:c="2"/>- Kauft: Kleidung (Kinder), Spielzeug, Lebensmittel<text:line-break/> <text:s text:c="2"/>- Verhalten: Stresst, Zeitdruck, mehrere Kinder<text:line-break/><text:line-break/>3. Der Student<text:line-break/> <text:s text:c="2"/>- Kauft: Günstige Elektronik, Instant-Food<text:line-break/> <text:s text:c="2"/>- Verhalten: Immer knapp bei Kasse<text:line-break/><text:line-break/>4. Der Geschäftsmann<text:line-break/> <text:s text:c="2"/>- Kauft: Anzüge, Elektronik, Luxus-Artikel<text:line-break/> <text:s text:c="2"/>- Verhalten: Ungeduldig, hohe Ansprüche<text:line-break/><text:line-break/>5. Die Schnäppchenjägerin<text:line-break/> <text:s text:c="2"/>- Kauft: Alles, was im Angebot ist<text:line-break/> <text:s text:c="2"/>- Verhalten: Fragt nach Rabatten, Stammkundin<text:line-break/><text:line-break/>6. Der Sammler<text:line-break/> <text:s text:c="2"/>- Kauft: Spezielle Items, Raritäten<text:line-break/> <text:s text:c="2"/>- Verhalten: Kennerisch, zahlt gut für besondere Stücke<text:line-break/><text:line-break/>7. Der Gelegenheitskäufer<text:line-break/><text:soft-page-break/> <text:s text:c="2"/>- Kauft: Spontan, mixed<text:line-break/> <text:s text:c="2"/>- Verhalten: Lässt sich inspirieren<text:line-break/><text:line-break/>8. Der Wiederverkäufer<text:line-break/> <text:s text:c="2"/>- Kauft: Große Mengen, gemischte Paletten<text:line-break/> <text:s text:c="2"/>- Verhalten: Verhandelt hart, regelmäßige Großeinkäufe<text:line-break/>```<text:line-break/><text:line-break/>**Stadt-Funktions-NPCs**<text:line-break/>```<text:line-break/>- Bürgermeister Dr. HANS GRÜNEWALD: Politik, Genehmigungen<text:line-break/>- Bankdirektor ERNST RICHTER: Kredite, Finanzierung<text:line-break/>- Pfarrer MARTIN WEBER: Community, Events<text:line-break/>- Polizist KLAUS SCHMIDT: Sicherheit, Ordnung<text:line-break/>- Arzt DR. ELISABETH BRAUN: Gesundheit<text:line-break/>- Architekt STEFAN BAUER: Umbau, Renovierung<text:line-break/>```<text:line-break/><text:line-break/>---<text:line-break/><text:line-break/>## 4.4 DYNAMISCHES DIALOG-SYSTEM<text:line-break/><text:line-break/>### 4.4.1 Dialog-Mechaniken<text:line-break/><text:line-break/>**Konversations-Optionen:**<text:line-break/>```<text:line-break/>1. Sachlich/Professionell<text:line-break/> <text:s text:c="2"/>- Neutral<text:line-break/> <text:s text:c="2"/>- Effizient<text:line-break/> <text:s text:c="2"/>- Business-fokussiert<text:line-break/><text:line-break/>2. Freundlich/Charmant<text:line-break/> <text:s text:c="2"/>- Baut Beziehungen auf<text:line-break/> <text:s text:c="2"/>- +5% bessere Deals<text:line-break/> <text:s text:c="2"/>- Zeitaufwändiger<text:line-break/><text:line-break/>3. Aggressiv/Fordernd<text:line-break/> <text:s text:c="2"/>- Bessere Rabatte möglich<text:line-break/> <text:s text:c="2"/>- Risiko: Beziehung leidet<text:line-break/> <text:s text:c="2"/>- Schneller<text:line-break/><text:line-break/>4. Humorvoll/Locker<text:line-break/> <text:s text:c="2"/>- Unterhaltungswert<text:line-break/> <text:s text:c="2"/>- Manchmal sehr effektiv<text:line-break/> <text:s text:c="2"/>- Manchmal gar nicht<text:line-break/><text:line-break/>5. Analytisch/Fakten-basiert<text:line-break/> <text:s text:c="2"/>- Überzeugt mit Daten<text:line-break/> <text:s text:c="2"/>- Gut bei gebildeten NPCs<text:line-break/> <text:s text:c="2"/>- Braucht hohen Produktkenntnis-Skill<text:line-break/>```<text:line-break/><text:line-break/><text:soft-page-break/>**Dialog-Skillchecks:**<text:line-break/>```<text:line-break/>Beispiel:<text:line-break/>NPC: "Ich kann dir nicht unter 5€ pro Einheit geben."<text:line-break/><text:line-break/>Option 1 [Verhandeln - Schwer]: "Dein Konkurrent bietet 4,20€..."<text:line-break/>→ Erfolg: 4,50€ pro Einheit<text:line-break/>→ Fehlschlag: NPC beleidigt, bricht ab<text:line-break/><text:line-break/>Option 2 [Freundlich - Mittel]: "Ich verstehe, aber als Stammkunde..."<text:line-break/>→ Erfolg: 4,80€ pro Einheit<text:line-break/>→ Fehlschlag: Bleibt bei 5€<text:line-break/><text:line-break/>Option 3 [Akzeptieren]: "Okay, 5€ ist fair."<text:line-break/>→ Beziehung +5, schnelle Abwicklung<text:line-break/>```<text:line-break/><text:line-break/>### 4.4.2 Beziehungs-Dialoge<text:line-break/><text:line-break/>**Beziehungsstufen entsperrungen:**<text:line-break/>```<text:line-break/>Level 1: Smalltalk, Basis-Dialoge<text:line-break/>Level 2: Persönliche Fragen, erste tiefere Gespräche<text:line-break/>Level 3: Vertrauens-Gespräche, Geheimnisse<text:line-break/>Level 4: Tiefe Freundschaft oder Romantik-Optionen<text:line-break/>Level 5: Intimste Gespräche, lebensverändernde Themen<text:line-break/>```<text:line-break/><text:line-break/>**Romantik-Dialog-Beispiel:**<text:line-break/>```<text:line-break/>Spieler: "Lisa, ich... ich wollte dich etwas fragen."<text:line-break/><text:line-break/>Lisa: "Ja? Du siehst nervös aus." [lacht]<text:line-break/><text:line-break/>→ Option 1 [Direkt]: "Würdest du mit mir essen gehen? Als Date?"<text:line-break/>→ Option 2 [Vorsichtig]: "Wie wäre es, wenn wir mal außerhalb vom Geschäft was unternehmen?"<text:line-break/>→ Option 3 [Rückzieher]: "Ach, nichts wichtiges..."<text:line-break/><text:line-break/>[Bei Option 1 - Wenn Beziehung hoch genug]<text:line-break/>Lisa: [errötet] "Ich dachte, du fragst nie! Sehr gerne."<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ext:line-break/><text:span text:style-name="T3"># KAPITEL 5: WELT &amp; UMGEBUNG (NEUSTADT)</text:span><text:line-break/><text:line-break/>---<text:line-break/><text:line-break/>## 5.1 STADT-ÜBERSICHT<text:line-break/><text:line-break/>### 5.1.1 Neustadt - Die fiktive Stadt<text:line-break/><text:line-break/>**Grunddaten:**<text:line-break/>- Einwohner: 45.000<text:line-break/>- Lage: Mittelgebirgsregion, Deutschland<text:line-break/>- Wirtschaft: Mittelständisch, gemischt<text:line-break/>- Charakter: Traditionell mit moderner Entwicklung<text:line-break/>- Atmosphäre: Gemütlich, aber nicht verschlafen<text:line-break/><text:line-break/>**Stadtphilosophie:**<text:line-break/>Neustadt ist eine mittelgroße deutsche Stadt, die den Spagat zwischen Tradition und Moderne versucht. Alteingesessene Geschäfte kämpfen gegen Filialisten, während junge Gründer neue Impulse setzen. Die Stadt ist groß genug für Diversität, klein genug für Community-Gefühl.<text:line-break/><text:line-break/>### 5.1.2 Stadt-Karte<text:line-break/><text:line-break/>**5 Hauptbezirke:**<text:line-break/><text:line-break/>```<text:line-break/>┌─────────────────────────────────────────┐<text:line-break/>│ <text:s text:c="8"/>NEUSTADT STADTPLAN <text:s text:c="9"/><text:tab/><text:tab/><text:tab/><text:tab/> <text:s text:c="12"/>│<text:line-break/>│ <text:s text:c="40"/>│<text:line-break/>│ <text:s/>[Gewerbe] <text:s text:c="3"/>[Zentrum] <text:s text:c="3"/>[Bahnhof] <text:s/>│<text:line-break/>│ <text:s text:c="4"/>Nord <text:s text:c="8"/>City <text:s text:c="7"/>Viertel <text:s text:c="2"/>│<text:line-break/>│ <text:s text:c="40"/>│<text:line-break/>│ <text:s/>[Wohn] <text:s text:c="6"/>[Markt] <text:s text:c="5"/>[Industrie] │<text:line-break/>│ <text:s text:c="2"/>gebiet <text:s text:c="5"/>platz <text:s text:c="9"/>gebiet <text:s text:c="3"/>│<text:line-break/>│ <text:s text:c="40"/>│<text:line-break/>│ <text:s/>[Alt] <text:s text:c="7"/>[Park &amp; <text:s text:c="5"/>[See &amp; <text:s text:c="5"/>│<text:line-break/>│ <text:s/>stadt <text:s text:c="7"/>Grün] <text:s text:c="8"/>Strand] <text:s text:c="3"/>│<text:line-break/>│ <text:s text:c="40"/>│<text:line-break/>└─────────────────────────────────────────┘<text:line-break/>```<text:line-break/><text:line-break/>---<text:line-break/><text:line-break/>## 5.2 STADTVIERTEL (DETAILLIERT)<text:line-break/><text:line-break/>### 5.2.1 ZENTRUM / INNENSTADT<text:line-break/><text:line-break/>**Charakteristik:**<text:line-break/>- Historisches Herz der Stadt<text:line-break/>- Fußgängerzone<text:line-break/>- Mix aus Alt und Neu<text:line-break/><text:soft-page-break/>- Hauptgeschäftsstraße: Kaiserstraße<text:line-break/><text:line-break/>**Locations:**<text:line-break/><text:line-break/>**1. Marktplatz (Zentral)**<text:line-break/>```<text:line-break/>Beschreibung:<text:line-break/>- Historischer Platz mit Brunnen<text:line-break/>- Rathaus (Baujahr 1892)<text:line-break/>- Wochenmarkt jeden Mittwoch &amp; Samstag<text:line-break/>- Treffpunkt für Events und Feste<text:line-break/><text:line-break/>Wichtige Gebäude:<text:line-break/>- Rathaus (Bürgermeister, Behörden)<text:line-break/>- Stadtbibliothek<text:line-break/>- Touristeninformation<text:line-break/>- 4 Cafés/Restaurants<text:line-break/>- 8 Einzelhandelsgeschäfte<text:line-break/><text:line-break/>Gameplay-Relevanz:<text:line-break/>- Zentral für Kundschaft<text:line-break/>- Teuer, aber viel Laufkundschaft<text:line-break/>- Events finden hier statt<text:line-break/>- Hohe Sichtbarkeit<text:line-break/>```<text:line-break/><text:line-break/>**2. Kaiserstraße (Einkaufsmeile)**<text:line-break/>```<text:line-break/>Länge: 800 Meter<text:line-break/>Stil: Fußgängerzone, historische Fassaden<text:line-break/><text:line-break/>Geschäfte (Auswahl):<text:line-break/>- Kaufhaus "Schneider" (traditionsreich)<text:line-break/>- SuperMart-Filiale (Konkurrenz)<text:line-break/>- 15 Einzelhandelsgeschäfte<text:line-break/>- 6 Cafés &amp; Restaurants<text:line-break/>- 3 Bankfilialen<text:line-break/><text:line-break/>Dein möglicher Laden-Standort: Kaiserstraße 47<text:line-break/>- Miete: 4.500€/Monat<text:line-break/>- Fläche: 200m²<text:line-break/>- Laufkundschaft: Sehr hoch<text:line-break/>- Konkurrenz: Hoch<text:line-break/>```<text:line-break/><text:line-break/>**3. Nebenstraßen**<text:line-break/>```<text:line-break/>Schillerstraße:<text:line-break/>- Ruhiger<text:line-break/>- Boutiquen, Kunsthandwerk<text:line-break/>- "Hipster"-Zone<text:line-break/><text:line-break/><text:soft-page-break/>Goethestraße:<text:line-break/>- Dienstleister<text:line-break/>- Anwälte, Ärzte, Versicherungen<text:line-break/>- Business-Kundschaft<text:line-break/><text:line-break/>Bahnhofstraße:<text:line-break/>- Verbindung zum Bahnhof<text:line-break/>- Schnellimbiss, Kioske<text:line-break/>- Durchgangsverkehr<text:line-break/>```<text:line-break/><text:line-break/>### 5.2.2 MARKTPLATZ-VIERTEL<text:line-break/><text:line-break/>**Charakteristik:**<text:line-break/>- Ursprünglicher Handelsort<text:line-break/>- Traditioneller Wochenmarkt<text:line-break/>- Dein Start-Laden ist hier!<text:line-break/><text:line-break/>**Locations:**<text:line-break/><text:line-break/>**1. Markthalle (Historisch)**<text:line-break/>```<text:line-break/>Beschreibung:<text:line-break/>- Überdachter Markt (Baujahr 1905)<text:line-break/>- 40 Marktstände<text:line-break/>- Lebensmittel, Blumen, Handwerk<text:line-break/><text:line-break/>NPCs hier:<text:line-break/>- Alwin (sein alter Stand)<text:line-break/>- 12 andere Händler<text:line-break/>- Markthallen-Verwalter<text:line-break/><text:line-break/>Gameplay:<text:line-break/>- Günstige Standmiete möglich<text:line-break/>- Event-Location<text:line-break/>- Networking-Hotspot<text:line-break/>```<text:line-break/><text:line-break/>**2. Hermanns Laden (Dein Start-Standort)**<text:line-break/>```<text:line-break/>Adresse: Am Markt 12<text:line-break/>Baujahr: 1960er<text:line-break/>Zustand: Renovierungsbedürftig<text:line-break/><text:line-break/>Erdgeschoss:<text:line-break/>- Verkaufsfläche: 120m²<text:line-break/>- Lager: 50m²<text:line-break/>- Büro: 15m²<text:line-break/>- Sanitär: 10m²<text:line-break/><text:line-break/>Keller:<text:line-break/>- Lagerraum: 80m²<text:line-break/><text:soft-page-break/>- Kühlraum (nicht funktionsfähig): 20m²<text:line-break/><text:line-break/>1. Stock (Wohnung - optional nutzbar):<text:line-break/>- 3 Zimmer<text:line-break/>- 75m²<text:line-break/>- Kann bewohnt oder vermietet werden<text:line-break/><text:line-break/>Miete: 1.800€/Monat (günstig!)<text:line-break/>Vorteil: Historisch, Character, Stammkunden<text:line-break/>Nachteil: Modernisierung nötig<text:line-break/>```<text:line-break/><text:line-break/>**3. Umgebung Am Markt**<text:line-break/>```<text:line-break/>Nachbarn:<text:line-break/>- Lisas Café "Kaffeeklatsch" (rechts)<text:line-break/>- Buchladen "Lesezeit" (links)<text:line-break/>- Metzgerei Schmidt (gegenüber)<text:line-break/>- Bäckerei Müller (2 Häuser weiter)<text:line-break/><text:line-break/>Atmosphäre:<text:line-break/>- Gemeinschaftlich<text:line-break/>- Nachbarschaftshilfe<text:line-break/>- Kleiner Kiez-Feeling<text:line-break/><text:line-break/>Kundschaft:<text:line-break/>- Lokale Stammkunden<text:line-break/>- Marktbesucher (Mi/Sa)<text:line-break/>- Durchlaufende<text:line-break/>```<text:line-break/><text:line-break/>### 5.2.3 BAHNHOFSVIERTEL<text:line-break/><text:line-break/>**Charakteristik:**<text:line-break/>- Verkehrsknotenpunkt<text:line-break/>- Multikulturell<text:line-break/>- Tag/Nacht-Betrieb<text:line-break/><text:line-break/>**Locations:**<text:line-break/><text:line-break/>**1. Hauptbahnhof**<text:line-break/>```<text:line-break/>Größe: Mittelgroß<text:line-break/>Verbindungen: Regional, einige IC-Züge<text:line-break/>Frequenz: 15.000 Passagiere/Tag<text:line-break/><text:line-break/>Geschäfte im Bahnhof:<text:line-break/>- Bäckerei-Kette<text:line-break/>- Kiosk/Presse<text:line-break/>- Drogerie<text:line-break/>- Imbiss<text:line-break/><text:line-break/><text:soft-page-break/>Möglicher Standort: "Bahnhof-Shop"<text:line-break/>- Miete: 3.800€/Monat<text:line-break/>- Fläche: 60m²<text:line-break/>- Vorteil: 18h Öffnung möglich, Laufkundschaft<text:line-break/>- Nachteil: Klein, teuer, unpersönlich<text:line-break/>```<text:line-break/><text:line-break/>**2. Bahnhofsvorplatz**<text:line-break/>```<text:line-break/>Features:<text:line-break/>- Taxistand<text:line-break/>- Busbahnhof<text:line-break/>- Fahrradparkhaus<text:line-break/><text:line-break/>Events:<text:line-break/>- Weihnachtsmarkt<text:line-break/>- Straßenmusiker<text:line-break/>- Demonstrationen/Versammlungen<text:line-break/>```<text:line-break/><text:line-break/>**3. Multicultural Quarter**<text:line-break/>```<text:line-break/>Charakteristik:<text:line-break/>- Diverse Kulturen<text:line-break/>- Internationale Läden<text:line-break/>- Restaurants: Türkisch, Italienisch, Asiatisch<text:line-break/><text:line-break/>Spieler-Relevanz:<text:line-break/>- Spezialitäten-Import möglich<text:line-break/>- Neue Zielgruppen<text:line-break/>- Günstige Gewerberäume<text:line-break/>```<text:line-break/><text:line-break/>### 5.2.4 GEWERBEGEBIET NORD<text:line-break/><text:line-break/>**Charakteristik:**<text:line-break/>- Industriell<text:line-break/>- Logistik-Zentren<text:line-break/>- B2B-Geschäfte<text:line-break/><text:line-break/>**Locations:**<text:line-break/><text:line-break/>**1. Logistik-Park**<text:line-break/>```<text:line-break/>Fläche: 50.000m²<text:line-break/>Firmen:<text:line-break/>- 12 Logistik-Unternehmen<text:line-break/>- 5 Großhändler<text:line-break/>- Speditionen<text:line-break/><text:line-break/>Gameplay-Relevanz:<text:line-break/>- Herbert hat hier seinen Standort<text:line-break/><text:soft-page-break/>- Günstige Lagermieten<text:line-break/>- B2B-Kunden<text:line-break/>- Großeinkauf möglich<text:line-break/><text:line-break/>Möglicher Standort: "Großlager"<text:line-break/>- Miete: 2.000€/Monat<text:line-break/>- Fläche: 500m² (nur Lager)<text:line-break/>- Vorteil: Riesig, günstig, LKW-Zufahrt<text:line-break/>- Nachteil: Keine Laufkundschaft, außerhalb<text:line-break/>```<text:line-break/><text:line-break/>**2. Gewerbepark "Am Nordring"**<text:line-break/>```<text:line-break/>Mieter:<text:line-break/>- Büros<text:line-break/>- Handwerksbetriebe<text:line-break/>- Showrooms<text:line-break/><text:line-break/>Dein möglicher Outlet:<text:line-break/>- Miete: 2.800€/Monat<text:line-break/>- Fläche: 300m²<text:line-break/>- Vorteil: Parkplätze, groß<text:line-break/>- Nachteil: Wenig Laufkundschaft<text:line-break/>```<text:line-break/><text:line-break/>### 5.2.5 WOHNGEBIET OST<text:line-break/><text:line-break/>**Charakteristik:**<text:line-break/>- Wohnhäuser<text:line-break/>- Familien-freundlich<text:line-break/>- Ruhig<text:line-break/><text:line-break/>**Locations:**<text:line-break/><text:line-break/>**1. Einkaufszentrum "Neustadt-Center"**<text:line-break/>```<text:line-break/>Größe: 20.000m²<text:line-break/>Geschäfte: 45<text:line-break/>Anker-Mieter: SuperMart (Konkurrent!)<text:line-break/><text:line-break/>Weitere Mieter:<text:line-break/>- Drogerie-Kette<text:line-break/>- Modegeschäfte<text:line-break/>- Elektronik-Filiale<text:line-break/>- Food-Court<text:line-break/><text:line-break/>Gameplay-Relevanz:<text:line-break/>- Hauptkonkurrenz-Standort<text:line-break/>- Spieler KANN hier Laden eröffnen (teuer)<text:line-break/>- Events im Center<text:line-break/>```<text:line-break/><text:line-break/><text:soft-page-break/>**2. Wohnsiedlung "Am Sonnenhang"**<text:line-break/>```<text:line-break/>Charakteristik:<text:line-break/>- Einfamilienhäuser<text:line-break/>- Reihenhäuser<text:line-break/>- Neubaugebiet<text:line-break/><text:line-break/>Einwohner: 8.000<text:line-break/>Zielgruppe: Familien, gehobenes Einkommen<text:line-break/><text:line-break/>Möglicher Standort: "Nachbarschaftsladen"<text:line-break/>- Miete: 1.200€/Monat<text:line-break/>- Fläche: 80m²<text:line-break/>- Vorteil: Stammkunden, Nische<text:line-break/>- Nachteil: Begrenzte Zielgruppe<text:line-break/>```<text:line-break/><text:line-break/>### 5.2.6 ALTSTADT (SÜD)<text:line-break/><text:line-break/>**Charakteristik:**<text:line-break/>- Historische Gebäude (15.-18. Jhd.)<text:line-break/>- Touristisch<text:line-break/>- Kulturell<text:line-break/><text:line-break/>**Locations:**<text:line-break/><text:line-break/>**1. Historischer Kern**<text:line-break/>```<text:line-break/>Features:<text:line-break/>- Fachwerkhäuser<text:line-break/>- Stadtmauer-Reste<text:line-break/>- Heimatmuseum<text:line-break/>- Stadtarchiv<text:line-break/><text:line-break/>Geschäfte:<text:line-break/>- Antiquitäten<text:line-break/>- Kunsthandwerk<text:line-break/>- Souvenirs<text:line-break/>- Galerien<text:line-break/><text:line-break/>Tourismus:<text:line-break/>- 50.000 Besucher/Jahr<text:line-break/>- Stadtführungen<text:line-break/>- Hochzeits-Location<text:line-break/><text:line-break/>Möglicher Standort: "Antik &amp; Kurios"<text:line-break/>- Miete: 2.200€/Monat<text:line-break/>- Fläche: 90m²<text:line-break/>- Vorteil: Touristen, Nische, Charme<text:line-break/>- Nachteil: Saisonal, spezielle Zielgruppe<text:line-break/>```<text:line-break/><text:line-break/><text:soft-page-break/>**2. Kulturviertel**<text:line-break/>```<text:line-break/>Einrichtungen:<text:line-break/>- Stadttheater (350 Plätze)<text:line-break/>- Kino "Lichtspiele" (4 Säle)<text:line-break/>- Kunstverein<text:line-break/>- Musikschule<text:line-break/><text:line-break/>Gastronomie:<text:line-break/>- 8 Restaurants (gehoben)<text:line-break/>- 5 Bars/Kneipen<text:line-break/>- 3 Cafés<text:line-break/><text:line-break/>Zielgruppe:<text:line-break/>- Kulturinteressiert<text:line-break/>- Gebildet<text:line-break/>- Kaufkräftig<text:line-break/>```<text:line-break/><text:line-break/>### 5.2.7 INDUSTRIEGEBIET (OST)<text:line-break/><text:line-break/>**Charakteristik:**<text:line-break/>- Produktionsbetriebe<text:line-break/>- Großlager<text:line-break/>- LKW-Verkehr<text:line-break/><text:line-break/>**Locations:**<text:line-break/><text:line-break/>**1. Industriepark**<text:line-break/>```<text:line-break/>Fläche: 120.000m²<text:line-break/>Firmen:<text:line-break/>- Maschinenbau (3 Betriebe)<text:line-break/>- Lebensmittelproduktion (2 Betriebe)<text:line-break/>- Textilherstellung (1 Betrieb)<text:line-break/>- Elektronikmontage (2 Betriebe)<text:line-break/><text:line-break/>Gameplay-Relevanz:<text:line-break/>- Direkt-Einkauf bei Herstellern<text:line-break/>- Werksverkauf-Kooperationen<text:line-break/>- B2B-Geschäfte<text:line-break/>- Mitarbeiter als Kunden<text:line-break/><text:line-break/>Arbeitnehmer: 3.500<text:line-break/>```<text:line-break/><text:line-break/>**2. Recycling-Hof &amp; Entsorgung**<text:line-break/>```<text:line-break/>Anlagen:<text:line-break/>- Wertstoffhof<text:line-break/>- Schrottplatz<text:line-break/>- Gebrauchtwaren-Center<text:line-break/><text:soft-page-break/><text:line-break/>Gameplay:<text:line-break/>- Günstige B-Ware<text:line-break/>- Retouren-Aufkauf<text:line-break/>- Upcycling-Möglichkeiten<text:line-break/>```<text:line-break/><text:line-break/>### 5.2.8 GRÜNGÜRTEL &amp; NAHERHOLUNG<text:line-break/><text:line-break/>**Charakteristik:**<text:line-break/>- Natur<text:line-break/>- Freizeit<text:line-break/>- Sport<text:line-break/><text:line-break/>**Locations:**<text:line-break/><text:line-break/>**1. Stadtpark**<text:line-break/>```<text:line-break/>Fläche: 15 Hektar<text:line-break/>Features:<text:line-break/>- See mit Tretbooten<text:line-break/>- Spielplätze (3)<text:line-break/>- Grillplätze<text:line-break/>- Minigolf<text:line-break/>- Biergarten<text:line-break/><text:line-break/>Events:<text:line-break/>- Parkfest (Sommer)<text:line-break/>- Open-Air-Kino<text:line-break/>- Konzerte<text:line-break/><text:line-break/>Gameplay:<text:line-break/>- Erholungsort für Spieler<text:line-break/>- Event-Catering möglich<text:line-break/>- Kiosk-Standort möglich<text:line-break/>```<text:line-break/><text:line-break/>**2. Sportzentrum**<text:line-break/>```<text:line-break/>Einrichtungen:<text:line-break/>- Stadion (5.000 Plätze)<text:line-break/>- Schwimmbad<text:line-break/>- Sporthallen (3)<text:line-break/>- Fitnesscenter<text:line-break/><text:line-break/>Vereine:<text:line-break/>- Fußball (Liga-Team)<text:line-break/>- Handball<text:line-break/>- Schwimmen<text:line-break/>- Leichtathletik<text:line-break/><text:line-break/>Gameplay:<text:line-break/><text:soft-page-break/>- Sponsoring-Möglichkeiten<text:line-break/>- Merchandising<text:line-break/>- Event-Stände bei Spielen<text:line-break/>```<text:line-break/><text:line-break/>**3. Neustädter See**<text:line-break/>```<text:line-break/>Größe: 2km²<text:line-break/>Features:<text:line-break/>- Strandbad<text:line-break/>- Segelclub<text:line-break/>- Camping-Platz<text:line-break/>- Wassersport<text:line-break/><text:line-break/>Saison: Mai-September<text:line-break/><text:line-break/>Möglicher Standort: "Strandbude"<text:line-break/>- Miete: 800€/Monat (nur Sommer)<text:line-break/>- Fläche: 40m²<text:line-break/>- Vorteil: Sommer-Boom, keine Konkurrenz<text:line-break/>- Nachteil: Saisonal begrenzt<text:line-break/>```<text:line-break/><text:line-break/>---<text:line-break/><text:line-break/>## 5.3 WICHTIGE GEBÄUDE &amp; EINRICHTUNGEN<text:line-break/><text:line-break/>### 5.3.1 Öffentliche Gebäude<text:line-break/><text:line-break/>**Rathaus**<text:line-break/>```<text:line-break/>Funktion: Verwaltung, Behörden<text:line-break/>Öffnungszeiten: Mo-Fr 8-16 Uhr<text:line-break/>Relevant für: Genehmigungen, Steuern, Stadtpolitik<text:line-break/><text:line-break/>Bereiche:<text:line-break/>- Bürgerbüro<text:line-break/>- Ordnungsamt (Gisela arbeitet hier)<text:line-break/>- Bauamt<text:line-break/>- Gewerbeamt<text:line-break/>- Bürgermeisterbüro<text:line-break/>```<text:line-break/><text:line-break/>**Polizeirevier**<text:line-break/>```<text:line-break/>Funktion: Sicherheit, Ordnung<text:line-break/>Relevant für: Diebstahl-Anzeigen, Sicherheitsberatung<text:line-break/><text:line-break/>NPCs:<text:line-break/>- Polizist Klaus Schmidt<text:line-break/>- Weitere Beamte<text:line-break/>```<text:line-break/><text:soft-page-break/><text:line-break/>**Sparkasse Neustadt**<text:line-break/>```<text:line-break/>Funktion: Banking, Kredite<text:line-break/>Öffnungszeiten: Mo-Fr 9-18 Uhr, Sa 9-13 Uhr<text:line-break/><text:line-break/>Services:<text:line-break/>- Geschäftskonto (Pflicht)<text:line-break/>- Kredite bis 500.000€<text:line-break/>- Finanzberatung<text:line-break/>- Überweisungen<text:line-break/><text:line-break/>NPC: Bankdirektor Ernst Richter<text:line-break/>```<text:line-break/><text:line-break/>**Arbeitsagentur**<text:line-break/>```<text:line-break/>Funktion: Mitarbeiter-Vermittlung<text:line-break/>Relevant für: Personal finden, Fördermittel<text:line-break/><text:line-break/>Services:<text:line-break/>- Stellenanzeigen<text:line-break/>- Bewerber-Datenbank<text:line-break/>- Eingliederungszuschüsse<text:line-break/>```<text:line-break/><text:line-break/>### 5.3.2 Bildung &amp; Kultur<text:line-break/><text:line-break/>**Berufsschule**<text:line-break/>```<text:line-break/>Funktion: Ausbildung<text:line-break/>Relevant für: Auszubildende einstellen<text:line-break/><text:line-break/>Vorteile Auszubildende:<text:line-break/>- 50% günstiger als Vollzeit<text:line-break/>- Fördermittel möglich<text:line-break/>- Langfristige Bindung<text:line-break/>```<text:line-break/><text:line-break/>**Volkshochschule**<text:line-break/>```<text:line-break/>Funktion: Fortbildung<text:line-break/>Relevant für: Skill-Kurse<text:line-break/><text:line-break/>Kursangebot:<text:line-break/>- Buchhaltung: 300€, +10 Buchhaltungs-Skill<text:line-break/>- Marketing: 400€, +10 Marketing-Skill<text:line-break/>- Sprachen: 250€, +10 Fremdsprachen<text:line-break/>- PC-Kurse: 200€, +10 IT-Skill<text:line-break/>```<text:line-break/><text:line-break/>**Stadtbibliothek**<text:line-break/><text:soft-page-break/>```<text:line-break/>Funktion: Recherche, Wissen<text:line-break/>Relevant</text:p>
      <text:p text:style-name="Standard"><text:s/>für: Produktkenntnis erhöhen<text:line-break/><text:line-break/>Nutzung:<text:line-break/>- Kostenlos mit Ausweis (15€/Jahr)<text:line-break/>- Fachliteratur<text:line-break/>- 2 Std = +5 Produktkenntnis in Kategorie<text:line-break/>```<text:line-break/><text:line-break/>### 5.3.3 Infrastruktur<text:line-break/><text:line-break/>**Güterbahnhof**<text:line-break/>```<text:line-break/>Funktion: Warentransport<text:line-break/>Relevant für: Günstige Großlieferungen<text:line-break/><text:line-break/>Services:<text:line-break/>- Container-Anlieferung<text:line-break/>- Lagerung (kurzfristig)<text:line-break/>- Umschlag<text:line-break/>```<text:line-break/><text:line-break/>**Flughafen (15km außerhalb)**<text:line-break/>```<text:line-break/>Funktion: Luftfracht<text:line-break/>Relevant für: Express-Import, Ausland<text:line-break/><text:line-break/>Services:<text:line-break/>- Internationale Lieferungen<text:line-break/>- Teuer, aber schnell<text:line-break/>- Zoll-Abwicklung<text:line-break/>```<text:line-break/><text:line-break/>---<text:line-break/><text:line-break/>## 5.4 DYNAMISCHE WELT<text:line-break/><text:line-break/>### 5.4.1 Tag-Nacht-Zyklus<text:line-break/><text:line-break/>**Zeitablauf:**<text:line-break/>```<text:line-break/>1 Echtzeit-Minute = 1 Spielstunde<text:line-break/>1 Echtzeit-Stunde = 2,5 Spieltage<text:line-break/>```<text:line-break/><text:line-break/>**Tageszeiten:**<text:line-break/><text:line-break/>**06:00 - 08:00 Uhr: Morgen**<text:line-break/>- Stadt erwacht<text:line-break/>- Pendler-Verkehr<text:line-break/><text:soft-page-break/>- Bäckereien öffnen<text:line-break/>- Wenig Kunden im Laden<text:line-break/><text:line-break/>**08:00 - 12:00 Uhr: Vormittag**<text:line-break/>- Geschäftsöffnungen<text:line-break/>- Erste Kunden-Welle (Rentner, Hausfrauen)<text:line-break/>- Lieferungen kommen an<text:line-break/>- Post wird ausgeliefert<text:line-break/><text:line-break/>**12:00 - 14:00 Uhr: Mittagszeit**<text:line-break/>- Mittagspause-Ansturm<text:line-break/>- Restaurants voll<text:line-break/>- Kurzbesuche im Laden<text:line-break/>- Höheres Kunden-Aufkommen<text:line-break/><text:line-break/>**14:00 - 18:00 Uhr: Nachmittag**<text:line-break/>- Hauptgeschäftszeit<text:line-break/>- Familien-Einkäufe<text:line-break/>- Berufstätige nach der Arbeit<text:line-break/>- Maximale Kundenzahl<text:line-break/><text:line-break/>**18:00 - 22:00 Uhr: Abend**<text:line-break/>- Geschäfte schließen (außer Spätis)<text:line-break/>- Gastronomie-Zeit<text:line-break/>- Soziale Aktivitäten möglich<text:line-break/>- Ruhe für Buchhaltung<text:line-break/><text:line-break/>**22:00 - 06:00 Uhr: Nacht**<text:line-break/>- Stadt schläft<text:line-break/>- Nur Bars/Kneipen offen<text:line-break/>- Spieler sollte schlafen<text:line-break/>- Möglichkeit: Nachtarbeit (Energiekosten)<text:line-break/><text:line-break/>### 5.4.2 Wetter-System<text:line-break/><text:line-break/>**Wettertypen:**<text:line-break/><text:line-break/>**Sonnig (30%)**<text:line-break/>```<text:line-break/>Effekte:<text:line-break/>- +20% Laufkundschaft<text:line-break/>- +30% Park/See-Besucher<text:line-break/>- Getränke-Verkauf +40%<text:line-break/>- Eis/Grill +50%<text:line-break/>- Elektronik-Verkauf -10%<text:line-break/>```<text:line-break/><text:line-break/>**Bewölkt (40%)**<text:line-break/>```<text:line-break/>Effekte:<text:line-break/>- Normale Bedingungen<text:line-break/>- Keine besonderen Boni/Mali<text:line-break/><text:soft-page-break/>```<text:line-break/><text:line-break/>**Regen (20%)**<text:line-break/>```<text:line-break/>Effekte:<text:line-break/>- -15% Laufkundschaft<text:line-break/>- +20% Online-Bestellungen<text:line-break/>- Regenschirm/Regenkleidung +100%<text:line-break/>- Outdoor-Produkte -50%<text:line-break/>```<text:line-break/><text:line-break/>**Gewitter (5%)**<text:line-break/>```<text:line-break/>Effekte:<text:line-break/>- -40% Laufkundschaft<text:line-break/>- +50% Online<text:line-break/>- Stromausfall-Risiko (5%)<text:line-break/>- Kunden bleiben länger (suchen Schutz)<text:line-break/>```<text:line-break/><text:line-break/>**Schnee (5%, nur Winter)**<text:line-break/>```<text:line-break/>Effekte:<text:line-break/>- -25% Laufkundschaft<text:line-break/>- Wintersport +80%<text:line-break/>- Streusalz/Schneeschaufel +200%<text:line-break/>- Lieferverzögerungen möglich<text:line-break/>```<text:line-break/><text:line-break/>### 5.4.3 Jahreszeiten<text:line-break/><text:line-break/>**Frühling (März-Mai)**<text:line-break/>```<text:line-break/>Besonderheiten:<text:line-break/>- Gartensaison beginnt<text:line-break/>- Frühjahrsputz-Mentalität<text:line-break/>- Ostern (Event)<text:line-break/><text:line-break/>Top-Kategorien:<text:line-break/>- Garten &amp; Outdoor: +60%<text:line-break/>- Reinigung: +40%<text:line-break/>- Sport: +30%<text:line-break/>- Dekoration: +25%<text:line-break/>```<text:line-break/><text:line-break/>**Sommer (Juni-August)**<text:line-break/>```<text:line-break/>Besonderheiten:<text:line-break/>- Urlaubs-Zeit<text:line-break/>- Strandbad-Saison<text:line-break/>- Stadtfest (Event)<text:line-break/><text:line-break/><text:soft-page-break/>Top-Kategorien:<text:line-break/>- Getränke: +70%<text:line-break/>- Grillen: +80%<text:line-break/>- Badesachen: +90%<text:line-break/>- Reisebedarf: +50%<text:line-break/><text:line-break/>Probleme:<text:line-break/>- Sommerloch (Ende August)<text:line-break/>- Viele Kunden im Urlaub (-20% Laufkundschaft)<text:line-break/>```<text:line-break/><text:line-break/>**Herbst (September-November)**<text:line-break/>```<text:line-break/>Besonderheiten:<text:line-break/>- Schulanfang (Event)<text:line-break/>- Erntedank (Event)<text:line-break/>- Halloween (Event)<text:line-break/><text:line-break/>Top-Kategorien:<text:line-break/>- Schulsachen: +100%<text:line-break/>- Kleidung (Übergang): +40%<text:line-break/>- Deko (Herbst): +50%<text:line-break/>- Konserven/Eingekochtes: +30%<text:line-break/>```<text:line-break/><text:line-break/>**Winter (Dezember-Februar)**<text:line-break/>```<text:line-break/>Besonderheiten:<text:line-break/>- Weihnachtsgeschäft (!!!)<text:line-break/>- Silvester (Event)<text:line-break/>- Winterschlussverkauf (Event)<text:line-break/><text:line-break/>Top-Kategorien:<text:line-break/>- Geschenke: +150%<text:line-break/>- Dekoration: +200%<text:line-break/>- Spielwaren: +180%<text:line-break/>- Elektronik: +80%<text:line-break/>- Winter-Kleidung: +60%<text:line-break/><text:line-break/>Wichtig:<text:line-break/>- November/Dezember = 40% des Jahresumsatzes<text:line-break/>- Rechtzeitig eindecken!<text:line-break/>- Saisonarbeiter einstellen<text:line-break/>```<text:line-break/><text:line-break/>### 5.4.4 Wochenstruktur<text:line-break/><text:line-break/>**Montag**<text:line-break/>```<text:line-break/>Charakteristik: Ruhiger Start<text:line-break/>- -10% Kunden (Montagsmüdigkeit)<text:line-break/>- Neue Restposten-Angebote online<text:line-break/><text:soft-page-break/>- Lieferanten-Kontakt optimal<text:line-break/>- Planung für die Woche<text:line-break/>```<text:line-break/><text:line-break/>**Dienstag/Mittwoch**<text:line-break/>```<text:line-break/>Charakteristik: Normal<text:line-break/>- Standard-Kundschaft<text:line-break/>- Gute Zeit für Verhandlungen<text:line-break/>- Mittwoch: Wochenmarkt (Konkurrenz, aber auch Synergien)<text:line-break/>```<text:line-break/><text:line-break/>**Donnerstag/Freitag**<text:line-break/>```<text:line-break/>Charakteristik: Ansteigend<text:line-break/>- +10% Kunden (Wocheneinkauf)<text:line-break/>- Freitag: +15% Kunden<text:line-break/>- Wichtig: Lager auffüllen für Samstag<text:line-break/>```<text:line-break/><text:line-break/>**Samstag**<text:line-break/>```<text:line-break/>Charakteristik: Hauptgeschäftstag<text:line-break/>- +40% Kunden<text:line-break/>- Wochenmarkt (Höchste Frequenz)<text:line-break/>- Langsamerer Service (mehr Beratung)<text:line-break/>- Familien-Einkäufe<text:line-break/>- Wichtig: Genug Personal!<text:line-break/>```<text:line-break/><text:line-break/>**Sonntag**<text:line-break/>```<text:line-break/>Charakteristik: Geschlossen (gesetzlich)<text:line-break/>- Zeit für Privatleben<text:line-break/>- Buchhaltung / Planung<text:line-break/>- Oder: Erholung<text:line-break/>- Optional: Vorbereitungen für Montag<text:line-break/>```<text:line-break/><text:line-break/>### 5.4.5 Stadt-Events (Jährlicher Kalender)<text:line-break/><text:line-break/>**Januar**<text:line-break/>```<text:line-break/>- Winterschlussverkauf (KW 2-3)<text:line-break/>- Neujahrsstadtlauf (Sponsoring möglich)<text:line-break/>```<text:line-break/><text:line-break/>**Februar**<text:line-break/>```<text:line-break/>- Valentinstag (14.02) - Geschenke-Boom<text:line-break/>- Karnevals-Umzug (variabel) - Stand möglich<text:line-break/>```<text:line-break/><text:soft-page-break/><text:line-break/>**März**<text:line-break/>```<text:line-break/>- Frühlingsfest Stadtpark (letztes WE)<text:line-break/>- Gartenmesse (Catering/Stand)<text:line-break/>```<text:line-break/><text:line-break/>**April**<text:line-break/>```<text:line-break/>- Ostermarkt (variabel)<text:line-break/>- Tag des Einzelhandels (PR-Chance)<text:line-break/>```<text:line-break/><text:line-break/>**Mai**<text:line-break/>```<text:line-break/>- Stadtfest "Neustädter Meile" (1. Mai-WE) - Großevent!<text:line-break/>- Flohmarkt-Saison beginnt (jeden Sonntag)<text:line-break/>```<text:line-break/><text:line-break/>**Juni**<text:line-break/>```<text:line-break/>- Strandbad-Eröffnung (Event am See)<text:line-break/>- Schulfest-Saison (Catering-Aufträge)<text:line-break/>```<text:line-break/><text:line-break/>**Juli**<text:line-break/>```<text:line-break/>- Open-Air-Kino (Sponsoring)<text:line-break/>- Kirmes (Standflächen verfügbar)<text:line-break/>```<text:line-break/><text:line-break/>**August**<text:line-break/>```<text:line-break/>- Sommernachts-Festival (Musik, Catering)<text:line-break/>- Stadtjubiläums-Woche (alle 5 Jahre - Mega-Event)<text:line-break/>```<text:line-break/><text:line-break/>**September**<text:line-break/>```<text:line-break/>- Schulanfang (Spezialangebote wichtig)<text:line-break/>- Erntedankfest (Marktplatz)<text:line-break/>```<text:line-break/><text:line-break/>**Oktober**<text:line-break/>```<text:line-break/>- Oktobermarkt (wie Oktoberfest, kleiner)<text:line-break/>- Halloween (31.10) - Deko/Kostüme<text:line-break/>```<text:line-break/><text:line-break/>**November**<text:line-break/>```<text:line-break/>- Martinsmarkt (11.11)<text:line-break/><text:soft-page-break/>- Black Friday (Importiert, aber etabliert)<text:line-break/>- Weihnachtsmarkt-Aufbau (ab letzter Woche)<text:line-break/>```<text:line-break/><text:line-break/>**Dezember**<text:line-break/>```<text:line-break/>- Weihnachtsmarkt (ganzer Monat) - Wichtigstes Event!<text:line-break/>- Nikolaus (6.12) - Aktionen<text:line-break/>- Heiligabend (24.12) - Nur Vormittag offen<text:line-break/>- Silvester (31.12) - Stand möglich<text:line-break/>```<text:line-break/><text:line-break/>---<text:line-break/><text:line-break/>## 5.5 LEBENDIGE WELT-DETAILS<text:line-break/><text:line-break/>### 5.5.1 Hintergrund-Aktivitäten<text:line-break/><text:line-break/>**Stadt "lebt":**<text:line-break/>- NPCs haben Tagesroutinen<text:line-break/>- Läden öffnen/schließen nach Plan<text:line-break/>- Verkehr schwankt (Rush Hour)<text:line-break/>- Park füllt sich bei gutem Wetter<text:line-break/>- Restaurants voller am Abend<text:line-break/><text:line-break/>**Zufalls-Ereignisse:**<text:line-break/>```<text:line-break/>- Straßenmusiker spielt (Atmosphäre)<text:line-break/>- Kleine Fußball-Fangruppen ziehen durch<text:line-break/>- Hochzeitsgesellschaft (Foto-Opportunity)<text:line-break/>- Falschparker werden abgeschleppt<text:line-break/>- Taube klaut jemandem das Brötchen<text:line-break/>- Kinder spielen auf Brunnen<text:line-break/>- Flashmob (selten)<text:line-break/>- Demonstration (blockiert Straßen)<text:line-break/>```<text:line-break/><text:line-break/>### 5.5.2 Umgebungs-Audio<text:line-break/><text:line-break/>**Stadtgeräusche (nach Viertel):**<text:line-break/><text:line-break/>**Zentrum/Marktplatz:**<text:line-break/>- Stimmengewirr<text:line-break/>- Schritte auf Pflasterstein<text:line-break/>- Kirchenglocken (stündlich)<text:line-break/>- Straßenbahn<text:line-break/>- Markthändler-Rufe<text:line-break/><text:line-break/>**Bahnhofsviertel:**<text:line-break/>- Zugansagen<text:line-break/>- Bahnhofs-Durchsagen<text:line-break/>- Autolärm<text:line-break/><text:soft-page-break/>- Koffer-Rollen<text:line-break/>- Internationale Sprachen<text:line-break/><text:line-break/>**Wohngebiet:**<text:line-break/>- Vogelgezwitscher<text:line-break/>- Spielende Kinder<text:line-break/>- Rasenmäher<text:line-break/>- Ruhig, wenig Verkehr<text:line-break/><text:line-break/>**Industriegebiet:**<text:line-break/>- LKW-Motoren<text:line-break/>- Gabelstapler-Piepen<text:line-break/>- Maschinen-Geräusche<text:line-break/>- Fabrik-Sirenen<text:line-break/><text:line-break/>**Park/See:**<text:line-break/>- Natur-Sounds<text:line-break/>- Wasser plätschert<text:line-break/>- Enten quaken<text:line-break/>- Grillgeruch (Sommer)<text:line-break/><text:line-break/>### 5.5.3 Stadt-Stimmung<text:line-break/><text:line-break/>**Reputation beeinflusst Stadt-Atmosphäre:**<text:line-break/><text:line-break/>**Schlechte Reputation (&lt;30):**<text:line-break/>```<text:line-break/>Visuelle Änderungen:<text:line-break/>- Graffiti an deinem Laden<text:line-break/>- Müll vor der Tür<text:line-break/>- Weniger NPCs grüßen<text:line-break/>- Negative Poster/Flugblätter<text:line-break/><text:line-break/>Audio-Änderungen:<text:line-break/>- NPCs reden negativ über dich<text:line-break/>- Weniger freundliche Begrüßungen<text:line-break/><text:line-break/>Gameplay:<text:line-break/>- Vandalismusgefahr<text:line-break/>- Schwierigere Verhandlungen<text:line-break/>- Höhere Versicherungen<text:line-break/>```<text:line-break/><text:line-break/>**Gute Reputation (70+):**<text:line-break/>```<text:line-break/>Visuelle Änderungen:<text:line-break/>- Blumen vor dem Laden<text:line-break/>- Glückwunsch-Plakate<text:line-break/>- NPCs winken<text:line-break/>- Positive Zeitungsartikel (aushängend)<text:line-break/><text:line-break/>Audio-Änderungen:<text:line-break/><text:soft-page-break/>- Lob und Anerkennung<text:line-break/>- "Da ist der Laden von..."<text:line-break/>- Freundliche Atmosphäre<text:line-break/><text:line-break/>Gameplay:<text:line-break/>- Geschenke von Kunden<text:line-break/>- Spontane Rabatte von Lieferanten<text:line-break/>- VIP-Behandlung<text:line-break/>```<text:line-break/><text:line-break/>**Exzellente Reputation (90+):**<text:line-break/>```<text:line-break/>Spezial-Effekte:<text:line-break/>- "Restposten-König" Titel<text:line-break/>- Statue/Gedenktafel möglich<text:line-break/>- Straße nach dir benannt (End-Game)<text:line-break/>- Ehren-Bürgerschaft<text:line-break/><text:line-break/>NPCs:<text:line-break/>- Fragen nach Autogrammen<text:line-break/>- Wollen Fotos<text:line-break/>- Touristen kommen wegen dir<text:line-break/>```<text:line-break/><text:line-break/>---<text:line-break/><text:line-break/>## 5.6 ERWEITERBARE WELT (DLC-POTENZIAL)<text:line-break/><text:line-break/>### 5.6.1 Neue Stadtviertel (DLCs)<text:line-break/><text:line-break/>**Hafen-Viertel** (DLC: "Internationale Expansion")<text:line-break/>```<text:line-break/>Neues Gebiet: 20% größere Map<text:line-break/>Features:<text:line-break/>- Container-Hafen<text:line-break/>- Import/Export-Terminal<text:line-break/>- Zollamt<text:line-break/>- Internationale Speditionen<text:line-break/>- Fischmarkt<text:line-break/><text:line-break/>Gameplay:<text:line-break/>- Direkt-Import aus Asien/Amerika<text:line-break/>- Container-Auktionen<text:line-break/>- Zoll-Verhandlungen<text:line-break/>- Neue Warentypen<text:line-break/>```<text:line-break/><text:line-break/>**Tech-Campus** (DLC: "Tech-Titan")<text:line-break/>```<text:line-break/>Neues Gebiet: Start-Up-Viertel<text:line-break/>Features:<text:line-break/>- Co-Working-Spaces<text:line-break/><text:soft-page-break/>- IT-Firmen<text:line-break/>- Gaming-Studios<text:line-break/>- 3D-Druck-Werkstatt<text:line-break/><text:line-break/>Gameplay:<text:line-break/>- Tech-Fokussierte Kunden<text:line-break/>- B2B-Geschäfte mit Start-Ups<text:line-break/>- Innovation-Challenges<text:line-break/>- Crowdfunding-Möglichkeiten<text:line-break/>```<text:line-break/><text:line-break/>**Luxus-Meile** (DLC: "Luxus-Imperium")<text:line-break/>```<text:line-break/>Neues Gebiet: Nobel-Viertel<text:line-break/>Features:<text:line-break/>- Designer-Boutiquen<text:line-break/>- Michelin-Restaurants<text:line-break/>- Luxus-Hotels<text:line-break/>- Country Club<text:line-break/><text:line-break/>Gameplay:<text:line-break/>- Hochpreisige Waren<text:line-break/>- VIP-Kundschaft<text:line-break/>- Image-Management<text:line-break/>- Exklusive Auktionen<text:line-break/>```<text:line-break/><text:line-break/>### 5.6.2 Umliegende Städte (DLC)<text:line-break/><text:line-break/>**Großstadt "Metropolis"** (30km entfernt)<text:line-break/>```<text:line-break/>Größe: 500.000 Einwohner<text:line-break/>Charakteristik: Hektisch, anonym, lukrativ<text:line-break/><text:line-break/>Möglichkeiten:<text:line-break/>- Filiale in Großstadt eröffnen<text:line-break/>- Andere Kundschaft<text:line-break/>- Höhere Kosten, höhere Margen<text:line-break/>- Neue Lieferanten<text:line-break/>- Konkurrenz intensiver<text:line-break/>```<text:line-break/><text:line-break/>**Kleinstadt "Dorfheim"** (15km entfernt)<text:line-break/>```<text:line-break/>Größe: 5.000 Einwohner<text:line-break/>Charakteristik: Ländlich, familiär, ruhig<text:line-break/><text:line-break/>Möglichkeiten:<text:line-break/>- Discount-Filiale<text:line-break/>- Weniger Konkurrenz<text:line-break/>- Günstige Mieten<text:line-break/>- Stammkunden-Paradies<text:line-break/><text:soft-page-break/>- Kleinere Margen, aber stabil<text:line-break/>```<text:line-break/><text:line-break/>---<text:line-break/><text:line-break/>## 5.7 TECHNISCHE WELT-ASPEKTE<text:line-break/><text:line-break/>### 5.7.1 Map-Größe &amp; Performance<text:line-break/><text:line-break/>**Gesamt-Map:**<text:line-break/>```<text:line-break/>Größe: 4km² spielbare Fläche<text:line-break/>Maßstab: 1:1 (realistisch)<text:line-break/>Gebäude: ~300 begehbar<text:line-break/>Ladezonen: Seamless (keine Ladebildschirme in der Stadt)<text:line-break/>Pop-In: Minimal, optimiert<text:line-break/>```<text:line-break/><text:line-break/>**Optimierungs-Strategie:**<text:line-break/>```<text:line-break/>LOD-System:<text:line-break/>- Level 0 (nah): Volle Details<text:line-break/>- Level 1 (mittel): Reduzierte Geometrie<text:line-break/>- Level 2 (weit): Billboard/Sprites<text:line-break/><text:line-break/>NPC-Management:<text:line-break/>- Max. 50 NPCs gleichzeitig sichtbar<text:line-break/>- Priorisierung nach Nähe und Relevanz<text:line-break/>- Background-NPCs vereinfacht<text:line-break/><text:line-break/>Verkehr:<text:line-break/>- Dynamisch generiert im sichtbaren Bereich<text:line-break/>- Sinnvolle Routen (nicht zufällig)<text:line-break/>```<text:line-break/><text:line-break/>### 5.7.2 Interaktive Elemente<text:line-break/><text:line-break/>**Vollständig interaktiv:**<text:line-break/>```<text:line-break/>- Alle Läden-Türen<text:line-break/>- Alle Produkte im eigenen Laden<text:line-break/>- NPCs (Gespräche)<text:line-break/>- Fahrzeuge (Kauf, später fahren)<text:line-break/>- Automaten (Snacks, Getränke)<text:line-break/>- Sitzbänke (Pause)<text:line-break/>- Telefone/Handys<text:line-break/>-</text:p>
      <text:p text:style-name="Standard"><text:s/>Computer/Terminals<text:line-break/>```<text:line-break/><text:line-break/>**Teilweise interaktiv:**<text:line-break/>```<text:line-break/><text:soft-page-break/>- Fremde Läden (nur von außen)<text:line-break/>- Restaurants (betreten, aber nicht detailliert)<text:line-break/>- Büros (Warteraum, Termine)<text:line-break/>- Öffentliche Verkehrsmittel (Nutzbar, aber nicht gesteuert)<text:line-break/>```<text:line-break/><text:line-break/>**Dekoration (nicht interaktiv):**<text:line-break/>```<text:line-break/>- Die meisten Gebäude (Wohnhäuser)<text:line-break/>- Hintergrund-Verkehr (Autos außer Kaufobjekte)<text:line-break/>- Kleinere Deko-Elemente<text:line-break/>- Fassaden-Fenster<text:line-break/>```<text:line-break/><text:line-break/>### 5.7.3 Persistenz &amp; Zustand<text:line-break/><text:line-break/>**Welt merkt sich:**<text:line-break/>```<text:line-break/>- Alle Veränderungen am eigenen Laden<text:line-break/>- Alle gekauften Gebäude/Filialen<text:line-break/>- NPC-Beziehungen<text:line-break/>- Reputation-Status<text:line-break/>- Abgeschlossene Quests<text:line-break/>- Entdeckte Orte<text:line-break/>- Event-Teilnahmen<text:line-break/>```<text:line-break/><text:line-break/>**Welt resettet:**<text:line-break/>```<text:line-break/>- Wetter (dynamisch)<text:line-break/>- Tageszeit<text:line-break/>- NPC-Positionen (Routinen)<text:line-break/>- Verkehr<text:line-break/>- Temporäre Events<text:line-break/>- Marktpreise (Schwankungen)<text:line-break/>```<text:line-break/><text:line-break/>### 5.7.4 Fast-Travel-System<text:line-break/><text:line-break/>**Freischaltbare Fast-Travel-Punkte:**<text:line-break/>```<text:line-break/>1. Hauptbahnhof (Start freigeschaltet)<text:line-break/>2. Marktplatz (ab Quest 2)<text:line-break/>3. Gewerbegebiet Nord (ab Level 15)<text:line-break/>4. Einkaufszentrum (ab Quest 8)<text:line-break/>5. Rathaus (ab Level 20)<text:line-break/>6. Stadtpark (ab Sommer-Event)<text:line-break/>7. Industriegebiet (ab B2B-Kontakt)<text:line-break/>8. Eigene Filialen (automatisch)<text:line-break/>```<text:line-break/><text:line-break/>**Kosten:**<text:line-break/><text:soft-page-break/>```<text:line-break/>- Öffentliche Verkehrsmittel: 2,50€<text:line-break/>- Taxi: 10-25€ (je nach Entfernung)<text:line-break/>- Eigenes Auto: Kostenlos (ab Auto-Kauf)<text:line-break/>```<text:line-break/><text:line-break/>**Zeitkosten:**<text:line-break/>```<text:line-break/>- Bus/Bahn: 15-30 Min (Spielzeit)<text:line-break/>- Taxi: 5-15 Min<text:line-break/>- Eigenes Auto: 3-10 Min<text:line-break/>- Zu Fuß: 1-5 Min pro 100m (Echzeit/Spielzeit 1:60)<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ext:line-break/><text:span text:style-name="T3"># KAPITEL 6: MULTIPLAYER-SYSTEME</text:span><text:line-break/><text:line-break/>---<text:line-break/><text:line-break/>## 6.1 MULTIPLAYER-ÜBERSICHT<text:line-break/><text:line-break/>### 6.1.1 Grundkonzept<text:line-break/><text:line-break/>**Vision:**<text:line-break/>2-8 Spieler teilen sich die Stadt Neustadt und agieren entweder kooperativ, kompetitiv oder in einer Mischform. Jeder Spieler baut sein eigenes Restposten-Imperium auf, während die Wirtschaft, Kundschaft und Ressourcen dynamisch zwischen allen Spielern geteilt werden.<text:line-break/><text:line-break/>**Hosting-Modell:**<text:line-break/>- Peer-to-Peer mit Host<text:line-break/>- Host = Server<text:line-break/>- Optionale dedizierte Server (Community/Modding)<text:line-break/>- Session-basiert (kein persistentes MMO)<text:line-break/><text:line-break/>**Session-Dauer:**<text:line-break/>- Keine Zeitbegrenzung<text:line-break/>- Spieler können jederzeit joinen/leaven (wenn Host erlaubt)<text:line-break/>- Fortschritt wird gespeichert<text:line-break/><text:line-break/>### 6.1.2 Modi-Übersicht<text:line-break/><text:line-break/>**3 Haupt-Modi:**<text:line-break/><text:line-break/>**1. Kooperativ ("Gemeinsam zum Erfolg")**<text:line-break/>- Alle Spieler arbeiten zusammen<text:line-break/>- Gemeinsames Geld &amp; Ressourcen<text:line-break/>- Gemeinsames Ziel erreichen<text:line-break/>- Spezialisierung möglich<text:line-break/><text:line-break/>**2. Kompetitiv ("Kampf der Händler")**<text:line-break/>- Jeder für sich<text:line-break/>- Konkurrenz um Kunden &amp; Lieferanten<text:line-break/>- Separate Wirtschaft<text:line-break/>- Gewinner wird ermittelt<text:line-break/><text:line-break/>**3. Gemischt ("Allianzen &amp; Rivalitäten")**<text:line-break/>- Dynamische Allianzen möglich<text:line-break/>- Handel zwischen Spielern<text:line-break/>- Sabotage erlaubt (optional)<text:line-break/>- Freie Marktwirtschaft<text:line-break/><text:line-break/>---<text:line-break/><text:line-break/>## 6.2 KOOPERATIVER MODUS<text:line-break/><text:line-break/><text:soft-page-break/>### 6.2.1 Spielprinzip<text:line-break/><text:line-break/>**Gemeinsames Imperium:**<text:line-break/>```<text:line-break/>- 1 Firmenname für alle<text:line-break/>- Gemeinsames Bankkonto<text:line-break/>- Gemeinsame Läden<text:line-break/>- Aufgabenteilung<text:line-break/><text:line-break/>Rollen-System (optional):<text:line-break/>- CEO (Host): Finanzentscheidungen<text:line-break/>- Einkäufer: Beschaffung<text:line-break/>- Verkäufer: Kundenbetreuung<text:line-break/>- Logistiker: Lagerverwaltung<text:line-break/>```<text:line-break/><text:line-break/>**Synchrone &amp; Asynchrone Zusammenarbeit:**<text:line-break/>```<text:line-break/>Synchron (gleichzeitig online):<text:line-break/>- Gemeinsam verhandeln<text:line-break/>- Events zusammen<text:line-break/>- Arbeitsteilung in Echtzeit<text:line-break/><text:line-break/>Asynchron (zu verschiedenen Zeiten):<text:line-break/>- Hinterlasse Notizen<text:line-break/>- Automatisierte Prozesse<text:line-break/>- Andere übernehmen wenn offline<text:line-break/>```<text:line-break/><text:line-break/>### 6.2.2 Kooperative Mechaniken<text:line-break/><text:line-break/>**Gemeinsame Ressourcen:**<text:line-break/>```<text:line-break/>Geld:<text:line-break/>- Gemeinsames Konto<text:line-break/>- Jeder kann ausgeben (oder Limits setzen)<text:line-break/>- Abstimmung bei großen Anschaffungen (optional)<text:line-break/><text:line-break/>Lager:<text:line-break/>- Gemeinsam genutzt<text:line-break/>- Farbcode zeigt wer was geordert hat<text:line-break/>- Keine Konflikte<text:line-break/><text:line-break/>Mitarbeiter:<text:line-break/>- Alle können steuern<text:line-break/>- KI übernimmt bei Abwesenheit<text:line-break/>```<text:line-break/><text:line-break/>**Spezialisierung:**<text:line-break/>```<text:line-break/>Spieler können sich fokussieren:<text:line-break/>- Spieler 1: Lebensmittel-Experte<text:line-break/><text:soft-page-break/>- Spieler 2: Technik-Spezialist<text:line-break/>- Spieler 3: Marketing-Genie<text:line-break/>- Spieler 4: Logistik-Manager<text:line-break/><text:line-break/>Vorteile:<text:line-break/>- Effizienter<text:line-break/>- Tieferes Wissen<text:line-break/>- Bessere Deals in Spezialgebiet<text:line-break/>```<text:line-break/><text:line-break/>**Kooperative Quests:**<text:line-break/>```<text:line-break/>Spezial-Aufgaben nur im Koop:<text:line-break/>- "Mega-Lieferung": 1000 Paletten in 48h verarbeiten<text:line-break/>- "Event-Catering": 3 Events gleichzeitig bedienen<text:line-break/>- "Stadt-Rettung": Mehrere Geschäfte vor Pleite retten<text:line-break/>```<text:line-break/><text:line-break/>**Belohnungen:**<text:line-break/>```<text:line-break/>Koop-spezifische Boni:<text:line-break/>- +20% Gewinn bei guter Zusammenarbeit<text:line-break/>- Exklusive Lieferanten (nur Koop)<text:line-break/>- Größere Läden verfügbar<text:line-break/>- Schnelleres Level-Up<text:line-break/>```<text:line-break/><text:line-break/>### 6.2.3 Herausforderungen &amp; Balancing<text:line-break/><text:line-break/>**Fairness:**<text:line-break/>```<text:line-break/>XP-Verteilung:<text:line-break/>- Alle bekommen gleiche XP<text:line-break/>- Bonus für aktive Teilnahme<text:line-break/>- Inaktive bekommen weniger (80%)<text:line-break/><text:line-break/>Beitragsanzeige:<text:line-break/>- Statistik wer was beigetragen hat<text:line-break/>- Transparenz<text:line-break/>- Vermeidung von "Trittbrettfahrern"<text:line-break/>```<text:line-break/><text:line-break/>**Kommunikation:**<text:line-break/>```<text:line-break/>Ingame-Tools:<text:line-break/>- Voice-Chat (optional)<text:line-break/>- Text-Chat<text:line-break/>- Notiz-System<text:line-break/>- Ping-System (wie in MOBAs)<text:line-break/>- Emotes<text:line-break/>```<text:line-break/><text:line-break/><text:soft-page-break/>---<text:line-break/><text:line-break/>## 6.3 KOMPETITIVER MODUS<text:line-break/><text:line-break/>### 6.3.1 Spielprinzip<text:line-break/><text:line-break/>**Jeder gegen jeden:**<text:line-break/>```<text:line-break/>- Separate Firmen<text:line-break/>- Eigene Finanzen<text:line-break/>- Eigene Läden (an verschiedenen Standorten)<text:line-break/>- Konkurrenz um Ressourcen<text:line-break/>```<text:line-break/><text:line-break/>**Standort-System:**<text:line-break/>```<text:line-break/>Stadt-Viertel werden zugeteilt:<text:line-break/>- Bei 2 Spielern: Je 2 Viertel<text:line-break/>- Bei 4 Spielern: Je 1 Viertel<text:line-break/>- Bei 8 Spielern: Überlappungen möglich<text:line-break/><text:line-break/>Exklusivität:<text:line-break/>- Anfangs: Geschützte Zonen<text:line-break/>- Später: Expansion in fremde Gebiete möglich<text:line-break/>```<text:line-break/><text:line-break/>**Gewinn-Bedingungen:**<text:line-break/>```<text:line-break/>Zeit-basiert (z.B. 10 Spielstunden):<text:line-break/>- Höchster Umsatz<text:line-break/>- Höchster Gewinn<text:line-break/>- Beste Reputation<text:line-break/>- Meiste Filialen<text:line-break/><text:line-break/>Ziel-basiert:<text:line-break/>- Erster mit 1.000.000€<text:line-break/>- Erster mit 10 Filialen<text:line-break/>- Erster Level 50<text:line-break/>```<text:line-break/><text:line-break/>### 6.3.2 Kompetitive Mechaniken<text:line-break/><text:line-break/>**Geteilte Ressourcen (Knappheit):**<text:line-break/>```<text:line-break/>Lieferanten:<text:line-break/>- Begrenzte Mengen pro Woche<text:line-break/>- Wer zuerst kommt, mahlt zuerst<text:line-break/>- Oder: Auktionssystem<text:line-break/><text:line-break/>Beispiel:<text:line-break/>- 100 Gaming-PCs verfügbar<text:line-break/>- Spieler 1 kauft 60 → Nur 40 übrig<text:line-break/><text:soft-page-break/>- Spieler 2 muss warten oder woanders kaufen (teurer)<text:line-break/>```<text:line-break/><text:line-break/>**Kundschaft (dynamisch):**<text:line-break/>```<text:line-break/>Kunden wählen bestes Angebot:<text:line-break/>- Vergleichen Preise<text:line-break/>- Vergleichen Auswahl<text:line-break/>- Vergleichen Service<text:line-break/><text:line-break/>Kundenbindung:<text:line-break/>- Stammkunden bevorzugen "ihren" Laden<text:line-break/>- Aber: Bei zu großem Preisunterschied wechseln sie<text:line-break/>```<text:line-break/><text:line-break/>**Preiskampf:**<text:line-break/>```<text:line-break/>Dynamische Preise:<text:line-break/>- Spieler 1 senkt Preis → Kunden wechseln<text:line-break/>- Spieler 2 muss mitziehen oder Kunden verlieren<text:line-break/>- Race to the Bottom vermeiden (beide verlieren)<text:line-break/><text:line-break/>Balance:<text:line-break/>- Zu günstig = Verlust<text:line-break/>- Zu teuer = Keine Kunden<text:line-break/>```<text:line-break/><text:line-break/>**Sabotage (optional, einstellbar):**<text:line-break/>```<text:line-break/>Erlaubte Aktionen:<text:line-break/>- Negative Werbung (teuer, riskant)<text:line-break/>- Mitarbeiter abwerben (+50% Gehalt zahlen)<text:line-break/>- Lieferanten exklusiv binden<text:line-break/>- Gerüchte streuen (Reputationsschaden beim Gegner)<text:line-break/><text:line-break/>Verbotene Aktionen (führen zu Strafen):<text:line-break/>- Vandalismus (automatisch Polizei)<text:line-break/>- Diebstahl (automatisch Polizei)<text:line-break/>- Unfaire Methoden (Bann)<text:line-break/>```<text:line-break/><text:line-break/>**Allianzen (temporär):**<text:line-break/>```<text:line-break/>Trotz Kompetition möglich:<text:line-break/>- Gemeinsame Großbestellung (Rabatt)<text:line-break/>- Gegenseitige Belieferung (Notfall)<text:line-break/>- Events zusammen<text:line-break/>- Gegen dritten Spieler verbünden<text:line-break/><text:line-break/>Aber:<text:line-break/>- Jeder kann Allianz brechen<text:line-break/>- Vertrauen ist Risiko<text:line-break/><text:soft-page-break/>```<text:line-break/><text:line-break/>### 6.3.3 Balancing &amp; Fairness<text:line-break/><text:line-break/>**Anti-Snowball-Mechaniken:**<text:line-break/>```<text:line-break/>Problem: Führender Spieler wird immer stärker<text:line-break/><text:line-break/>Lösungen:<text:line-break/>- Progressive Kosten (größer = teurer)<text:line-break/>- Aufhol-Boni für hinterherhinkende Spieler<text:line-break/> <text:s/>- +10% XP wenn 2 Level zurück<text:line-break/> <text:s/>- Bessere Lieferanten-Deals<text:line-break/> <text:s/>- Medien-Sympathie ("Underdog-Story")<text:line-break/>```<text:line-break/><text:line-break/>**Startgleichheit:**<text:line-break/>```<text:line-break/>Alle starten mit:<text:line-break/>- Gleichem Geld (10.000€)<text:line-break/>- Gleicher Laden-Größe<text:line-break/>- Gleichen Möglichkeiten<text:line-break/>- Gleichen Skills<text:line-break/><text:line-break/>Unterschiede:<text:line-break/>- Standort-Wahl (wichtig!)<text:line-break/>- Strategie<text:line-break/>- Geschick<text:line-break/>```<text:line-break/><text:line-break/>**Leaderboard:**<text:line-break/>```<text:line-break/>Echtzeit-Rankings:<text:line-break/>1. [Spieler 1]: 85.000€ Gewinn<text:line-break/>2. [Spieler 2]: 72.000€ Gewinn<text:line-break/>3. [Spieler 3]: 68.000€ Gewinn<text:line-break/>...<text:line-break/><text:line-break/>Kategorien:<text:line-break/>- Gewinn<text:line-break/>- Umsatz<text:line-break/>- Reputation<text:line-break/>- Kunden-Anzahl<text:line-break/>- Filialen<text:line-break/>```<text:line-break/><text:line-break/>---<text:line-break/><text:line-break/>## 6.4 GEMISCHTER MODUS ("Freier Markt")<text:line-break/><text:line-break/>### 6.4.1 Spielprinzip<text:line-break/><text:line-break/><text:soft-page-break/>**Maximale Freiheit:**<text:line-break/>```<text:line-break/>- Jeder startet für sich<text:line-break/>- Kann Allianzen bilden<text:line-break/>- Kann Feindschaften haben<text:line-break/>- Dynamisch veränderbar<text:line-break/>```<text:line-break/><text:line-break/>**Player-to-Player Economy:**<text:line-break/>```<text:line-break/>Handel zwischen Spielern:<text:line-break/>- Waren verkaufen/kaufen<text:line-break/>- Dienstleistungen anbieten<text:line-break/>- Kooperationen<text:line-break/>- Joint Ventures<text:line-break/>```<text:line-break/><text:line-break/>### 6.4.2 Handels-System<text:line-break/><text:line-break/>**Direkter Warenhandel:**<text:line-break/>```<text:line-break/>Beispiel:<text:line-break/>Spieler 1 hat 100 Salami, braucht aber Platz<text:line-break/>Spieler 2 braucht Salami, hat Platz<text:line-break/><text:line-break/>Deal:<text:line-break/>- Spieler 1 verkauft an Spieler 2<text:line-break/>- Preis: Verhandlung oder Marktpreis ±20%<text:line-break/>- Beide profitieren<text:line-break/>```<text:line-break/><text:line-break/>**Dienstleistungen:**<text:line-break/>```<text:line-break/>Mögliche Services:<text:line-break/>- Lagerung: 0,50€/Tag/Palette<text:line-break/>- Transport: 50€ + 0,10€/km<text:line-break/>- Marketing: Gemeinsame Kampagne<text:line-break/>- Beratung: Expertise teilen<text:line-break/><text:line-break/>Bezahlung:<text:line-break/>- Direkte Zahlung<text:line-break/>- Tauschgeschäfte<text:line-break/>- Prozentuale Beteiligung<text:line-break/>```<text:line-break/><text:line-break/>**Lieferanten-Exklusivität:**<text:line-break/>```<text:line-break/>Verhandlung mit Lieferanten:<text:line-break/>- Exklusiv-Vertrag: -15% Preis, aber nur du<text:line-break/>- Andere Spieler müssen woanders kaufen (teurer)<text:line-break/>- Strategischer Vorteil<text:line-break/>- Aber: Ruf bei anderen Spielern leidet<text:line-break/><text:soft-page-break/>```<text:line-break/><text:line-break/>### 6.4.3 Allianz-Systeme<text:line-break/><text:line-break/>**Allianz gründen:**<text:line-break/>```<text:line-break/>2-4 Spieler können Allianz bilden:<text:line-break/>- Gemeinsamer Name<text:line-break/>- Gemeinsame Ressourcen (optional)<text:line-break/>- Gegenseitige Unterstützung<text:line-break/>- Teilen von Informationen<text:line-break/>```<text:line-break/><text:line-break/>**Allianz-Vorteile:**<text:line-break/>```<text:line-break/>- Gemeinsame Großbestellungen (-10%)<text:line-break/>- Notfall-Unterstützung<text:line-break/>- Territoriums-Schutz<text:line-break/>- Geteilte Mitarbeiter-Pool<text:line-break/>- Gemeinsame Marketing-Kampagnen<text:line-break/>```<text:line-break/><text:line-break/>**Allianz-Regeln:**<text:line-break/>```<text:line-break/>Einstellbar:<text:line-break/>- Gewinnverteilung (oder nicht)<text:line-break/>- Ressourcen-Sharing-Level<text:line-break/>- Entscheidungsfindung (Demokratie/Diktatur)<text:line-break/>- Austrittsbedingungen<text:line-break/>```<text:line-break/><text:line-break/>**Allianz-Bruch:**<text:line-break/>```<text:line-break/>Konsequenzen:<text:line-break/>- 50% der gemeinsamen Ressourcen verloren<text:line-break/>- Reputationsschaden<text:line-break/>- Andere Spieler vertrauen weniger<text:line-break/>- Cooldown für neue Allianz (7 Tage)<text:line-break/>```<text:line-break/><text:line-break/>### 6.4.4 Wirtschafts-Simulation (Komplex)<text:line-break/><text:line-break/>**Dynamischer Markt:**<text:line-break/>```<text:line-break/>Preise abhängig von:<text:line-break/>- Spieler-Angebot<text:line-break/>- Spieler-Nachfrage<text:line-break/>- NPC-Faktoren<text:line-break/>- Saisonalität<text:line-break/>- Events<text:line-break/><text:line-break/>Beispiel:<text:line-break/><text:soft-page-break/>Viele Spieler verkaufen Elektronik<text:line-break/>→ Markt übersättigt<text:line-break/>→ Preisverfall<text:line-break/>→ Kaum Gewinn<text:line-break/>→ Spieler switchen zu anderen Produkten<text:line-break/>→ Elektronik wird wieder profitabel<text:line-break/>```<text:line-break/><text:line-break/>**Inflation/Deflation:**<text:line-break/>```<text:line-break/>Zu viel Geld im System:<text:line-break/>- Preise steigen<text:line-break/>- Löhne steigen<text:line-break/>- Inflation<text:line-break/><text:line-break/>Zu wenig Geld:<text:line-break/>- Preise fallen<text:line-break/>- Deflation<text:line-break/>- Wirtschaftskrise<text:line-break/><text:line-break/>Ausgleichs-Mechaniken:<text:line-break/>- Steuern<text:line-break/>- Events (Geld-Senken)<text:line-break/>- NPC-Käufe variabel<text:line-break/>```<text:line-break/><text:line-break/>---<text:line-break/><text:line-break/>## 6.5 MULTIPLAYER-FEATURES<text:line-break/><text:line-break/>### 6.5.1 Kommunikation<text:line-break/><text:line-break/>**Voice-Chat:**<text:line-break/>```<text:line-break/>Integration:<text:line-break/>- Proximity-Voice (nahe Spieler hören dich)<text:line-break/>- Team-Voice (nur Allianz)<text:line-break/>- Global (alle, aber teuer/limit)<text:line-break/><text:line-break/>Optionen:<text:line-break/>- Deaktivierbar<text:line-break/>- Mute einzelne Spieler<text:line-break/>- Push-to-Talk<text:line-break/>```<text:line-break/><text:line-break/>**Text-Chat:**<text:line-break/>```<text:line-break/>Kanäle:<text:line-break/>- Global (alle)<text:line-break/>- Trade (Handel)<text:line-break/>- Team (Allianz)<text:line-break/>- Whisper (privat)<text:line-break/><text:soft-page-break/>- System (Ankündigungen)<text:line-break/><text:line-break/>Features:<text:line-break/>- Chat-Historie<text:line-break/>- Ignore-Funktion<text:line-break/>- Report-System<text:line-break/>```<text:line-break/><text:line-break/>**Ping-System:**<text:line-break/>```<text:line-break/>Nicht-verbale Kommunikation:<text:line-break/>- "Komm her!"<text:line-break/>- "Achtung!"<text:line-break/>- "Gute Arbeit!"<text:line-break/>- "Brauche Hilfe!"<text:line-break/>- Markierung auf Map<text:line-break/>```<text:line-break/><text:line-break/>**Notiz-System:**<text:line-break/>```<text:line-break/>Asynchron:<text:line-break/>- Hinterlasse Notizen für andere<text:line-break/>- To-Do-Listen teilen<text:line-break/>- Strategien festhalten<text:line-break/>- Blackboard/Pinnwand<text:line-break/>```<text:line-break/><text:line-break/>### 6.5.2 Soziale Features<text:line-break/><text:line-break/>**Freundesliste:**<text:line-break/>```<text:line-break/>- Spieler adden<text:line-break/>- Online-Status sehen<text:line-break/>- Direkten Beitritt zu Session<text:line-break/>- Gemeinsame Statistiken<text:line-break/>```<text:line-break/><text:line-break/>**Gilden/Clans:**<text:line-break/>```<text:line-break/>Permanente Gruppen:<text:line-break/>- Clan-Name &amp; Tag<text:line-break/>- Clan-Chat<text:line-break/>- Clan-Leaderboard<text:line-break/>- Clan-Events<text:line-break/>- Clan-Ränge<text:line-break/><text:line-break/>Größe: 10-50 Mitglieder<text:line-break/>```<text:line-break/><text:line-break/>**Trading-Post (Marktplatz):**<text:line-break/>```<text:line-break/>Asynchroner Handel:<text:line-break/><text:soft-page-break/>- Angebote einstellen<text:line-break/>- 24h gültig<text:line-break/>- Automatischer Handel bei Annahme<text:line-break/>- Gebühren: 5% vom Wert<text:line-break/>```<text:line-break/><text:line-break/>**Reputation-System:**<text:line-break/>```<text:line-break/>Spieler-zu-Spieler-Reputation:<text:line-break/>- Nach Handel bewerten (1-5 Sterne)<text:line-break/>- Kommentare<text:line-break/>- Trust-Score<text:line-break/><text:line-break/>Auswirkungen:<text:line-break/>- Gute Reputation: Leichter Handel<text:line-break/>- Schlechte: Schwerer, andere meiden<text:line-break/>- Scammer werden markiert<text:line-break/>```<text:line-break/><text:line-break/>### 6.5.3 Events &amp; Challenges<text:line-break/><text:line-break/>**Wöchentliche Events:**<text:line-break/>```<text:line-break/>"Verkaufs-Challenge":<text:line-break/>- Wer verkauft am meisten</text:p>
      <text:p text:style-name="Standard"><text:s/>[Kategorie]?<text:line-break/>- Belohnung: 10.000€ + Titel<text:line-break/><text:line-break/>"Gemeinsame Ziele":<text:line-break/>- Alle Spieler zusammen: 1.000.000€ Umsatz<text:line-break/>- Bei Erfolg: Alle bekommen Bonus<text:line-break/><text:line-break/>"PvP-Turnier":<text:line-break/>- Wer macht in 2h den meisten Gewinn?<text:line-break/>- Ranking &amp; Preise<text:line-break/>```<text:line-break/><text:line-break/>**Saison-System:**<text:line-break/>```<text:line-break/>Dauer: 3 Monate<text:line-break/>Neues pro Saison:<text:line-break/>- Exklusive Items<text:line-break/>- Neue Herausforderungen<text:line-break/>- Leaderboard-Reset<text:line-break/>- Belohnungen am Ende<text:line-break/><text:line-break/>Saison-Pass (Optional, kosmetisch):<text:line-break/>- 10€<text:line-break/>- Exklusive Skins<text:line-break/>- Emotes<text:line-break/>- Keine Gameplay-Vorteile!<text:line-break/>```<text:line-break/><text:soft-page-break/><text:line-break/>---<text:line-break/><text:line-break/>## 6.6 TECHNISCHE ASPEKTE<text:line-break/><text:line-break/>### 6.6.1 Netzwerk-Architektur<text:line-break/><text:line-break/>**Peer-to-Peer mit Host:**<text:line-break/>```<text:line-break/>Host-Spieler:<text:line-break/>- Ist Server<text:line-break/>- Simulation läuft auf seinem PC<text:line-break/>- Authorität über Spielzustand<text:line-break/><text:line-break/>Clients:<text:line-break/>- Verbinden zu Host<text:line-break/>- Senden Inputs<text:line-break/>- Erhalten Updates<text:line-break/><text:line-break/>Vorteile:<text:line-break/>- Keine Server-Kosten<text:line-break/>- Einfache Umsetzung<text:line-break/><text:line-break/>Nachteile:<text:line-break/>- Host-Disconnect = alle fliegen raus<text:line-break/>- Host-Advantage möglich<text:line-break/>- Begrenzte Spieleranzahl (8)<text:line-break/>```<text:line-break/><text:line-break/>**Synchronisation:**<text:line-break/>```<text:line-break/>Wichtige Daten (sofort sync):<text:line-break/>- Spieler-Positionen<text:line-break/>- Käufe/Verkäufe<text:line-break/>- Inventar-Änderungen<text:line-break/>- Chat-Nachrichten<text:line-break/><text:line-break/>Weniger wichtige (verzögert):<text:line-break/>- Statistiken<text:line-break/>- Leaderboards<text:line-break/>- Sekundäre Animationen<text:line-break/>```<text:line-break/><text:line-break/>**Lag-Compensation:**<text:line-break/>```<text:line-break/>Techniken:<text:line-break/>- Client-Side-Prediction<text:line-break/>- Interpolation<text:line-break/>- Latency-Hiding (Animationen)<text:line-break/><text:line-break/>Bei schlechter Verbindung:<text:line-break/>- Warnung anzeigen<text:line-break/><text:soft-page-break/>- Automatische Qualitäts-Reduktion<text:line-break/>- Disconnect bei &gt;500ms Lag<text:line-break/>```<text:line-break/><text:line-break/>### 6.6.2 Persistenz &amp; Speichern<text:line-break/><text:line-break/>**Save-System:**<text:line-break/>```<text:line-break/>Auto-Save:<text:line-break/>- Alle 5 Minuten<text:line-break/>- Bei wichtigen Aktionen<text:line-break/>- Beim Verlassen<text:line-break/><text:line-break/>Cloud-Save:<text:line-break/>- Online-Speicherung<text:line-break/>- Auf jedem PC spielbar<text:line-break/>- Backup<text:line-break/>```<text:line-break/><text:line-break/>**Session-Verwaltung:**<text:line-break/>```<text:line-break/>Host kann wählen:<text:line-break/>- Öffentliche Session (jeder kann joinen)<text:line-break/>- Freunde-Only<text:line-break/>- Invite-Only<text:line-break/>- Passwort-geschützt<text:line-break/><text:line-break/>Max. Spieler: 8<text:line-break/>Min. Spieler: 1 (SP-Modus)<text:line-break/>```<text:line-break/><text:line-break/>### 6.6.3 Anti-Cheat &amp; Fairness<text:line-break/><text:line-break/>**Cheating-Prevention:**<text:line-break/>```<text:line-break/>Maßnahmen:<text:line-break/>- Server-side Validierung (bei Host)<text:line-break/>- Plausibilitätsprüfungen<text:line-break/>- Automatische Bann-System<text:line-break/>- Report-Funktion<text:line-break/><text:line-break/>Erkennbare Cheats:<text:line-break/>- Geld-Exploits<text:line-break/>- Instant-Actions<text:line-break/>- Unmögliche Werte<text:line-break/>```<text:line-break/><text:line-break/>**Fair-Play-Regeln:**<text:line-break/>```<text:line-break/>Verboten:<text:line-break/>- Exploits nutzen<text:line-break/>- Harassment<text:line-break/><text:soft-page-break/>- Hate-Speech<text:line-break/>- Spam<text:line-break/>- Account-Sharing<text:line-break/><text:line-break/>Strafen:<text:line-break/>- Warnung<text:line-break/>- Temporärer Ban (1-7 Tage)<text:line-break/>- Permanenter Ban<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text:line-break/><text:span text:style-name="T3"># KAPITEL 7: UI/UX &amp; INTERFACE-DESIGN</text:span><text:line-break/><text:line-break/>---<text:line-break/><text:line-break/>## 7.1 UI-PHILOSOPHIE<text:line-break/><text:line-break/>### 7.1.1 Design-Prinzipien<text:line-break/><text:line-break/>**Klarheit vor Schönheit:**<text:line-break/>```<text:line-break/>Prioritäten:<text:line-break/>1. Funktionalität - Alles muss sofort verständlich sein<text:line-break/>2. Effizienz - Minimale Klicks für Aktionen<text:line-break/>3. Lesbarkeit - Große Schriften, hoher Kontrast<text:line-break/>4. Ästhetik - Ansprechend, aber nicht ablenkend<text:line-break/>```<text:line-break/><text:line-break/>**Informationsdichte:**<text:line-break/>```<text:line-break/>Balance zwischen:<text:line-break/>- Zu viel Info = Überforderung<text:line-break/>- Zu wenig Info = Frustration<text:line-break/><text:line-break/>Lösung:<text:line-break/>- Wichtige Infos immer sichtbar<text:line-break/>- Details auf Anfrage (Hover, Klick)<text:line-break/>- Optionales UI-Element-Management<text:line-break/>```<text:line-break/><text:line-break/>**Zugänglichkeit:**<text:line-break/>```<text:line-break/>- Colorblind-Modi (3 Varianten)<text:line-break/>- Skalierbare UI (80%-150%)<text:line-break/>- Schriftgröße anpassbar<text:line-break/>- Untertitel für alle Dialoge<text:line-break/>- Tastatur-Navigation<text:line-break/>- Controller-Support<text:line-break/>```<text:line-break/><text:line-break/>**Konsistenz:**<text:line-break/>```<text:line-break/>Einheitliches Design:<text:line-break/>- Buttons sehen überall gleich aus<text:line-break/>- Icons haben gleichen Stil<text:line-break/>- Farbcodes bedeuten immer dasselbe<text:line-break/>- Layouts folgen Muster<text:line-break/>```<text:line-break/><text:line-break/>### 7.1.2 Stil-Guide<text:line-break/><text:line-break/>**Farbpalette:**<text:line-break/><text:soft-page-break/>```<text:line-break/>Primärfarben:<text:line-break/>- Dunkelblau (#1A365D): Header, Hauptelemente<text:line-break/>- Gold (#D4AF37): Highlights, Gewinne<text:line-break/>- Weiß (#FFFFFF): Text, Hintergrund (hell)<text:line-break/>- Grau (#4A5568): Sekundäre Elemente<text:line-break/><text:line-break/>Funktionsfarben:<text:line-break/>- Grün (#38A169): Positiv, Gewinn, Erfolg<text:line-break/>- Rot (#E53E3E): Negativ, Verlust, Warnung<text:line-break/>- Gelb (#ECC94B): Achtung, Wichtig<text:line-break/>- Blau (#3182CE): Information, Neutral<text:line-break/><text:line-break/>Kategorie-Farben:<text:line-break/>- Lebensmittel: Orange<text:line-break/>- Elektronik: Blau<text:line-break/>- Kleidung: Lila<text:line-break/>- Haushalt: Grün<text:line-break/>- Fahrzeuge: Rot<text:line-break/>```<text:line-break/><text:line-break/>**Typografie:**<text:line-break/>```<text:line-break/>Hauptschrift: "Roboto" (modern, gut lesbar)<text:line-break/>- Headlines: Bold, 24-48pt<text:line-break/>- Body: Regular, 14-18pt<text:line-break/>- Kleintext: 12pt (nie kleiner!)<text:line-break/><text:line-break/>Zahlen: Monospace-Font<text:line-break/>- Bessere Vergleichbarkeit<text:line-break/>- Professioneller Look<text:line-break/>```<text:line-break/><text:line-break/>**Icons:**<text:line-break/>```<text:line-break/>Stil: Flat Design mit leichter Schattierung<text:line-break/>Größe: 32x32px Standard, 64x64px groß<text:line-break/>Format: SVG (skalierbar)<text:line-break/>Farbe: Zweifarbig (Hauptfarbe + Akzent)<text:line-break/>```<text:line-break/><text:line-break/>---<text:line-break/><text:line-break/>## 7.2 HUD (HEADS-UP DISPLAY)<text:line-break/><text:line-break/>### 7.2.1 HUD-Elemente (Immer sichtbar)<text:line-break/><text:line-break/>**Oben Links:**<text:line-break/>```<text:line-break/>┌─────────────────────────────┐<text:line-break/>│ 💰 25.450€ <text:s/>📈 +850€/Tag <text:s text:c="3"/>│<text:line-break/>│ ⭐⭐⭐⭐☆ Reputation: 78 <text:s text:c="3"/>│<text:line-break/><text:soft-page-break/>│ 📅 Mo, 15. Juni 2025 <text:s/>10:30 │<text:line-break/>└─────────────────────────────┘<text:line-break/><text:line-break/>Informationen:<text:line-break/>- Kontostand (aktuell)<text:line-break/>- Täglicher Gewinn (Durchschnitt)<text:line-break/>- Reputation (visuell + Zahl)<text:line-break/>- Datum &amp; Uhrzeit (Spielzeit)<text:line-break/>```<text:line-break/><text:line-break/>**Oben Rechts:**<text:line-break/>```<text:line-break/>┌─────────────────────────────┐<text:line-break/>│ ⚡ Energie: ████████░░ 80% <text:s/>│<text:line-break/>│ 😊 Stimmung: ████████░░ 75% │<text:line-break/>│ 👥 Kunden im Laden: 12 <text:s text:c="5"/>│<text:line-break/>└─────────────────────────────┘<text:line-break/><text:line-break/>Informationen:<text:line-break/>- Energie-Level (Farbe: Grün→Gelb→Rot)<text:line-break/>- Lebensqualität/Stimmung<text:line-break/>- Aktuelle Kunden-Anzahl<text:line-break/>```<text:line-break/><text:line-break/>**Unten Links:**<text:line-break/>```<text:line-break/>┌─────────────────────────────┐<text:line-break/>│ 📦 Lager: 38/50 Paletten <text:s text:c="3"/>│<text:line-break/>│ 🚚 Lieferung: 2h 15min <text:s text:c="5"/>│<text:line-break/>│ 💼 Mitarbeiter: 3 aktiv <text:s text:c="4"/>│<text:line-break/>└─────────────────────────────┘<text:line-break/><text:line-break/>Informationen:<text:line-break/>- Lager-Auslastung (mit Warnfarbe bei &gt;90%)<text:line-break/>- Nächste Lieferung (Countdown)<text:line-break/>- Personal-Status<text:line-break/>```<text:line-break/><text:line-break/>**Unten Rechts:**<text:line-break/>```<text:line-break/>┌─────────────────────────────┐<text:line-break/>│ 🎯 Quest: Verkaufe 50... <text:s text:c="3"/>│<text:line-break/>│ ⏱️ Event: 3h bis Stadtfest <text:s/>│<text:line-break/>│ 📱 3 neue Nachrichten <text:s text:c="6"/>│<text:line-break/>└─────────────────────────────┘<text:line-break/><text:line-break/>Informationen:<text:line-break/>- Aktuelle Quest (kurz)<text:line-break/>- Anstehendes Event<text:line-break/>- Benachrichtigungen<text:line-break/>```<text:line-break/><text:line-break/><text:soft-page-break/>**Minimap (Unten Rechts):**<text:line-break/>```<text:line-break/>┌─────────┐<text:line-break/>│ <text:s/>[MAP] <text:s/>│<text:line-break/>│ • Hier <text:s/>│<text:line-break/>│ <text:s/>[Ziel] │<text:line-break/>└─────────┘<text:line-break/><text:line-break/>Features:<text:line-break/>- Klickbar (Vollbild-Karte)<text:line-break/>- Zeigt Spieler-Position<text:line-break/>- Quest-Marker<text:line-break/>- Eigene Läden markiert<text:line-break/>- Zoom +/-<text:line-break/>```<text:line-break/><text:line-break/>---<text:line-break/><text:line-break/>## 7.3 MENÜ-SYSTEME<text:line-break/><text:line-break/>### 7.3.1 Hauptmenü (ESC-Menü)<text:line-break/><text:line-break/>**Layout:**<text:line-break/>```<text:line-break/>┌─────────────────────────────────┐<text:line-break/>│ <text:s text:c="4"/>RESTPOSTEN IMPERIUM <text:s text:c="8"/>│<text:line-break/>│ <text:s text:c="32"/>│<text:line-break/>│ <text:s text:c="3"/>[Weiter spielen] <text:s text:c="12"/>│<text:line-break/>│ <text:s text:c="3"/>[Optionen] <text:s text:c="18"/>│<text:line-break/>│ <text:s text:c="3"/>[Speichern] <text:s text:c="17"/>│<text:line-break/>│ <text:s text:c="3"/>[Laden] <text:s text:c="21"/>│<text:line-break/>│ <text:s text:c="3"/>[Zum Hauptmenü] <text:s text:c="13"/>│<text:line-break/>│ <text:s text:c="3"/>[Spiel beenden] <text:s text:c="13"/>│<text:line-break/>│ <text:s text:c="32"/>│<text:line-break/>│ Version 1.0.0 <text:s text:c="18"/>│<text:line-break/>└─────────────────────────────────┘<text:line-break/>```<text:line-break/><text:line-break/>### 7.3.2 Geschäfts-Management-Menü<text:line-break/><text:line-break/>**Tab 1: Übersicht**<text:line-break/>```<text:line-break/>┌─────────────────────────────────────────────────┐<text:line-break/>│ GESCHÄFTS-ÜBERSICHT <text:s text:c="19"/>[X] <text:s text:c="5"/>│<text:line-break/>├─────────────────────────────────────────────────┤<text:line-break/>│ <text:s/>📊 HEUTE: <text:s text:c="37"/>│<text:line-break/>│ <text:s/>Umsatz: 2.850€ <text:s/>| <text:s/>Kosten: 420€ <text:s/>| <text:s/>+2.430€ <text:s/>│<text:line-break/>│ <text:s text:c="48"/>│<text:line-break/>│ <text:s/>📈 DIESE WOCHE: <text:s text:c="31"/>│<text:line-break/>│ <text:s/>Umsatz: 18.200€ | Kosten: 3.100€ | +15.100€ <text:s/>│<text:line-break/>│ <text:s text:c="48"/>│<text:line-break/>│ <text:s/>🔥 TOP-SELLER HEUTE: <text:s text:c="26"/>│<text:line-break/><text:soft-page-break/>│ <text:s/>1. Gaming-Laptop (12x) <text:s text:c="24"/>│<text:line-break/>│ <text:s/>2. Salami (45x) <text:s text:c="31"/>│<text:line-break/>│ <text:s/>3. T-Shirts (28x) <text:s text:c="29"/>│<text:line-break/>└─────────────────────────────────────────────────┘<text:line-break/>```<text:line-break/><text:line-break/>**Tab 2: Finanzen**<text:line-break/>```<text:line-break/>┌─────────────────────────────────────────────────┐<text:line-break/>│ FINANZEN <text:s text:c="30"/>[X] <text:s text:c="5"/>│<text:line-break/>├─────────────────────────────────────────────────┤<text:line-break/>│ <text:s/>💰 KONTOSTAND: 25.450€ <text:s text:c="24"/>│<text:line-break/>│ <text:s text:c="48"/>│<text:line-break/>│ <text:s/>EINNAHMEN (Heute): <text:s text:c="7"/>3.050€ <text:s text:c="14"/>│<text:line-break/>│ <text:s/>AUSGABEN (Heute): <text:s text:c="7"/>-1.530€ <text:s text:c="14"/>│<text:line-break/>│ <text:s/>GEWINN HEUTE: <text:s text:c="11"/>+1.520€ <text:s text:c="14"/>│<text:line-break/>│ <text:s text:c="48"/>│<text:line-break/>│ <text:s/>[Kreditübersicht] [Rechnungen] [Buchungen] <text:s text:c="3"/>│<text:line-break/>└─────────────────────────────────────────────────┘<text:line-break/>```<text:line-break/><text:line-break/>**Tab 3: Lager**<text:line-break/>```<text:line-break/>┌─────────────────────────────────────────────────┐<text:line-break/>│ LAGERVERWALTUNG <text:s text:c="23"/>[X] <text:s text:c="5"/>│<text:line-break/>├─────────────────────────────────────────────────┤<text:line-break/>│ <text:s/>📦 Auslastung: 38/50 Paletten (76%) <text:s text:c="11"/>│<text:line-break/>│ <text:s/>[████████████████░░░░] <text:s text:c="24"/>│<text:line-break/>│ <text:s text:c="48"/>│<text:line-break/>│ <text:s/>┌──────────────────────────────────────────┐ <text:s/>│<text:line-break/>│ <text:s/>│ 🍖 Salami "Bergsteiger" (85 Stück) <text:s text:c="6"/>│ <text:s/>│<text:line-break/>│ <text:s/>│ EK: 2,20€ | VK: 3,99€ | Marge: 81% <text:s text:c="5"/>│ <text:s/>│<text:line-break/>│ <text:s/>│ Frische: ████████░░ 82% (14 Tage) <text:s text:c="6"/>│ <text:s/>│<text:line-break/>│ <text:s/>│ [Verkaufen] [Info] <text:s text:c="22"/>│ <text:s/>│<text:line-break/>│ <text:s/>└──────────────────────────────────────────┘ <text:s/>│<text:line-break/>│ <text:s text:c="48"/>│<text:line-break/>│ <text:s/>[Neue Bestellung] [Lager erweitern] <text:s text:c="10"/>│<text:line-break/>└─────────────────────────────────────────────────┘<text:line-break/>```<text:line-break/><text:line-break/>---<text:line-break/><text:line-break/>## 7.4 SPEZIAL-UI-ELEMENTE<text:line-break/><text:line-break/>### 7.4.1 Verhandlungs-Interface<text:line-break/><text:line-break/>```<text:line-break/>┌─────────────────────────────────────────────────┐<text:line-break/>│ <text:s text:c="4"/>VERHANDLUNG MIT THOMAS BECKER <text:s text:c="14"/>│<text:line-break/>├─────────────────────────────────────────────────┤<text:line-break/>│ <text:s/>[Foto] <text:s/>Thomas Becker <text:s text:c="25"/>│<text:line-break/>│ <text:s/>Beziehung: ⭐⭐⭐☆☆ (Level 3) <text:s text:c="14"/>│<text:line-break/><text:soft-page-break/>│ <text:s/>Stimmung: 😊 Freundlich <text:s text:c="23"/>│<text:line-break/>│ <text:s text:c="48"/>│<text:line-break/>│ <text:s/>ANGEBOT: 100x Salami à 4,50€ = 450€ <text:s text:c="10"/>│<text:line-break/>│ <text:s/>DEIN ZIEL: 4,00€/Stück <text:s text:c="24"/>│<text:line-break/>│ <text:s text:c="48"/>│<text:line-break/>│ <text:s/>Thomas: "4,50€ ist mein bestes Angebot..." <text:s text:c="4"/>│<text:line-break/>│ <text:s text:c="48"/>│<text:line-break/>│ <text:s/>ANTWORTEN: <text:s text:c="36"/>│<text:line-break/>│ <text:s/>💬 [Höflich] "4,20€ wären fair..." (Mittel) <text:s text:c="2"/>│<text:line-break/>│ <text:s/>💪 [Aggressiv] "4€ oder ich gehe!" (Schwer) <text:s text:c="2"/>│<text:line-break/>│ <text:s/>🤝 [Kompromiss] "4,30€ bei 200 Stück?" <text:s text:c="7"/>│<text:line-break/>│ <text:s/>✅ [Annehmen] "Deal!" <text:s text:c="25"/>│<text:line-break/>│ <text:s/>❌ [Abbrechen] <text:s text:c="32"/>│<text:line-break/>└─────────────────────────────────────────────────┘<text:line-break/>```<text:line-break/><text:line-break/>### 7.4.2 Kunden-Service-Interface<text:line-break/><text:line-break/>```<text:line-break/>┌─────────────────────────────────────────────────┐<text:line-break/>│ <text:s/>Kunde: FRAU SCHMIDT <text:s text:c="19"/>[X] <text:s text:c="4"/>│<text:line-break/>├─────────────────────────────────────────────────┤<text:line-break/>│ <text:s/>Typ: 👵 Rentnerin | Budget: ~50€ <text:s text:c="13"/>│<text:line-break/>│ <text:s/>Geduld: ████████░░ 80% <text:s text:c="24"/>│<text:line-break/>│ <text:s text:c="48"/>│<text:line-break/>│ <text:s/>"Ich suche einen günstigen Wasserkocher..." <text:s text:c="3"/>│<text:line-break/>│ <text:s text:c="48"/>│<text:line-break/>│ <text:s/>IM LAGER: <text:s text:c="37"/>│<text:line-break/>│ <text:s/>[Zeigen] Wasserkocher "BasicBoil" - 19,99€ <text:s text:c="3"/>│<text:line-break/>│ <text:s/>[Zeigen] Wasserkocher "LuxuryHot" - 45,99€ <text:s text:c="3"/>│<text:line-break/>│ <text:s text:c="48"/>│<text:line-break/>│ <text:s/>ANTWORTEN: <text:s text:c="36"/>│<text:line-break/>│ <text:s/>💬 "Der BasicBoil ist sehr beliebt!" <text:s text:c="9"/>│<text:line-break/>│ <text:s/>💎 "Der LuxuryHot hat Extra-Funktionen..." <text:s text:c="3"/>│<text:line-break/>│ <text:s/>[Auto-Beraten] (KI-Vorschlag) <text:s text:c="16"/>│<text:line-break/>└─────────────────────────────────────────────────┘<text:line-break/>```<text:line-break/><text:line-break/>### 7.4.3 Einkaufs-Interface<text:line-break/><text:line-break/>```<text:line-break/>┌─────────────────────────────────────────────────┐<text:line-break/>│ <text:s/>RESTPOSTEN-MARKTPLATZ <text:s text:c="13"/>🔍 [Suche] <text:s/>│<text:line-break/>├─────────────────────────────────────────────────┤<text:line-break/>│ <text:s/>FILTER: [Kategorie] [Preis] [Lieferant] <text:s text:c="6"/>│<text:line-break/>│ <text:s text:c="48"/>│<text:line-break/>│ <text:s/>🔥 ANGEBOT DES TAGES (24h) <text:s text:c="20"/>│<text:line-break/>│ <text:s/>┌──────────────────────────────────────────┐ <text:s/>│<text:line-break/>│ <text:s/>│ 💻 Gaming-Laptop "ProGamer X" <text:s text:c="10"/>│ <text:s/>│<text:line-break/>│ <text:s/>│ Menge: 20 | VK-Empf: 899€ <text:s text:c="14"/>│ <text:s/>│<text:line-break/>│ <text:s/>│ DEIN PREIS: 450€/Stück (-50%) <text:s text:c="10"/>│ <text:s/>│<text:line-break/>│ <text:s/>│ Lieferant: Wolfgang Meier ⭐⭐⭐⭐ <text:s text:c="6"/>│ <text:s/>│<text:line-break/><text:soft-page-break/>│ <text:s/>│ [Warenkorb] [Verhandeln] [Details] <text:s text:c="5"/>│ <text:s/>│<text:line-break/>│ <text:s/>└──────────────────────────────────────────┘ <text:s/>│<text:line-break/>│ <text:s text:c="48"/>│<text:line-break/>│ <text:s/>🛒 WARENKORB: 1.650€ <text:s/>[Zur Kasse] <text:s text:c="12"/>│<text:line-break/>└─────────────────────────────────────────────────┘<text:line-break/>```<text:line-break/><text:line-break/>---<text:line-break/><text:line-break/>## 7.5 SMARTPHONE-INTERFACE (INGAME)<text:line-break/><text:line-break/>```<text:line-break/>┌─────────────────────┐<text:line-break/>│ <text:s/>📱 Smartphone <text:s text:c="5"/>│<text:line-break/>│ <text:s/>15:42 <text:s text:c="2"/>📶 ●●●● <text:s text:c="2"/>│<text:line-break/>├─────────────────────┤<text:line-break/>│ <text:s/>[📧] [💬] [📞] <text:s text:c="3"/>│<text:line-break/>│ <text:s/>Mail <text:s/>SMS <text:s/>Anruf <text:s/>│<text:line-break/>│ <text:s text:c="20"/>│<text:line-break/>│ <text:s/>[📊] [🛒] [🗺️] <text:s text:c="3"/>│<text:line-break/>│ <text:s/>Stats Shop <text:s/>Karte │<text:line-break/>│ <text:s text:c="20"/>│<text:line-break/>│ <text:s/>[🏪] Mein Laden <text:s text:c="3"/>│<text:line-break/>│ <text:s/>Status: Geöffnet <text:s/>│<text:line-break/>│ <text:s/>12 Kunden <text:s text:c="8"/>│<text:line-break/>└─────────────────────┘<text:line-break/>```<text:line-break/><text:line-break/>---<text:line-break/><text:line-break/>## 7.6 TUTORIAL-SYSTEM<text:line-break/><text:line-break/>### 7.6.1 Interaktives Tutorial<text:line-break/><text:line-break/>```<text:line-break/>┌─────────────────────────────────────────────────┐<text:line-break/>│ <text:s/>🎓 TUTORIAL - Schritt 1/10 <text:s text:c="20"/>│<text:line-break/>├─────────────────────────────────────────────────┤<text:line-break/>│ <text:s/>[Foto: Alwin] <text:s text:c="33"/>│<text:line-break/>│ <text:s text:c="48"/>│<text:line-break/>│ <text:s/>"Willkommen in Neustadt! Ich bin Alwin, <text:s text:c="6"/>│<text:line-break/>│ <text:s text:c="2"/>lass mich dir zeigen, wie das Geschäft <text:s text:c="6"/>│<text:line-break/>│ <text:s text:c="2"/>funktioniert..." <text:s text:c="29"/>│<text:line-break/>│ <text:s text:c="48"/>│<text:line-break/>│ <text:s/>AUFGABE: <text:s text:c="38"/>│<text:line-break/>│ <text:s/>➡️ Gehe zum Laden (Markierung auf Karte) <text:s text:c="5"/>│<text:line-break/>│ <text:s text:c="48"/>│<text:line-break/>│ <text:s/>💡 TIPP:</text:p>
      <text:p text:style-name="Standard"><text:s/>Nutze [W][A][S][D] zum Bewegen <text:s text:c="6"/>│<text:line-break/>│ <text:s text:c="48"/>│<text:line-break/>│ <text:s/>[Tutorial überspringen] <text:s text:c="23"/>│<text:line-break/>└─────────────────────────────────────────────────┘<text:line-break/><text:soft-page-break/>```<text:line-break/><text:line-break/>### 7.6.2 Kontextuelle Hilfe<text:line-break/><text:line-break/>**Hover-Tooltips:**<text:line-break/>```<text:line-break/>┌─────────────────────────────┐<text:line-break/>│ REPUTATION <text:s text:c="17"/>│<text:line-break/>├─────────────────────────────┤<text:line-break/>│ Dein Ruf in der Stadt <text:s text:c="6"/>│<text:line-break/>│ Aktuell: 78/100 (Gut) <text:s text:c="6"/>│<text:line-break/>│ <text:s text:c="28"/>│<text:line-break/>│ Effekte: <text:s text:c="19"/>│<text:line-break/>│ • +15% Kunden <text:s text:c="14"/>│<text:line-break/>│ • Bessere Deals <text:s text:c="12"/>│<text:line-break/>│ <text:s text:c="28"/>│<text:line-break/>│ Steigern durch: <text:s text:c="12"/>│<text:line-break/>│ • Guter Service <text:s text:c="12"/>│<text:line-break/>│ • Faire Preise <text:s text:c="13"/>│<text:line-break/>└─────────────────────────────┘<text:line-break/>```<text:line-break/><text:line-break/>---<text:line-break/><text:line-break/>## 7.7 BENACHRICHTIGUNGEN<text:line-break/><text:line-break/>**Erfolg (Grün):**<text:line-break/>```<text:line-break/>┌──────────────────────────┐<text:line-break/>│ ✅ Level 15 erreicht! <text:s text:c="3"/>│<text:line-break/>│ +1 Skill Point <text:s text:c="10"/>│<text:line-break/>└──────────────────────────┘<text:line-break/>```<text:line-break/><text:line-break/>**Warnung (Gelb):**<text:line-break/>```<text:line-break/>┌──────────────────────────┐<text:line-break/>│ ⚠️ Lager zu 90% voll <text:s text:c="3"/>│<text:line-break/>└──────────────────────────┘<text:line-break/>```<text:line-break/><text:line-break/>**Kritisch (Rot):**<text:line-break/>```<text:line-break/>┌──────────────────────────┐<text:line-break/>│ ❌ Miete überfällig! <text:s text:c="4"/>│<text:line-break/>│ [Details ansehen] <text:s text:c="7"/>│<text:line-break/>└──────────────────────────┘<text:line-break/>```<text:line-break/><text:line-break/>---<text:line-break/><text:line-break/>## 7.8 BARRIEREFREIHEIT<text:line-break/><text:soft-page-break/><text:line-break/>**Seh-Optionen:**<text:line-break/>- Colorblind-Modi (3 Varianten)<text:line-break/>- UI-Skalierung (80%-150%)<text:line-break/>- High-Contrast-Modus<text:line-break/><text:line-break/>**Hör-Optionen:**<text:line-break/>- Untertitel für alle Dialoge<text:line-break/>- Visuelle Sound-Indikatoren<text:line-break/><text:line-break/>**Motorik-Optionen:**<text:line-break/>- Tastatur-Only-Steuerung<text:line-break/>- Controller-Unterstützung<text:line-break/>- Anpassbare Tastenbelegung<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text:line-break/><text:span text:style-name="T3"># KAPITEL 8: TECHNISCHE SPEZIFIKATIONEN &amp; DLC-KONZEPTE<text:line-break/></text:span><text:line-break/>---<text:line-break/><text:line-break/>## 8.1 TECHNISCHE ANFORDERUNGEN<text:line-break/><text:line-break/>### 8.1.1 System-Requirements<text:line-break/><text:line-break/>**MINDESTANFORDERUNGEN:**<text:line-break/>```<text:line-break/>Betriebssystem: Windows 10 (64-bit)<text:line-break/>Prozessor: Intel Core i5-4460 oder AMD äquivalent<text:line-break/>Arbeitsspeicher: 8 GB RAM<text:line-break/>Grafikkarte: NVIDIA GTX 760 oder AMD Radeon R9 280<text:line-break/>DirectX: Version 11<text:line-break/>Festplatte: 15 GB verfügbarer Speicherplatz<text:line-break/>Zusätzlich: Breitband-Internetverbindung (für Multiplayer)<text:line-break/>```<text:line-break/><text:line-break/>**EMPFOHLENE ANFORDERUNGEN:**<text:line-break/>```<text:line-break/>Betriebssystem: Windows 10/11 (64-bit)<text:line-break/>Prozessor: Intel Core i7-6700K oder AMD Ryzen 5 1600<text:line-break/>Arbeitsspeicher: 16 GB RAM<text:line-break/>Grafikkarte: NVIDIA GTX 1060 6GB oder AMD Radeon RX 580<text:line-break/>DirectX: Version 12<text:line-break/>Festplatte: 20 GB verfügbarer Speicherplatz (SSD empfohlen)<text:line-break/>Zusätzlich: Breitband-Internetverbindung<text:line-break/>```<text:line-break/><text:line-break/>### 8.1.2 Engine &amp; Technologie<text:line-break/><text:line-break/>**Game Engine: Unity 2022 LTS**<text:line-break/>```<text:line-break/>Vorteile:<text:line-break/>- Ausgereifte Simulations-Tools<text:line-break/>- Gute Performance für Wirtschafts-Sims<text:line-break/>- Umfangreiches Asset-System<text:line-break/>- Starke Community<text:line-break/>- Cross-Platform-Potenzial (spätere Ports)<text:line-break/><text:line-break/>Alternative: Unreal Engine 5<text:line-break/>- Falls grafische Qualität Priorität hat<text:line-break/>```<text:line-break/><text:line-break/>**Programmiersprache: C#**<text:line-break/>```<text:line-break/>- Standard für Unity<text:line-break/>- Gute Performance<text:line-break/><text:soft-page-break/>- Große Entwickler-Community<text:line-break/>- Einfache Wartung<text:line-break/>```<text:line-break/><text:line-break/>**Datenbank-System:**<text:line-break/>```<text:line-break/>- SQLite für lokale Speicherung<text:line-break/>- JSON für Konfigurationsdateien<text:line-break/>- Cloud-Save via Steam Cloud / eigener Server<text:line-break/>```<text:line-break/><text:line-break/>**Networking:**<text:line-break/>```<text:line-break/>- Mirror Networking (Unity)<text:line-break/> <text:s/>Für Peer-to-Peer Multiplayer<text:line-break/>- Alternative: Photon PUN 2<text:line-break/> <text:s/>Falls dedizierte Server gewünscht<text:line-break/>```<text:line-break/><text:line-break/>### 8.1.3 Grafik &amp; Performance<text:line-break/><text:line-break/>**Grafik-Stil:**<text:line-break/>```<text:line-break/>Semi-Realistic mit stylized Touch<text:line-break/>- Realistische Proportionen<text:line-break/>- Leicht übertriebene Farben<text:line-break/>- Detaillierte Texturen<text:line-break/>- Leicht cartoon-artige NPCs (freundlich)<text:line-break/><text:line-break/>Vorbild-Spiele:<text:line-break/>- The Sims 4 (Character-Style)<text:line-break/>- Planet Coaster (Umgebung)<text:line-break/>- Two Point Hospital (UI-Stil)<text:line-break/>```<text:line-break/><text:line-break/>**Grafik-Optionen:**<text:line-break/>```<text:line-break/>Anpassbar:<text:line-break/>- Auflösung (720p bis 4K)<text:line-break/>- Grafik-Preset: Low/Medium/High/Ultra<text:line-break/>- Schatten-Qualität<text:line-break/>- Textur-Qualität<text:line-break/>- Anti-Aliasing<text:line-break/>- V-Sync<text:line-break/>- FPS-Limit (30/60/120/Unlimited)<text:line-break/>- Field of View<text:line-break/><text:line-break/>Ziel:<text:line-break/>- 60 FPS auf Empfohlenen Settings<text:line-break/>- 30 FPS auf Mindest-Settings<text:line-break/>- Skalierbar für Low-End &amp; High-End<text:line-break/>```<text:line-break/><text:soft-page-break/><text:line-break/>**Optimierungen:**<text:line-break/>```<text:line-break/>- LOD-System für Gebäude/Objekte<text:line-break/>- Occlusion Culling<text:line-break/>- Object Pooling für NPCs/Waren<text:line-break/>- Lazy Loading für große Inventare<text:line-break/>- Asynchrones Laden von Stadtteilen<text:line-break/>- Texture Streaming<text:line-break/>```<text:line-break/><text:line-break/>---<text:line-break/><text:line-break/>## 8.2 ENTWICKLUNGS-PIPELINE<text:line-break/><text:line-break/>### 8.2.1 Entwicklungs-Phasen<text:line-break/><text:line-break/>**Phase 1: Pre-Production (Monate 1-3)**<text:line-break/>```<text:line-break/>Ziele:<text:line-break/>- Prototyp: Kern-Gameplay-Loop<text:line-break/>- Tech-Demo: Stadt-Navigation<text:line-break/>- Proof of Concept: Wirtschaftssystem<text:line-break/>- Art-Direction festlegen<text:line-break/>- Tool-Pipeline aufsetzen<text:line-break/><text:line-break/>Deliverables:<text:line-break/>- Spielbarer Prototyp<text:line-break/>- GDD (dieses Dokument) finalisiert<text:line-break/>- Technical Design Document<text:line-break/>- Art Style Guide<text:line-break/>- Audio Style Guide<text:line-break/><text:line-break/>Team:<text:line-break/>- 2 Game Designers<text:line-break/>- 2 Programmierer<text:line-break/>- 1 Technical Artist<text:line-break/>- 1 Konzept-Artist<text:line-break/>```<text:line-break/><text:line-break/>**Phase 2: Production Phase 1 (Monate 4-11)**<text:line-break/>```<text:line-break/>Ziele:<text:line-break/>- Core-Gameplay komplett<text:line-break/>- 50% der Story<text:line-break/>- Basis-Wirtschaftssystem<text:line-break/>- Single Player Alpha<text:line-break/><text:line-break/>Milestones:<text:line-break/>- Monat 6: Vertical Slice (1 Spielstunde)<text:line-break/>- Monat 9: Alpha-Version<text:line-break/>- Monat 11: Feature-Complete<text:line-break/><text:soft-page-break/><text:line-break/>Team-Erweiterung:<text:line-break/>+ 2 Programmierer<text:line-break/>+ 2 3D-Artists<text:line-break/>+ 1 UI/UX Designer<text:line-break/>+ 1 Sound Designer<text:line-break/>= 11 Personen<text:line-break/>```<text:line-break/><text:line-break/>**Phase 3: Production Phase 2 (Monate 12-17)**<text:line-break/>```<text:line-break/>Ziele:<text:line-break/>- Story 100%<text:line-break/>- Multiplayer-Implementation<text:line-break/>- Polishing &amp; Balancing<text:line-break/>- Beta-Version<text:line-break/><text:line-break/>Milestones:<text:line-break/>- Monat 14: Closed Beta Start<text:line-break/>- Monat 16: Open Beta<text:line-break/>- Monat 17: Release Candidate<text:line-break/><text:line-break/>Team:<text:line-break/>+ 1 QA-Lead<text:line-break/>+ 2 QA-Tester<text:line-break/>+ 1 Community Manager<text:line-break/>= 15 Personen<text:line-break/>```<text:line-break/><text:line-break/>**Phase 4: Alpha/Beta Testing (Monate 18-21)**<text:line-break/>```<text:line-break/>Ziele:<text:line-break/>- Bug-Fixing<text:line-break/>- Balance-Anpassungen<text:line-break/>- Performance-Optimierung<text:line-break/>- Feedback-Integration<text:line-break/><text:line-break/>Testing-Phasen:<text:line-break/>- Internal Alpha (Monat 18)<text:line-break/>- Closed Beta (Monat 19, 100 Spieler)<text:line-break/>- Open Beta (Monat 20, 10.000 Spieler)<text:line-break/>- Release Candidate (Monat 21)<text:line-break/>```<text:line-break/><text:line-break/>**Phase 5: Launch (Monat 22)**<text:line-break/>```<text:line-break/>Ziele:<text:line-break/>- Gold Master<text:line-break/>- Day-1 Patch vorbereitet<text:line-break/>- Marketing-Kampagne<text:line-break/>- Launch auf Steam/Epic<text:line-break/><text:line-break/><text:soft-page-break/>Launch-Strategie:<text:line-break/>- Early Access: Nein (Vollversion)<text:line-break/>- Pre-Order: 2 Wochen vorher (10% Rabatt)<text:line-break/>- Launch-Event: Online-Stream<text:line-break/>- Influencer-Kampagne<text:line-break/><text:line-break/>Team:<text:line-break/>+ Marketing-Agentur (extern)<text:line-break/>+ PR-Manager<text:line-break/>```<text:line-break/><text:line-break/>**Phase 6: Post-Launch Support (Monate 23-46)**<text:line-break/>```<text:line-break/>Ziele:<text:line-break/>- Bug-Fixes &amp; Patches<text:line-break/>- DLC-Entwicklung (10 Stück)<text:line-break/>- Community-Support<text:line-break/>- Balance-Updates<text:line-break/><text:line-break/>DLC-Release-Plan:<text:line-break/>- Alle 2-3 Monate ein neues DLC<text:line-break/>- Kostenlose Updates zwischendurch<text:line-break/>- Seasonal Events<text:line-break/><text:line-break/>Team (reduziert):<text:line-break/>- 4 Programmierer<text:line-break/>- 2 Artists<text:line-break/>- 1 Designer<text:line-break/>- 2 QA<text:line-break/>- 1 Community Manager<text:line-break/>= 10 Personen<text:line-break/>```<text:line-break/><text:line-break/>### 8.2.2 Tools &amp; Workflow<text:line-break/><text:line-break/>**Entwicklungs-Tools:**<text:line-break/>```<text:line-break/>IDE: Visual Studio 2022, JetBrains Rider<text:line-break/>Version Control: Git + GitHub/GitLab<text:line-break/>Project Management: Jira, Trello<text:line-break/>Asset Management: Perforce (für große Dateien)<text:line-break/>Design: Adobe Creative Suite, Figma<text:line-break/>3D: Blender, Maya<text:line-break/>Audio: FMOD Studio, Audacity<text:line-break/>Dokumentation: Confluence, Notion<text:line-break/>```<text:line-break/><text:line-break/>**Continuous Integration:**<text:line-break/>```<text:line-break/>- Automatische Builds (täglich)<text:line-break/>- Automatisierte Tests<text:line-break/>- Performance-Monitoring<text:line-break/><text:soft-page-break/>- Crash-Report-System<text:line-break/>```<text:line-break/><text:line-break/>---<text:line-break/><text:line-break/>## 8.3 DLC-KONZEPTE (DETAILLIERT)<text:line-break/><text:line-break/>### 8.3.1 KOSTENPFLICHTIGE DLCs<text:line-break/><text:line-break/>---<text:line-break/><text:line-break/>**DLC 1: LUXUS-IMPERIUM**<text:line-break/>```<text:line-break/>Preis: 14,99€<text:line-break/>Release: +3 Monate nach Launch<text:line-break/>Entwicklungszeit: 3 Monate<text:line-break/><text:line-break/>INHALT:<text:line-break/><text:line-break/>Neue Warenkategorien:<text:line-break/>- Designer-Kleidung (50 Produkte)<text:line-break/>- Luxus-Uhren (30 Produkte)<text:line-break/>- Schmuck (40 Produkte)<text:line-break/>- Edelweine &amp; Spirituosen (25 Produkte)<text:line-break/>- Luxus-Autos (15 Modelle)<text:line-break/><text:line-break/>Neues Viertel:<text:line-break/>- "Goldene Meile" (Luxus-Shopping-Bezirk)<text:line-break/>- 5 neue Locations<text:line-break/>- Reiches Klientel<text:line-break/><text:line-break/>Neue Mechaniken:<text:line-break/>- VIP-Kunden-System<text:line-break/>- Exklusivitäts-Faktor<text:line-break/>- Luxus-Auktionen<text:line-break/>- Personal Shopper Service<text:line-break/><text:line-break/>Neue NPCs:<text:line-break/>- 3 reiche Stammkunden<text:line-break/>- 2 Luxus-Lieferanten<text:line-break/>- 1 Auktionator<text:line-break/><text:line-break/>Quest-Line: "Der Aufstieg" (8 Quests)<text:line-break/>- Vom Restposten zum Luxus-Händler<text:line-break/>- Moralische Dilemmata<text:line-break/>- High-Society-Events<text:line-break/><text:line-break/>Achievements: 15 neue<text:line-break/><text:line-break/>Story-Integration:<text:line-break/>- Optional, aber vernetzt mit Hauptstory<text:line-break/>- Neue Endung möglich: "Luxus-Mogul"<text:line-break/><text:soft-page-break/>```<text:line-break/><text:line-break/>---<text:line-break/><text:line-break/>**DLC 2: LEBENSMITTEL-MOGUL**<text:line-break/>```<text:line-break/>Preis: 12,99€<text:line-break/>Release: +6 Monate<text:line-break/>Entwicklungszeit: 3 Monate<text:line-break/><text:line-break/>INHALT:<text:line-break/><text:line-break/>Restaurant-System:<text:line-break/>- Eigenes Restaurant eröffnen<text:line-break/>- Menü zusammenstellen (aus Lager-Waren)<text:line-break/>- Koch-Personal<text:line-break/>- Bewertungs-System (1-5 Sterne)<text:line-break/><text:line-break/>Neue Warenkategorien:<text:line-break/>- Frische Lebensmittel (100+ Produkte)<text:line-break/>- Exotische Zutaten (50 Produkte)<text:line-break/>- Bio-Sortiment (60 Produkte)<text:line-break/>- Spezialitäten (40 Produkte)<text:line-break/><text:line-break/>Food-Truck:<text:line-break/>- Mobiler Verkauf<text:line-break/>- Events anfahren<text:line-break/>- Street-Food-Festival<text:line-break/><text:line-break/>Neue Mechaniken:<text:line-break/>- Verderblichkeit komplexer<text:line-break/>- Hygiene-System<text:line-break/>- Lebensmittelkontrollen<text:line-break/>- Catering-Aufträge<text:line-break/><text:line-break/>Locations:<text:line-break/>- Profi-Küche (erweiterbar)<text:line-break/>- Lebensmittel-Großmarkt<text:line-break/>- Bauernhof (Direktbezug)<text:line-break/><text:line-break/>NPCs:<text:line-break/>- Koch-NPC (anstellbar)<text:line-break/>- Lebensmittel-Inspektorin<text:line-break/>- 3 Großbauern (Lieferanten)<text:line-break/><text:line-break/>Quest-Line: "Vom Händler zum Gastronom" (10 Quests)<text:line-break/><text:line-break/>Achievements: 12 neue<text:line-break/>```<text:line-break/><text:line-break/>---<text:line-break/><text:line-break/><text:soft-page-break/>**DLC 3: TECH-TITAN**<text:line-break/>```<text:line-break/>Preis: 14,99€<text:line-break/>Release: +9 Monate<text:line-break/>Entwicklungszeit: 3 Monate<text:line-break/><text:line-break/>INHALT:<text:line-break/><text:line-break/>Reparatur-Werkstatt:<text:line-break/>- Defekte Elektronik reparieren<text:line-break/>- Mehr Gewinn als Direktverkauf<text:line-break/>- Skill-basiertes Mini-Game<text:line-break/><text:line-break/>Custom-PC-Building:<text:line-break/>- PCs aus Komponenten bauen<text:line-break/>- Kunden-Wünsche erfüllen<text:line-break/>- Gaming-PC-Markt<text:line-break/><text:line-break/>Neue Warengruppen:<text:line-break/>- PC-Komponenten (80 Teile)<text:line-break/>- Smart-Home (40 Produkte)<text:line-break/>- Gaming-Equipment (60 Produkte)<text:line-break/>- Drohnen &amp; Robotik (25 Produkte)<text:line-break/><text:line-break/>E-Sport-Sponsoring:<text:line-break/>- Lokales Team sponsern<text:line-break/>- Turniere veranstalten<text:line-break/>- Merchandising<text:line-break/><text:line-break/>Neue Mechaniken:<text:line-break/>- Reparatur-System<text:line-break/>- PC-Build-Simulator<text:line-break/>- Tech-Trends (schnelllebig)<text:line-break/>- Garantie-Management<text:line-break/><text:line-break/>Locations:<text:line-break/>- Reparatur-Werkstatt<text:line-break/>- Gaming-Arena (vermietbar)<text:line-break/>- Tech-Messe (Event)<text:line-break/><text:line-break/>NPCs:<text:line-break/>- IT-Techniker (Personal)<text:line-break/>- E-Sport-Team (3 Gamer)<text:line-break/>- Tech-Reviewer (Influencer)<text:line-break/><text:line-break/>Quest-Line: "Die digitale Revolution" (12 Quests)<text:line-break/><text:line-break/>Achievements: 18 neue<text:line-break/><text:line-break/>Besonderheit:<text:line-break/>- Technisch anspruchsvollstes DLC<text:line-break/>- PC-Building ist eigenes Gameplay-Feature<text:line-break/><text:soft-page-break/>```<text:line-break/><text:line-break/>---<text:line-break/><text:line-break/>**DLC 4: MODE-METROPOLE**<text:line-break/>```<text:line-break/>Preis: 12,99€<text:line-break/>Release: +12 Monate<text:line-break/>Entwicklungszeit: 3 Monate<text:line-break/><text:line-break/>INHALT:<text:line-break/><text:line-break/>Fashion-Show-System:<text:line-break/>- Eigene Modenschauen veranstalten<text:line-break/>- Laufsteg bauen<text:line-break/>- Models engagieren<text:line-break/>- Presse einladen<text:line-break/><text:line-break/>Boutique-Management:<text:line-break/>- Gehobener Klamotten-Laden<text:line-break/>- Stilberatung für Kunden<text:line-break/>- Personal Styling<text:line-break/><text:line-break/>Neue Warengruppen:<text:line-break/>- Designer-Restposten (100+ Teile)<text:line-break/>- Vintage-Kleidung (80 Teile)<text:line-break/>- Accessoires (120 Teile)<text:line-break/>- Schuhe (60 Modelle)<text:line-break/><text:line-break/>Modetrends:<text:line-break/>- Dynamisches Trend-System<text:line-break/>- Influencer-Marketing wichtiger<text:line-break/>- Fashion-Weeks (4x/Jahr)<text:line-break/><text:line-break/>Locations:<text:line-break/>- Laufsteg-Location<text:line-break/>- Foto-Studio<text:line-break/>- Designer-Ateliers<text:line-break/><text:line-break/>NPCs:<text:line-break/>- 5 Models<text:line-break/>- Fashion-Designerin (Beratung)<text:line-break/>- Mode-Journalistin<text:line-break/>- 3 Influencer<text:line-break/><text:line-break/>Quest-Line: "Catwalk Dreams" (10 Quests)<text:line-break/><text:line-break/>Mini-Games:<text:line-break/>- Outfit-Zusammenstellen<text:line-break/>- Fashion-Show-Choreografie<text:line-break/><text:line-break/>Achievements: 15 neue<text:line-break/><text:soft-page-break/>```<text:line-break/><text:line-break/>---<text:line-break/><text:line-break/>**DLC 5: AUTO-BARON**<text:line-break/>```<text:line-break/>Preis: 14,99€<text:line-break/>Release: +15 Monate<text:line-break/>Entwicklungszeit: 4 Monate<text:line-break/><text:line-break/>INHALT:<text:line-break/><text:line-break/>Autohändler-System:<text:line-break/>- KFZ-Handel (Neu &amp; Gebraucht)<text:line-break/>- 50 verschiedene Fahrzeuge<text:line-break/>- Probefahrten<text:line-break/>- Finanzierung anbieten<text:line-break/><text:line-break/>Werkstatt:<text:line-break/>- Reparaturen<text:line-break/>- Tuning<text:line-break/>- TÜV-Service<text:line-break/>- Autopflege<text:line-break/><text:line-break/>Fahrzeug-Typen:<text:line-break/>- PKW (25 Modelle)<text:line-break/>- Transporter (10 Modelle)<text:line-break/>- Motorräder (10 Modelle)<text:line-break/>- E-Bikes/E-Scooter (5 Modelle)<text:line-break/><text:line-break/>Neue Mechaniken:<text:line-break/>- Fahrzeug-Bewertung<text:line-break/>- Zustandsprüfung<text:line-break/>- Finanzierung &amp; Leasing<text:line-break/>- Fahrzeug-Börse<text:line-break/><text:line-break/>Locations:<text:line-break/>- Autohof (großes Gelände)<text:line-break/>- Werkstatt-Halle<text:line-break/>- Waschstraße<text:line-break/><text:line-break/>NPCs:<text:line-break/>- KFZ-Mechaniker (2 Personen)<text:line-break/>- Autoverkäufer-Veteran<text:line-break/>- TÜV-Prüfer<text:line-break/><text:line-break/>Quest-Line: "PS-Träume" (9 Quests)<text:line-break/><text:line-break/>Besonderheit:<text:line-break/>- Fahrzeuge sind nutzbar (fahren)<text:line-break/>- Lieferung mit eigenem LKW<text:line-break/><text:line-break/><text:soft-page-break/>Achievements: 16 neue<text:line-break/>```<text:line-break/><text:line-break/>---<text:line-break/><text:line-break/>**DLC 6: IMMOBILIEN-INVESTOR**<text:line-break/>```<text:line-break/>Preis: 14,99€<text:line-break/>Release: +18 Monate<text:line-break/>Entwicklungszeit: 3 Monate<text:line-break/><text:line-break/>INHALT:<text:line-break/><text:line-break/>Immobilien-Handel:<text:line-break/>- Gebäude kaufen<text:line-break/>- Renovieren<text:line-break/>- Vermieten oder verkaufen<text:line-break/>- Wert steigern<text:line-break/><text:line-break/>Neue Immobilien:<text:line-break/>- 15 Wohnhäuser (kaufbar)<text:line-break/>- 8 Gewerbeimmobilien<text:line-break/>- 3 Luxus-Villen<text:line-break/>- Baugrundstücke<text:line-break/><text:line-break/>Vermietungs-System:<text:line-break/>- Mieter finden<text:line-break/>- Miet-Einnahmen<text:line-break/>- Instandhaltung<text:line-break/>- Mieterprobleme<text:line-break/><text:line-break/>Renovierungs-Mechanik:<text:line-break/>- Räume renovieren<text:line-break/>- Wertsteigerung<text:line-break/>- Design-Entscheidungen<text:line-break/>- Baumanagement<text:line-break/><text:line-break/>Locations:<text:line-break/>- Immobilienbüro<text:line-break/>- Baufirma<text:line-break/>- Architekturbüro<text:line-break/><text:line-break/>NPCs:<text:line-break/>- Immobilienmakler<text:line-break/>-</text:p>
      <text:p text:style-name="Standard"><text:s/>Bauunternehmer<text:line-break/>- Architekt<text:line-break/>- Verschiedene Mieter (10)<text:line-break/><text:line-break/>Quest-Line: "Betongold" (11 Quests)<text:line-break/><text:line-break/>Achievements: 14 neue<text:line-break/><text:soft-page-break/><text:line-break/>End-Game-Content:<text:line-break/>- Passives Einkommen<text:line-break/>- Imperium-Ausbau<text:line-break/>- Stadt-Verschönerung<text:line-break/>```<text:line-break/><text:line-break/>---<text:line-break/><text:line-break/>**DLC 7: ONLINE-REVOLUTION**<text:line-break/>```<text:line-break/>Preis: 12,99€<text:line-break/>Release: +21 Monate<text:line-break/>Entwicklungszeit: 4 Monate<text:line-break/><text:line-break/>INHALT:<text:line-break/><text:line-break/>E-Commerce-System:<text:line-break/>- Online-Shop erstellen<text:line-break/>- Website-Management<text:line-break/>- SEO &amp; Online-Marketing<text:line-break/>- Versandlogistik<text:line-break/><text:line-break/>Social-Media-Expansion:<text:line-break/>- Mehrere Plattformen<text:line-break/>- Content-Creation<text:line-break/>- Influencer werden<text:line-break/>- Werbe-Algorithmen<text:line-break/><text:line-break/>Online-Marktplätze:<text:line-break/>- Auf Amazon/eBay-Äquivalent verkaufen<text:line-break/>- Bewertungen wichtig<text:line-break/>- Konkurrenz analysieren<text:line-break/><text:line-break/>Neue Mechaniken:<text:line-break/>- Website-Builder (vereinfacht)<text:line-break/>- Online-Marketing-Kampagnen<text:line-break/>- Versandoptimierung<text:line-break/>- Retouren-Management<text:line-break/>- Live-Shopping-Events<text:line-break/><text:line-break/>Streaming-Feature:<text:line-break/>- Produkte live präsentieren<text:line-break/>- Interaktive Verkaufsshows<text:line-break/>- Zuschauer-Chat<text:line-break/><text:line-break/>Locations:<text:line-break/>- Versandzentrum<text:line-break/>- Content-Studio<text:line-break/>- Call-Center (Kundenservice)<text:line-break/><text:line-break/>NPCs:<text:line-break/><text:soft-page-break/>- Web-Developer<text:line-break/>- Social-Media-Manager<text:line-break/>- Paketbote<text:line-break/>- Online-Kunden (weltweit)<text:line-break/><text:line-break/>Quest-Line: "Digital First" (13 Quests)<text:line-break/><text:line-break/>Achievements: 20 neue<text:line-break/><text:line-break/>Besonderheit:<text:line-break/>- Größte Expansion<text:line-break/>- Verbindet mit globalem Markt<text:line-break/>```<text:line-break/><text:line-break/>---<text:line-break/><text:line-break/>**DLC 8: INTERNATIONALE EXPANSION**<text:line-break/>```<text:line-break/>Preis: 14,99€<text:line-break/>Release: +24 Monate<text:line-break/>Entwicklungszeit: 4 Monate<text:line-break/><text:line-break/>INHALT:<text:line-break/><text:line-break/>Neue Städte (spielbar):<text:line-break/>- "Metropolis" (Großstadt, 2km²)<text:line-break/>- "Hafenstadt" (Küste, 1,5km²)<text:line-break/>- "Bergdorf" (Tourismus, 1km²)<text:line-break/><text:line-break/>Import/Export-System:<text:line-break/>- Zoll-Abwicklung<text:line-break/>- Internationale Lieferanten<text:line-break/>- Währungen &amp; Wechselkurse<text:line-break/>- Kulturelle Unterschiede<text:line-break/><text:line-break/>Container-Handel:<text:line-break/>- Ganze Container kaufen<text:line-break/>- "Blind Boxes" (Risiko)<text:line-break/>- Internationale Auktionen<text:line-break/><text:line-break/>Neue Warengruppen:<text:line-break/>- Asiatische Produkte (100+)<text:line-break/>- Amerikanische Importe (80)<text:line-break/>- Exotische Spezialitäten (60)<text:line-break/><text:line-break/>Locations (pro Stadt):<text:line-break/>- Hafen (Metropolis)<text:line-break/>- Grenze (alle)<text:line-break/>- Internationale Messen<text:line-break/><text:line-break/>NPCs:<text:line-break/>- 3 internationale Lieferanten<text:line-break/><text:soft-page-break/>- Zollbeamte<text:line-break/>- Dolmetscher<text:line-break/>- Expat-Kunden<text:line-break/><text:line-break/>Quest-Lines:<text:line-break/>- Pro Stadt eine (3x 8 Quests)<text:line-break/><text:line-break/>Achievements: 25 neue<text:line-break/><text:line-break/>Besonderheit:<text:line-break/>- Verdreifacht spielbare Welt<text:line-break/>- Sehr umfangreich<text:line-break/>- End-Game-Fokus<text:line-break/>```<text:line-break/><text:line-break/>---<text:line-break/><text:line-break/>**DLC 9: FESTIVAL-VERANSTALTER**<text:line-break/>```<text:line-break/>Preis: 11,99€<text:line-break/>Release: +27 Monate<text:line-break/>Entwicklungszeit: 3 Monate<text:line-break/><text:line-break/>INHALT:<text:line-break/><text:line-break/>Event-Management:<text:line-break/>- Stadtfeste organisieren<text:line-break/>- Musik-Festivals<text:line-break/>- Märkte (Weihnachten, Oster, etc.)<text:line-break/>- Firmen-Events<text:line-break/><text:line-break/>Festival-Planung:<text:line-break/>- Bands buchen<text:line-break/>- Catering organisieren<text:line-break/>- Stände vermieten<text:line-break/>- Sicherheit planen<text:line-break/>- Marketing<text:line-break/><text:line-break/>Neue Locations:<text:line-break/>- Festival-Gelände (groß)<text:line-break/>- Event-Halle<text:line-break/>- Open-Air-Bühnen (3)<text:line-break/><text:line-break/>Mechaniken:<text:line-break/>- Ticket-Verkauf<text:line-break/>- Besucherstrom-Management<text:line-break/>- Budget-Planung<text:line-break/>- Wetterrisiko<text:line-break/><text:line-break/>Verdienst-Modelle:<text:line-break/>- Ticket-Einnahmen<text:line-break/>- Stand-Mieten<text:line-break/><text:soft-page-break/>- Sponsoring<text:line-break/>- Merchandising<text:line-break/><text:line-break/>NPCs:<text:line-break/>- 5 Bands/Künstler<text:line-break/>- Event-Manager<text:line-break/>- Security-Chef<text:line-break/>- Stadt-Genehmigungen<text:line-break/><text:line-break/>Quest-Line: "Die große Show" (10 Quests)<text:line-break/><text:line-break/>Mini-Game:<text:line-break/>- Festival-Simulator<text:line-break/>- Timing &amp; Logistik<text:line-break/><text:line-break/>Achievements: 12 neue<text:line-break/>```<text:line-break/><text:line-break/>---<text:line-break/><text:line-break/>**DLC 10: SCHWARZMARKT-CHRONIKEN**<text:line-break/>```<text:line-break/>Preis: 13,99€<text:line-break/>Release: +30 Monate<text:line-break/>Entwicklungszeit: 3 Monate<text:line-break/>USK: 16 (wegen Thematik)<text:line-break/><text:line-break/>INHALT:<text:line-break/><text:line-break/>Graumarkt-System:<text:line-break/>- Fragwürdige Deals<text:line-break/>- Höhere Gewinne, höhere Risiken<text:line-break/>- Moralische Entscheidungen<text:line-break/>- Mehrere Enden<text:line-break/><text:line-break/>Neue Waren:<text:line-break/>- "Gefallene LKW-Ladungen"<text:line-break/>- Unverzollte Importe<text:line-break/>- Fälschungen (erkennbar)<text:line-break/>- Heiße Ware<text:line-break/><text:line-break/>Risiko-Management:<text:line-break/>- Polizei-Kontrollen<text:line-break/>- Steuerprüfungen<text:line-break/>- Ruf-Schaden möglich<text:line-break/>- Gefängnis-Risiko<text:line-break/><text:line-break/>Story-fokussiert:<text:line-break/>- Dunkle Seite des Geschäfts<text:line-break/>- Mafia-Verbindungen?<text:line-break/>- Undercover-Ermittlung<text:line-break/>- Redemption-Arc möglich<text:line-break/><text:soft-page-break/><text:line-break/>Locations:<text:line-break/>- Lagerhaus (versteckt)<text:line-break/>- Nachtclub (Treffpunkt)<text:line-break/>- Hafen (nachts)<text:line-break/><text:line-break/>NPCs:<text:line-break/>- "Der Fuchs" (erweitert)<text:line-break/>- Mafiosi<text:line-break/>- Undercover-Cop<text:line-break/>- Korrupter Beamter<text:line-break/><text:line-break/>Quest-Line: "Im Schatten" (15 Quests)<text:line-break/>- Verzweigte Story<text:line-break/>- 3 verschiedene Enden<text:line-break/><text:line-break/>Achievements: 18 neue<text:line-break/><text:line-break/>WICHTIG:<text:line-break/>- Rein optional<text:line-break/>- Keine Pflicht für Hauptspiel<text:line-break/>- Moralische Grauzone<text:line-break/>- Konsequenzen für Handlungen<text:line-break/>- Kann "gutes" Ende unmöglich machen<text:line-break/>```<text:line-break/><text:line-break/>---<text:line-break/><text:line-break/>### 8.3.2 KOSTENLOSE DLCs<text:line-break/><text:line-break/>**GRATIS-DLC 1: SAISON-UPDATE**<text:line-break/>```<text:line-break/>Release: Mit Launch, dann quartalsweise Updates<text:line-break/>Kosten: Kostenlos<text:line-break/><text:line-break/>INHALT:<text:line-break/><text:line-break/>4 Seasonal Events/Jahr:<text:line-break/>- Frühling: Frühlingsfest, Ostern<text:line-break/>- Sommer: Stadtfest, Sommerschlussverkauf<text:line-break/>- Herbst: Erntedank, Halloween<text:line-break/>- Winter: Weihnachtsmarkt, Silvester<text:line-break/><text:line-break/>Neue Inhalte pro Saison:<text:line-break/>- 10-15 saisonale Produkte<text:line-break/>- Spezial-Deko für Laden<text:line-break/>- Zeitlich begrenzte Quests (3-5)<text:line-break/>- Saison-Achievements<text:line-break/>- Kosmetische Belohnungen<text:line-break/><text:line-break/>Dauerhafte Ergänzungen:<text:line-break/>- Neue Produkte (20/Jahr)<text:line-break/><text:soft-page-break/>- QoL-Verbesserungen<text:line-break/>- Balance-Patches<text:line-break/>- Bug-Fixes<text:line-break/><text:line-break/>Ziel:<text:line-break/>- Spieler bei Laune halten<text:line-break/>- Regelmäßiger Content<text:line-break/>- Community-Bindung<text:line-break/>```<text:line-break/><text:line-break/>**GRATIS-DLC 2: COMMUNITY-PACK**<text:line-break/>```<text:line-break/>Release: +12 Monate<text:line-break/>Kosten: Kostenlos<text:line-break/><text:line-break/>INHALT:<text:line-break/><text:line-break/>Community-Wünsche:<text:line-break/>- Top 20 Features aus Community-Voting<text:line-break/>- Bug-Fixes (Community-gemeldet)<text:line-break/>- QoL-Verbesserungen<text:line-break/>- Balance-Anpassungen<text:line-break/><text:line-break/>Beispiel-Features:<text:line-break/>- Mehr Anpassungsoptionen (Laden-Design)<text:line-break/>- Zusätzliche Lager-Sortierung<text:line-break/>- Schnellaktions-Menü<text:line-break/>- Erweitertes Tutorial<text:line-break/>- Mehr Statistiken<text:line-break/>- Photo-Mode<text:line-break/><text:line-break/>Neue Inhalte:<text:line-break/>- 50 Community-designed Produkte<text:line-break/>- 10 Fan-NPCs (Namen/Design von Community)<text:line-break/>- Community-Easter-Eggs<text:line-break/>- "Behind-the-Scenes" Content<text:line-break/><text:line-break/>Ziel:<text:line-break/>- Community wertschätzen<text:line-break/>- Feedback ernst nehmen<text:line-break/>- Langfristige Bindung<text:line-break/>```<text:line-break/><text:line-break/>---<text:line-break/><text:line-break/>## 8.4 POST-LAUNCH-STRATEGIE<text:line-break/><text:line-break/>### 8.4.1 Content-Roadmap (3 Jahre)<text:line-break/><text:line-break/>**Jahr 1:**<text:line-break/>```<text:line-break/>Monat 1-3: Launch-Support, Patches<text:line-break/><text:soft-page-break/>Monat 4: DLC 1 (Luxus-Imperium)<text:line-break/>Monat 6: Saison-Update + DLC 2 (Lebensmittel)<text:line-break/>Monat 9: DLC 3 (Tech-Titan)<text:line-break/>Monat 12: Jahres-Review, DLC 4 (Mode) + Community-Pack<text:line-break/>```<text:line-break/><text:line-break/>**Jahr 2:**<text:line-break/>```<text:line-break/>Monat 15: DLC 5 (Auto-Baron)<text:line-break/>Monat 18: DLC 6 (Immobilien)<text:line-break/>Monat 21: DLC 7 (Online-Revolution)<text:line-break/>Monat 24: DLC 8 (International) + Complete-Edition<text:line-break/>```<text:line-break/><text:line-break/>**Jahr 3:**<text:line-break/>```<text:line-break/>Monat 27: DLC 9 (Festival)<text:line-break/>Monat 30: DLC 10 (Schwarzmarkt) + Final-Update<text:line-break/>Monat 36: Support-Ende, Community-Tools<text:line-break/>```<text:line-break/><text:line-break/>### 8.4.2 Monetarisierung (Gesamt)<text:line-break/><text:line-break/>**Revenue-Streams:**<text:line-break/>```<text:line-break/>Basisspiel: 39,99€<text:line-break/>- Erwartete Verkäufe Jahr 1: 250.000<text:line-break/>- Einnahmen: ~10 Mio€<text:line-break/><text:line-break/>DLCs (10 Stück, Ø13€):<text:line-break/>- Attach-Rate: 40% pro DLC<text:line-break/>- Einnahmen: ~13 Mio€ über 3 Jahre<text:line-break/><text:line-break/>Bundles &amp; Sales:<text:line-break/>- Complete Edition (Jahr 2): 69,99€<text:line-break/>- Season Passes: 2x 39,99€<text:line-break/>- Sale-Einnahmen: ~3 Mio€<text:line-break/><text:line-break/>GESAMT (3 Jahre): ~26 Mio€ Brutto<text:line-break/>```<text:line-break/><text:line-break/>**Kosten-Schätzung:**<text:line-break/>```<text:line-break/>Entwicklung Basisspiel: 2 Mio€<text:line-break/>DLC-Entwicklung (10): 3 Mio€<text:line-break/>Marketing: 2 Mio€<text:line-break/>Support &amp; Server: 1 Mio€<text:line-break/>Overhead (3 Jahre): 3 Mio€<text:line-break/><text:line-break/>GESAMT: ~11 Mio€<text:line-break/><text:line-break/>GEWINN (geschätzt): ~15 Mio€ über 3 Jahre<text:line-break/><text:soft-page-break/>ROI: ~136%<text:line-break/>```<text:line-break/><text:line-break/>---<text:line-break/><text:line-break/>**Ende Kapitel 8**<text:line-break/><text:line-break/>*Das GDD ist nun komplett! 8 umfassende Kapitel mit allen wichtigen Aspekten für die Entwicklung von "Restposten Imperium".*<text:line-break/><text:line-break/>**GDD-ZUSAMMENFASSUNG:**<text:line-break/>- Kapitel 1: Übersicht &amp; Kernkonzept<text:line-break/>- Kapitel 2: Gameplay-Mechaniken &amp; Systeme<text:line-break/>- Kapitel 3: Charakter &amp; Progression<text:line-break/>- Kapitel 4: Story, Quests &amp; NPCs<text:line-break/>- Kapitel 5: Welt &amp; Umgebung<text:line-break/>- Kapitel 6: Multiplayer-Systeme<text:line-break/>- Kapitel 7: UI/UX &amp; Interface-Design<text:line-break/>- Kapitel 8: Technische Spezifikationen &amp; DLC-Konzepte<text:line-break/><text:line-break/>**Gesamtumfang:** ~100+ Seiten Content<text:line-break/>**Entwicklungszeit geschätzt:** 22 Monate bis Launch<text:line-break/>**Budget geschätzt:** 11 Mio€<text:line-break/>**ROI geschätzt:** 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meta:editing-duration>
    <meta:editing-cycles>6</meta:editing-cycles>
    <meta:generator>OpenOffice/4.1.15$Win32 OpenOffice.org_project/4115m2$Build-9813</meta:generator>
    <dc:date>2025-10-16T08:54:45.49</dc:date>
    <meta:document-statistic meta:table-count="0" meta:image-count="0" meta:object-count="0" meta:page-count="102" meta:paragraph-count="15" meta:word-count="13581" meta:character-count="108281"/>
    <meta:user-defined meta:name="Info 1"/>
    <meta:user-defined meta:name="Info 2"/>
    <meta:user-defined meta:name="Info 3"/>
    <meta:user-defined meta:name="Info 4"/>
  </office:meta>
</office:document-meta>
</file>